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sian="Calibri" style:font-name-complex="Calibri" fo:font-size="12pt" style:font-size-asian="12pt"/>
    </style:style>
    <style:style style:name="T3" style:parent-style-name="DefaultParagraphFont" style:family="text">
      <style:text-properties style:font-name-asian="Calibri" style:font-name-complex="Calibri" fo:font-size="12pt" style:font-size-asian="12pt"/>
    </style:style>
    <style:style style:name="T4" style:parent-style-name="DefaultParagraphFont" style:family="text">
      <style:text-properties style:font-name-asian="Calibri" style:font-name-complex="Calibri" fo:font-size="12pt" style:font-size-asian="12pt"/>
    </style:style>
    <style:style style:name="T5" style:parent-style-name="DefaultParagraphFont" style:family="text">
      <style:text-properties style:font-name-asian="Calibri" style:font-name-complex="Calibri" fo:font-size="12pt" style:font-size-asian="12pt"/>
    </style:style>
    <style:style style:name="P6" style:parent-style-name="Normal" style:family="paragraph">
      <style:text-properties fo:font-size="12pt" style:font-size-asian="12pt"/>
    </style:style>
    <style:style style:name="T7" style:parent-style-name="DefaultParagraphFont" style:family="text">
      <style:text-properties style:font-name-asian="Calibri" style:font-name-complex="Calibri" fo:font-size="18pt" style:font-size-asian="18pt"/>
    </style:style>
    <style:style style:name="P8" style:parent-style-name="Normal" style:family="paragraph">
      <style:text-properties fo:font-size="12pt" style:font-size-asian="12pt"/>
    </style:style>
    <style:style style:name="T9" style:parent-style-name="DefaultParagraphFont" style:family="text">
      <style:text-properties style:font-name-asian="Calibri" style:font-name-complex="Calibri" fo:font-size="14pt" style:font-size-asian="14pt"/>
    </style:style>
    <style:style style:name="T10" style:parent-style-name="DefaultParagraphFont" style:family="text">
      <style:text-properties style:font-name-asian="Calibri" style:font-name-complex="Calibri" fo:font-weight="bold" style:font-weight-asian="bold"/>
    </style:style>
    <style:style style:name="T11" style:parent-style-name="DefaultParagraphFont" style:family="text">
      <style:text-properties style:font-name-asian="Calibri" style:font-name-complex="Calibri" fo:font-weight="bold" style:font-weight-asian="bold"/>
    </style:style>
    <style:style style:name="T12" style:parent-style-name="DefaultParagraphFont" style:family="text">
      <style:text-properties style:font-name-asian="Calibri" style:font-name-complex="Calibri"/>
    </style:style>
    <style:style style:name="T13" style:parent-style-name="DefaultParagraphFont" style:family="text">
      <style:text-properties style:font-name-asian="Calibri" style:font-name-complex="Calibri"/>
    </style:style>
    <style:style style:name="T14" style:parent-style-name="DefaultParagraphFont" style:family="text">
      <style:text-properties style:font-name-asian="Calibri" style:font-name-complex="Calibri" fo:font-weight="bold" style:font-weight-asian="bold"/>
    </style:style>
    <style:style style:name="T15" style:parent-style-name="DefaultParagraphFont" style:family="text">
      <style:text-properties style:font-name-asian="Calibri" style:font-name-complex="Calibri"/>
    </style:style>
    <style:style style:name="T16" style:parent-style-name="DefaultParagraphFont" style:family="text">
      <style:text-properties style:font-name-asian="Calibri" style:font-name-complex="Calibri"/>
    </style:style>
    <style:style style:name="T17" style:parent-style-name="DefaultParagraphFont" style:family="text">
      <style:text-properties style:font-name-asian="Calibri" style:font-name-complex="Calibri" fo:font-weight="bold" style:font-weight-asian="bold"/>
    </style:style>
    <style:style style:name="T18" style:parent-style-name="DefaultParagraphFont" style:family="text">
      <style:text-properties style:font-name-asian="Calibri" style:font-name-complex="Calibri"/>
    </style:style>
    <style:style style:name="T19" style:parent-style-name="DefaultParagraphFont" style:family="text">
      <style:text-properties style:font-name-asian="Calibri" style:font-name-complex="Calibri"/>
    </style:style>
    <style:style style:name="T20" style:parent-style-name="DefaultParagraphFont" style:family="text">
      <style:text-properties style:font-name-asian="Calibri" style:font-name-complex="Calibri" fo:font-style="italic" style:font-style-asian="italic"/>
    </style:style>
    <style:style style:name="T21" style:parent-style-name="DefaultParagraphFont" style:family="text">
      <style:text-properties style:font-name-asian="Calibri" style:font-name-complex="Calibri"/>
    </style:style>
    <style:style style:name="T22" style:parent-style-name="DefaultParagraphFont" style:family="text">
      <style:text-properties style:font-name-asian="Calibri" style:font-name-complex="Calibri" fo:font-style="italic" style:font-style-asian="italic"/>
    </style:style>
    <style:style style:name="T23" style:parent-style-name="DefaultParagraphFont" style:family="text">
      <style:text-properties style:font-name-asian="Calibri" style:font-name-complex="Calibri"/>
    </style:style>
    <style:style style:name="T24" style:parent-style-name="DefaultParagraphFont" style:family="text">
      <style:text-properties style:font-name-asian="Calibri" style:font-name-complex="Calibri" fo:font-style="italic" style:font-style-asian="italic"/>
    </style:style>
    <style:style style:name="T25" style:parent-style-name="DefaultParagraphFont" style:family="text">
      <style:text-properties style:font-name-asian="Calibri" style:font-name-complex="Calibri"/>
    </style:style>
    <style:style style:name="P26" style:parent-style-name="Normal" style:family="paragraph">
      <style:text-properties style:font-name-asian="Calibri" style:font-name-complex="Calibri"/>
    </style:style>
    <style:style style:name="P27" style:parent-style-name="Normal" style:family="paragraph">
      <style:text-properties style:font-name-asian="Calibri" style:font-name-complex="Calibri" fo:font-size="14pt" style:font-size-asian="14pt"/>
    </style:style>
    <style:style style:name="P28" style:parent-style-name="Normal" style:family="paragraph">
      <style:text-properties style:font-name-asian="Calibri" style:font-name-complex="Calibri"/>
    </style:style>
    <style:style style:name="P29" style:parent-style-name="Normal" style:family="paragraph">
      <style:text-properties style:font-name-asian="Calibri" style:font-name-complex="Calibri" style:font-size-complex="10pt"/>
    </style:style>
    <style:style style:name="P30" style:parent-style-name="Normal" style:family="paragraph">
      <style:text-properties style:font-name-asian="Calibri" style:font-name-complex="Calibri" style:font-size-complex="10pt"/>
    </style:style>
    <style:style style:name="P31" style:parent-style-name="Normal" style:family="paragraph">
      <style:text-properties style:font-name-asian="Calibri" style:font-name-complex="Calibri" style:font-size-complex="10pt"/>
    </style:style>
    <style:style style:name="P32" style:parent-style-name="Normal" style:family="paragraph">
      <style:text-properties fo:font-size="12pt" style:font-size-asian="12pt"/>
    </style:style>
    <style:style style:name="P33" style:parent-style-name="Normal" style:family="paragraph">
      <style:text-properties style:font-name-asian="Calibri" style:font-name-complex="Calibri" fo:font-size="14pt" style:font-size-asian="14pt"/>
    </style:style>
    <style:style style:name="P34" style:parent-style-name="Normal" style:family="paragraph">
      <style:text-properties style:font-name-asian="Calibri" style:font-name-complex="Calibri"/>
    </style:style>
    <style:style style:name="P35" style:parent-style-name="Normal" style:family="paragraph">
      <style:text-properties style:font-name-asian="Calibri" style:font-name-complex="Calibri"/>
    </style:style>
    <style:style style:name="P36" style:parent-style-name="Normal" style:family="paragraph">
      <style:text-properties style:font-name-asian="Calibri" style:font-name-complex="Calibri" fo:font-size="14pt" style:font-size-asian="14pt"/>
    </style:style>
    <style:style style:name="P37" style:parent-style-name="Normal" style:family="paragraph">
      <style:text-properties style:font-name-asian="Calibri" style:font-name-complex="Calibri" fo:font-size="14pt" style:font-size-asian="14pt"/>
    </style:style>
    <style:style style:name="P38" style:parent-style-name="Normal" style:family="paragraph">
      <style:text-properties fo:font-size="10pt" style:font-size-asian="10pt"/>
    </style:style>
    <style:style style:name="T39" style:parent-style-name="DefaultParagraphFont" style:family="text">
      <style:text-properties style:font-name-asian="Calibri" style:font-name-complex="Calibri" fo:font-size="14pt" style:font-size-asian="14pt"/>
    </style:style>
    <style:style style:name="T40" style:parent-style-name="DefaultParagraphFont" style:family="text">
      <style:text-properties style:font-name-asian="Calibri" style:font-name-complex="Calibri" fo:font-size="18pt" style:font-size-asian="18pt"/>
    </style:style>
    <style:style style:name="P41" style:parent-style-name="Normal" style:family="paragraph">
      <style:text-properties style:font-name-asian="Calibri" style:font-name-complex="Calibri" fo:font-size="14pt" style:font-size-asian="14pt"/>
    </style:style>
    <style:style style:name="P42" style:parent-style-name="Normal" style:family="paragraph">
      <style:text-properties style:font-name-asian="Calibri" style:font-name-complex="Calibri"/>
    </style:style>
    <style:style style:name="P43" style:parent-style-name="Normal" style:family="paragraph">
      <style:text-properties style:font-name-asian="Calibri" style:font-name-complex="Calibri"/>
    </style:style>
    <style:style style:name="P44" style:parent-style-name="Normal" style:family="paragraph">
      <style:text-properties style:font-name-asian="Calibri" style:font-name-complex="Calibri"/>
    </style:style>
    <style:style style:name="P45" style:parent-style-name="Normal" style:family="paragraph">
      <style:text-properties style:font-name-asian="Calibri" style:font-name-complex="Calibri"/>
    </style:style>
    <style:style style:name="P46" style:parent-style-name="Normal" style:family="paragraph">
      <style:text-properties style:font-name-asian="Calibri" style:font-name-complex="Calibri"/>
    </style:style>
    <style:style style:name="P47" style:parent-style-name="Normal" style:family="paragraph">
      <style:text-properties style:font-name-asian="Calibri" style:font-name-complex="Calibri"/>
    </style:style>
    <style:style style:name="P48" style:parent-style-name="Normal" style:family="paragraph">
      <style:text-properties style:font-name-asian="Calibri" style:font-name-complex="Calibri"/>
    </style:style>
    <style:style style:name="P49" style:parent-style-name="Normal" style:family="paragraph">
      <style:text-properties style:font-name-asian="Calibri" style:font-name-complex="Calibri"/>
    </style:style>
    <style:style style:name="P50" style:parent-style-name="Normal" style:family="paragraph">
      <style:text-properties style:font-name-asian="Calibri" style:font-name-complex="Calibri"/>
    </style:style>
    <style:style style:name="P51" style:parent-style-name="Normal" style:family="paragraph">
      <style:text-properties style:font-name-asian="Calibri" style:font-name-complex="Calibri"/>
    </style:style>
    <style:style style:name="P52" style:parent-style-name="Normal" style:family="paragraph">
      <style:text-properties style:font-name-asian="Calibri" style:font-name-complex="Calibri"/>
    </style:style>
    <style:style style:name="P53" style:parent-style-name="Normal" style:family="paragraph">
      <style:text-properties style:font-name-asian="Calibri" style:font-name-complex="Calibri"/>
    </style:style>
    <style:style style:name="P54" style:parent-style-name="Normal" style:family="paragraph">
      <style:text-properties style:font-name-asian="Calibri" style:font-name-complex="Calibri"/>
    </style:style>
    <style:style style:name="P55" style:parent-style-name="Normal" style:family="paragraph">
      <style:text-properties style:font-name-asian="Calibri" style:font-name-complex="Calibri"/>
    </style:style>
    <style:style style:name="P56" style:parent-style-name="Normal" style:family="paragraph">
      <style:text-properties fo:font-size="10pt" style:font-size-asian="10pt"/>
    </style:style>
    <style:style style:name="P57" style:parent-style-name="Normal" style:family="paragraph">
      <style:text-properties fo:font-size="10pt" style:font-size-asian="10pt"/>
    </style:style>
    <style:style style:name="P58" style:parent-style-name="Normal" style:family="paragraph">
      <style:text-properties fo:font-size="10pt" style:font-size-asian="10pt"/>
    </style:style>
    <style:style style:name="P59" style:parent-style-name="Normal" style:family="paragraph">
      <style:text-properties fo:font-size="10pt" style:font-size-asian="10pt"/>
    </style:style>
    <style:style style:name="P60" style:parent-style-name="Normal" style:family="paragraph">
      <style:text-properties fo:font-size="10pt" style:font-size-asian="10pt"/>
    </style:style>
    <style:style style:name="P61" style:parent-style-name="Normal" style:family="paragraph">
      <style:text-properties fo:font-size="10pt" style:font-size-asian="10pt"/>
    </style:style>
    <style:style style:name="P62" style:parent-style-name="Normal" style:family="paragraph">
      <style:text-properties fo:font-size="10pt" style:font-size-asian="10pt"/>
    </style:style>
    <style:style style:name="P63" style:parent-style-name="Normal" style:family="paragraph">
      <style:text-properties fo:font-size="10pt" style:font-size-asian="10pt"/>
    </style:style>
    <style:style style:name="T64" style:parent-style-name="DefaultParagraphFont" style:family="text">
      <style:text-properties style:font-name-asian="Calibri" style:font-name-complex="Calibri" fo:font-size="14pt" style:font-size-asian="14pt"/>
    </style:style>
    <style:style style:name="P65" style:parent-style-name="Normal" style:family="paragraph">
      <style:text-properties fo:font-size="12pt" style:font-size-asian="12pt"/>
    </style:style>
    <style:style style:name="T66" style:parent-style-name="DefaultParagraphFont" style:family="text">
      <style:text-properties style:font-name-asian="Calibri" style:font-name-complex="Calibri" fo:font-weight="bold" style:font-weight-asian="bold"/>
    </style:style>
    <style:style style:name="T67" style:parent-style-name="DefaultParagraphFont" style:family="text">
      <style:text-properties style:font-name-asian="Calibri" style:font-name-complex="Calibri"/>
    </style:style>
    <style:style style:name="T68" style:parent-style-name="DefaultParagraphFont" style:family="text">
      <style:text-properties style:font-name-asian="Calibri" style:font-name-complex="Calibri"/>
    </style:style>
    <style:style style:name="P69" style:parent-style-name="Normal" style:family="paragraph">
      <style:text-properties style:font-name-asian="Calibri" style:font-name-complex="Calibri"/>
    </style:style>
    <style:style style:name="P70" style:parent-style-name="Normal" style:family="paragraph">
      <style:text-properties style:font-name-asian="Calibri" style:font-name-complex="Calibri"/>
    </style:style>
    <style:style style:name="P71" style:parent-style-name="Normal" style:family="paragraph">
      <style:text-properties style:font-name-asian="Calibri" style:font-name-complex="Calibri"/>
    </style:style>
    <style:style style:name="P72" style:parent-style-name="Normal" style:family="paragraph">
      <style:text-properties style:font-name-asian="Calibri" style:font-name-complex="Calibri"/>
    </style:style>
    <style:style style:name="P73" style:parent-style-name="Normal" style:family="paragraph">
      <style:text-properties style:font-name-asian="Calibri" style:font-name-complex="Calibri"/>
    </style:style>
    <style:style style:name="P74" style:parent-style-name="Normal" style:family="paragraph">
      <style:text-properties style:font-name-asian="Calibri" style:font-name-complex="Calibri"/>
    </style:style>
    <style:style style:name="P75" style:parent-style-name="Normal" style:family="paragraph">
      <style:text-properties style:font-name-asian="Calibri" style:font-name-complex="Calibri"/>
    </style:style>
    <style:style style:name="P76" style:parent-style-name="Normal" style:family="paragraph">
      <style:text-properties style:font-name-asian="Calibri" style:font-name-complex="Calibri"/>
    </style:style>
    <style:style style:name="P77" style:parent-style-name="Normal" style:family="paragraph">
      <style:text-properties style:font-name-asian="Calibri" style:font-name-complex="Calibri"/>
    </style:style>
    <style:style style:name="P78" style:parent-style-name="Normal" style:family="paragraph">
      <style:text-properties style:font-name-asian="Calibri" style:font-name-complex="Calibri"/>
    </style:style>
    <style:style style:name="P79" style:parent-style-name="Normal" style:family="paragraph">
      <style:text-properties style:font-name-asian="Calibri" style:font-name-complex="Calibri"/>
    </style:style>
    <style:style style:name="P80" style:parent-style-name="Normal" style:family="paragraph">
      <style:text-properties style:font-name-asian="Calibri" style:font-name-complex="Calibri"/>
    </style:style>
    <style:style style:name="P81" style:parent-style-name="Normal" style:family="paragraph">
      <style:text-properties style:font-name-asian="Calibri" style:font-name-complex="Calibri"/>
    </style:style>
    <style:style style:name="P82" style:parent-style-name="Normal" style:family="paragraph">
      <style:text-properties style:font-name-asian="Calibri" style:font-name-complex="Calibri"/>
    </style:style>
    <style:style style:name="P83" style:parent-style-name="Normal" style:family="paragraph">
      <style:text-properties style:font-name-asian="Calibri" style:font-name-complex="Calibri"/>
    </style:style>
    <style:style style:name="P84" style:parent-style-name="Normal" style:family="paragraph">
      <style:text-properties style:font-name-asian="Calibri" style:font-name-complex="Calibri"/>
    </style:style>
    <style:style style:name="P85" style:parent-style-name="Normal" style:family="paragraph">
      <style:text-properties style:font-name-asian="Calibri" style:font-name-complex="Calibri"/>
    </style:style>
    <style:style style:name="P86" style:parent-style-name="Normal" style:family="paragraph">
      <style:text-properties style:font-name-asian="Calibri" style:font-name-complex="Calibri"/>
    </style:style>
    <style:style style:name="P87" style:parent-style-name="Normal" style:family="paragraph">
      <style:text-properties style:font-name-asian="Calibri" style:font-name-complex="Calibri"/>
    </style:style>
    <style:style style:name="P88" style:parent-style-name="Normal" style:family="paragraph">
      <style:text-properties style:font-name-asian="Calibri" style:font-name-complex="Calibri"/>
    </style:style>
    <style:style style:name="P89" style:parent-style-name="Normal" style:family="paragraph">
      <style:text-properties style:font-name-asian="Calibri" style:font-name-complex="Calibri"/>
    </style:style>
    <style:style style:name="P90" style:parent-style-name="Normal" style:family="paragraph">
      <style:text-properties style:font-name-asian="Calibri" style:font-name-complex="Calibri"/>
    </style:style>
    <style:style style:name="P91" style:parent-style-name="Normal" style:family="paragraph">
      <style:text-properties style:font-name-asian="Calibri" style:font-name-complex="Calibri"/>
    </style:style>
    <style:style style:name="P92" style:parent-style-name="Normal" style:family="paragraph">
      <style:text-properties style:font-name-asian="Calibri" style:font-name-complex="Calibri"/>
    </style:style>
    <style:style style:name="P93" style:parent-style-name="Normal" style:family="paragraph">
      <style:text-properties style:font-name-asian="Calibri" style:font-name-complex="Calibri"/>
    </style:style>
    <style:style style:name="P94" style:parent-style-name="Normal" style:family="paragraph">
      <style:text-properties style:font-name-asian="Calibri" style:font-name-complex="Calibri"/>
    </style:style>
    <style:style style:name="P95" style:parent-style-name="Normal" style:family="paragraph">
      <style:text-properties style:font-name-asian="Calibri" style:font-name-complex="Calibri"/>
    </style:style>
    <style:style style:name="P96" style:parent-style-name="Normal" style:family="paragraph">
      <style:text-properties style:font-name-asian="Calibri" style:font-name-complex="Calibri"/>
    </style:style>
    <style:style style:name="P97" style:parent-style-name="Normal" style:family="paragraph">
      <style:text-properties style:font-name-asian="Calibri" style:font-name-complex="Calibri"/>
    </style:style>
    <style:style style:name="P98" style:parent-style-name="Normal" style:family="paragraph">
      <style:text-properties style:font-name-asian="Calibri" style:font-name-complex="Calibri"/>
    </style:style>
    <style:style style:name="P99" style:parent-style-name="Normal" style:family="paragraph">
      <style:text-properties style:font-name-asian="Calibri" style:font-name-complex="Calibri"/>
    </style:style>
    <style:style style:name="P100" style:parent-style-name="Normal" style:family="paragraph">
      <style:text-properties style:font-name-asian="Calibri" style:font-name-complex="Calibri"/>
    </style:style>
    <style:style style:name="P101" style:parent-style-name="Normal" style:family="paragraph">
      <style:text-properties style:font-name-asian="Calibri" style:font-name-complex="Calibri"/>
    </style:style>
    <style:style style:name="P102" style:parent-style-name="Normal" style:family="paragraph">
      <style:text-properties style:font-name-asian="Calibri" style:font-name-complex="Calibri"/>
    </style:style>
    <style:style style:name="P103" style:parent-style-name="Normal" style:family="paragraph">
      <style:text-properties style:font-name-asian="Calibri" style:font-name-complex="Calibri"/>
    </style:style>
    <style:style style:name="P104" style:parent-style-name="Normal" style:family="paragraph">
      <style:text-properties style:font-name-asian="Calibri" style:font-name-complex="Calibri"/>
    </style:style>
    <style:style style:name="T105" style:parent-style-name="DefaultParagraphFont" style:family="text">
      <style:text-properties style:font-name-asian="Calibri" style:font-name-complex="Calibri"/>
    </style:style>
    <style:style style:name="T106" style:parent-style-name="DefaultParagraphFont" style:family="text">
      <style:text-properties style:font-name-asian="Calibri" style:font-name-complex="Calibri"/>
    </style:style>
    <style:style style:name="T107" style:parent-style-name="DefaultParagraphFont" style:family="text">
      <style:text-properties style:font-name-asian="Calibri" style:font-name-complex="Calibri"/>
    </style:style>
    <style:style style:name="T108" style:parent-style-name="DefaultParagraphFont" style:family="text">
      <style:text-properties style:font-name-asian="Calibri" style:font-name-complex="Calibri"/>
    </style:style>
    <style:style style:name="T109" style:parent-style-name="DefaultParagraphFont" style:family="text">
      <style:text-properties style:font-name-asian="Calibri" style:font-name-complex="Calibri"/>
    </style:style>
    <style:style style:name="T110" style:parent-style-name="DefaultParagraphFont" style:family="text">
      <style:text-properties style:font-name-asian="Calibri" style:font-name-complex="Calibri"/>
    </style:style>
    <style:style style:name="T111" style:parent-style-name="DefaultParagraphFont" style:family="text">
      <style:text-properties style:font-name-asian="Calibri" style:font-name-complex="Calibri"/>
    </style:style>
    <style:style style:name="T112" style:parent-style-name="DefaultParagraphFont" style:family="text">
      <style:text-properties style:font-name-asian="Calibri" style:font-name-complex="Calibri"/>
    </style:style>
    <style:style style:name="P113" style:parent-style-name="Normal" style:family="paragraph">
      <style:text-properties fo:font-size="12pt" style:font-size-asian="12pt"/>
    </style:style>
    <style:style style:name="T114" style:parent-style-name="DefaultParagraphFont" style:family="text">
      <style:text-properties style:font-name-asian="Calibri" style:font-name-complex="Calibri"/>
    </style:style>
    <style:style style:name="T115" style:parent-style-name="DefaultParagraphFont" style:family="text">
      <style:text-properties style:font-name-asian="Calibri" style:font-name-complex="Calibri"/>
    </style:style>
    <style:style style:name="T116" style:parent-style-name="DefaultParagraphFont" style:family="text">
      <style:text-properties style:font-name-asian="Calibri" style:font-name-complex="Calibri"/>
    </style:style>
    <style:style style:name="T117" style:parent-style-name="DefaultParagraphFont" style:family="text">
      <style:text-properties style:font-name-asian="Calibri" style:font-name-complex="Calibri"/>
    </style:style>
    <style:style style:name="T118" style:parent-style-name="DefaultParagraphFont" style:family="text">
      <style:text-properties style:font-name-asian="Calibri" style:font-name-complex="Calibri"/>
    </style:style>
    <style:style style:name="T119" style:parent-style-name="DefaultParagraphFont" style:family="text">
      <style:text-properties style:font-name-asian="Calibri" style:font-name-complex="Calibri"/>
    </style:style>
    <style:style style:name="T120" style:parent-style-name="DefaultParagraphFont" style:family="text">
      <style:text-properties style:font-name-asian="Calibri" style:font-name-complex="Calibri"/>
    </style:style>
    <style:style style:name="P121" style:parent-style-name="Normal" style:family="paragraph">
      <style:text-properties style:font-name-asian="Calibri" style:font-name-complex="Calibri"/>
    </style:style>
    <style:style style:name="P122" style:parent-style-name="Normal" style:family="paragraph">
      <style:text-properties style:font-name-asian="Calibri" style:font-name-complex="Calibri"/>
    </style:style>
    <style:style style:name="T123" style:parent-style-name="DefaultParagraphFont" style:family="text">
      <style:text-properties style:font-name-asian="Calibri" style:font-name-complex="Calibri"/>
    </style:style>
    <style:style style:name="T124" style:parent-style-name="DefaultParagraphFont" style:family="text">
      <style:text-properties style:font-name-asian="Calibri" style:font-name-complex="Calibri"/>
    </style:style>
    <style:style style:name="T125" style:parent-style-name="DefaultParagraphFont" style:family="text">
      <style:text-properties style:font-name-asian="Calibri" style:font-name-complex="Calibri"/>
    </style:style>
    <style:style style:name="T126" style:parent-style-name="DefaultParagraphFont" style:family="text">
      <style:text-properties style:font-name-asian="Calibri" style:font-name-complex="Calibri"/>
    </style:style>
    <style:style style:name="T127" style:parent-style-name="DefaultParagraphFont" style:family="text">
      <style:text-properties style:font-name-asian="Calibri" style:font-name-complex="Calibri"/>
    </style:style>
    <style:style style:name="P128" style:parent-style-name="Normal" style:family="paragraph">
      <style:text-properties style:font-name-asian="Calibri" style:font-name-complex="Calibri"/>
    </style:style>
    <style:style style:name="T129" style:parent-style-name="DefaultParagraphFont" style:family="text">
      <style:text-properties style:font-name-asian="Calibri" style:font-name-complex="Calibri"/>
    </style:style>
    <style:style style:name="T130" style:parent-style-name="DefaultParagraphFont" style:family="text">
      <style:text-properties style:font-name-asian="Calibri" style:font-name-complex="Calibri"/>
    </style:style>
    <style:style style:name="T131" style:parent-style-name="DefaultParagraphFont" style:family="text">
      <style:text-properties style:font-name-asian="Calibri" style:font-name-complex="Calibri"/>
    </style:style>
    <style:style style:name="P132" style:parent-style-name="Normal" style:family="paragraph">
      <style:text-properties fo:font-size="12pt" style:font-size-asian="12pt"/>
    </style:style>
    <style:style style:name="T133" style:parent-style-name="DefaultParagraphFont" style:family="text">
      <style:text-properties style:font-name-asian="Calibri" style:font-name-complex="Calibri"/>
    </style:style>
    <style:style style:name="T134" style:parent-style-name="DefaultParagraphFont" style:family="text">
      <style:text-properties style:font-name-asian="Calibri" style:font-name-complex="Calibri"/>
    </style:style>
    <style:style style:name="T135" style:parent-style-name="DefaultParagraphFont" style:family="text">
      <style:text-properties style:font-name-asian="Calibri" style:font-name-complex="Calibri"/>
    </style:style>
    <style:style style:name="T136" style:parent-style-name="DefaultParagraphFont" style:family="text">
      <style:text-properties style:font-name-asian="Calibri" style:font-name-complex="Calibri"/>
    </style:style>
    <style:style style:name="T137" style:parent-style-name="DefaultParagraphFont" style:family="text">
      <style:text-properties style:font-name-asian="Calibri" style:font-name-complex="Calibri"/>
    </style:style>
    <style:style style:name="T138" style:parent-style-name="DefaultParagraphFont" style:family="text">
      <style:text-properties style:font-name-asian="Calibri" style:font-name-complex="Calibri"/>
    </style:style>
    <style:style style:name="T139" style:parent-style-name="DefaultParagraphFont" style:family="text">
      <style:text-properties style:font-name-asian="Calibri" style:font-name-complex="Calibri"/>
    </style:style>
    <style:style style:name="T140" style:parent-style-name="DefaultParagraphFont" style:family="text">
      <style:text-properties style:font-name-asian="Calibri" style:font-name-complex="Calibri"/>
    </style:style>
    <style:style style:name="T141" style:parent-style-name="DefaultParagraphFont" style:family="text">
      <style:text-properties style:font-name-asian="Calibri" style:font-name-complex="Calibri"/>
    </style:style>
    <style:style style:name="T142" style:parent-style-name="DefaultParagraphFont" style:family="text">
      <style:text-properties style:font-name-asian="Calibri" style:font-name-complex="Calibri"/>
    </style:style>
    <style:style style:name="T143" style:parent-style-name="DefaultParagraphFont" style:family="text">
      <style:text-properties style:font-name-asian="Calibri" style:font-name-complex="Calibri"/>
    </style:style>
    <style:style style:name="T144" style:parent-style-name="DefaultParagraphFont" style:family="text">
      <style:text-properties style:font-name-asian="Calibri" style:font-name-complex="Calibri"/>
    </style:style>
    <style:style style:name="T145" style:parent-style-name="DefaultParagraphFont" style:family="text">
      <style:text-properties style:font-name-asian="Calibri" style:font-name-complex="Calibri"/>
    </style:style>
    <style:style style:name="T146" style:parent-style-name="DefaultParagraphFont" style:family="text">
      <style:text-properties style:font-name-asian="Calibri" style:font-name-complex="Calibri"/>
    </style:style>
    <style:style style:name="P147" style:parent-style-name="Normal" style:family="paragraph">
      <style:text-properties fo:font-size="12pt" style:font-size-asian="12pt"/>
    </style:style>
    <style:style style:name="T148" style:parent-style-name="DefaultParagraphFont" style:family="text">
      <style:text-properties style:font-name-asian="Calibri" style:font-name-complex="Calibri"/>
    </style:style>
    <style:style style:name="T149" style:parent-style-name="DefaultParagraphFont" style:family="text">
      <style:text-properties style:font-name-asian="Calibri" style:font-name-complex="Calibri"/>
    </style:style>
    <style:style style:name="T150" style:parent-style-name="DefaultParagraphFont" style:family="text">
      <style:text-properties style:font-name-asian="Calibri" style:font-name-complex="Calibri"/>
    </style:style>
    <style:style style:name="T151" style:parent-style-name="DefaultParagraphFont" style:family="text">
      <style:text-properties style:font-name-asian="Calibri" style:font-name-complex="Calibri"/>
    </style:style>
    <style:style style:name="T152" style:parent-style-name="DefaultParagraphFont" style:family="text">
      <style:text-properties style:font-name-asian="Calibri" style:font-name-complex="Calibri"/>
    </style:style>
    <style:style style:name="T153" style:parent-style-name="DefaultParagraphFont" style:family="text">
      <style:text-properties style:font-name-asian="Calibri" style:font-name-complex="Calibri"/>
    </style:style>
    <style:style style:name="T154" style:parent-style-name="DefaultParagraphFont" style:family="text">
      <style:text-properties style:font-name-asian="Calibri" style:font-name-complex="Calibri"/>
    </style:style>
    <style:style style:name="T155" style:parent-style-name="DefaultParagraphFont" style:family="text">
      <style:text-properties style:font-name-asian="Calibri" style:font-name-complex="Calibri"/>
    </style:style>
    <style:style style:name="T156" style:parent-style-name="DefaultParagraphFont" style:family="text">
      <style:text-properties style:font-name-asian="Calibri" style:font-name-complex="Calibri"/>
    </style:style>
    <style:style style:name="T157" style:parent-style-name="DefaultParagraphFont" style:family="text">
      <style:text-properties style:font-name-asian="Calibri" style:font-name-complex="Calibri"/>
    </style:style>
    <style:style style:name="T158" style:parent-style-name="DefaultParagraphFont" style:family="text">
      <style:text-properties style:font-name-asian="Calibri" style:font-name-complex="Calibri"/>
    </style:style>
    <style:style style:name="P159" style:parent-style-name="Normal" style:family="paragraph">
      <style:text-properties fo:font-size="12pt" style:font-size-asian="12pt"/>
    </style:style>
    <style:style style:name="T160" style:parent-style-name="DefaultParagraphFont" style:family="text">
      <style:text-properties style:font-name-asian="Calibri" style:font-name-complex="Calibri"/>
    </style:style>
    <style:style style:name="T161" style:parent-style-name="DefaultParagraphFont" style:family="text">
      <style:text-properties style:font-name-asian="Calibri" style:font-name-complex="Calibri"/>
    </style:style>
    <style:style style:name="T162" style:parent-style-name="DefaultParagraphFont" style:family="text">
      <style:text-properties style:font-name-asian="Calibri" style:font-name-complex="Calibri"/>
    </style:style>
    <style:style style:name="T163" style:parent-style-name="DefaultParagraphFont" style:family="text">
      <style:text-properties style:font-name-asian="Calibri" style:font-name-complex="Calibri"/>
    </style:style>
    <style:style style:name="T164" style:parent-style-name="DefaultParagraphFont" style:family="text">
      <style:text-properties style:font-name-asian="Calibri" style:font-name-complex="Calibri"/>
    </style:style>
    <style:style style:name="T165" style:parent-style-name="DefaultParagraphFont" style:family="text">
      <style:text-properties style:font-name-asian="Calibri" style:font-name-complex="Calibri"/>
    </style:style>
    <style:style style:name="T166" style:parent-style-name="DefaultParagraphFont" style:family="text">
      <style:text-properties style:font-name-asian="Calibri" style:font-name-complex="Calibri"/>
    </style:style>
    <style:style style:name="T167" style:parent-style-name="DefaultParagraphFont" style:family="text">
      <style:text-properties style:font-name-asian="Calibri" style:font-name-complex="Calibri"/>
    </style:style>
    <style:style style:name="T168" style:parent-style-name="DefaultParagraphFont" style:family="text">
      <style:text-properties style:font-name-asian="Calibri" style:font-name-complex="Calibri"/>
    </style:style>
    <style:style style:name="T169" style:parent-style-name="DefaultParagraphFont" style:family="text">
      <style:text-properties style:font-name-asian="Calibri" style:font-name-complex="Calibri"/>
    </style:style>
    <style:style style:name="T170" style:parent-style-name="DefaultParagraphFont" style:family="text">
      <style:text-properties style:font-name-asian="Calibri" style:font-name-complex="Calibri"/>
    </style:style>
    <style:style style:name="P171" style:parent-style-name="Normal" style:family="paragraph">
      <style:text-properties fo:font-size="12pt" style:font-size-asian="12pt"/>
    </style:style>
    <style:style style:name="T172" style:parent-style-name="DefaultParagraphFont" style:family="text">
      <style:text-properties style:font-name-asian="Calibri" style:font-name-complex="Calibri"/>
    </style:style>
    <style:style style:name="T173" style:parent-style-name="DefaultParagraphFont" style:family="text">
      <style:text-properties style:font-name-asian="Calibri" style:font-name-complex="Calibri"/>
    </style:style>
    <style:style style:name="T174" style:parent-style-name="DefaultParagraphFont" style:family="text">
      <style:text-properties style:font-name-asian="Calibri" style:font-name-complex="Calibri"/>
    </style:style>
    <style:style style:name="T175" style:parent-style-name="DefaultParagraphFont" style:family="text">
      <style:text-properties style:font-name-asian="Calibri" style:font-name-complex="Calibri"/>
    </style:style>
    <style:style style:name="T176" style:parent-style-name="DefaultParagraphFont" style:family="text">
      <style:text-properties style:font-name-asian="Calibri" style:font-name-complex="Calibri"/>
    </style:style>
    <style:style style:name="T177" style:parent-style-name="DefaultParagraphFont" style:family="text">
      <style:text-properties style:font-name-asian="Calibri" style:font-name-complex="Calibri"/>
    </style:style>
    <style:style style:name="T178" style:parent-style-name="DefaultParagraphFont" style:family="text">
      <style:text-properties style:font-name-asian="Calibri" style:font-name-complex="Calibri"/>
    </style:style>
    <style:style style:name="T179" style:parent-style-name="DefaultParagraphFont" style:family="text">
      <style:text-properties style:font-name-asian="Calibri" style:font-name-complex="Calibri"/>
    </style:style>
    <style:style style:name="T180" style:parent-style-name="DefaultParagraphFont" style:family="text">
      <style:text-properties style:font-name-asian="Calibri" style:font-name-complex="Calibri"/>
    </style:style>
    <style:style style:name="T181" style:parent-style-name="DefaultParagraphFont" style:family="text">
      <style:text-properties style:font-name-asian="Calibri" style:font-name-complex="Calibri"/>
    </style:style>
    <style:style style:name="T182" style:parent-style-name="DefaultParagraphFont" style:family="text">
      <style:text-properties style:font-name-asian="Calibri" style:font-name-complex="Calibri"/>
    </style:style>
    <style:style style:name="P183" style:parent-style-name="Normal" style:family="paragraph">
      <style:text-properties fo:font-size="12pt" style:font-size-asian="12pt"/>
    </style:style>
    <style:style style:name="T184" style:parent-style-name="DefaultParagraphFont" style:family="text">
      <style:text-properties style:font-name-asian="Calibri" style:font-name-complex="Calibri"/>
    </style:style>
    <style:style style:name="T185" style:parent-style-name="DefaultParagraphFont" style:family="text">
      <style:text-properties style:font-name-asian="Calibri" style:font-name-complex="Calibri"/>
    </style:style>
    <style:style style:name="T186" style:parent-style-name="DefaultParagraphFont" style:family="text">
      <style:text-properties style:font-name-asian="Calibri" style:font-name-complex="Calibri"/>
    </style:style>
    <style:style style:name="T187" style:parent-style-name="DefaultParagraphFont" style:family="text">
      <style:text-properties style:font-name-asian="Calibri" style:font-name-complex="Calibri"/>
    </style:style>
    <style:style style:name="T188" style:parent-style-name="DefaultParagraphFont" style:family="text">
      <style:text-properties style:font-name-asian="Calibri" style:font-name-complex="Calibri"/>
    </style:style>
    <style:style style:name="T189" style:parent-style-name="DefaultParagraphFont" style:family="text">
      <style:text-properties style:font-name-asian="Calibri" style:font-name-complex="Calibri"/>
    </style:style>
    <style:style style:name="T190" style:parent-style-name="DefaultParagraphFont" style:family="text">
      <style:text-properties style:font-name-asian="Calibri" style:font-name-complex="Calibri"/>
    </style:style>
    <style:style style:name="T191" style:parent-style-name="DefaultParagraphFont" style:family="text">
      <style:text-properties style:font-name-asian="Calibri" style:font-name-complex="Calibri"/>
    </style:style>
    <style:style style:name="T192" style:parent-style-name="DefaultParagraphFont" style:family="text">
      <style:text-properties style:font-name-asian="Calibri" style:font-name-complex="Calibri"/>
    </style:style>
    <style:style style:name="T193" style:parent-style-name="DefaultParagraphFont" style:family="text">
      <style:text-properties style:font-name-asian="Calibri" style:font-name-complex="Calibri"/>
    </style:style>
    <style:style style:name="T194" style:parent-style-name="DefaultParagraphFont" style:family="text">
      <style:text-properties style:font-name-asian="Calibri" style:font-name-complex="Calibri"/>
    </style:style>
    <style:style style:name="P195" style:parent-style-name="Normal" style:family="paragraph">
      <style:text-properties fo:font-size="12pt" style:font-size-asian="12pt"/>
    </style:style>
    <style:style style:name="T196" style:parent-style-name="DefaultParagraphFont" style:family="text">
      <style:text-properties style:font-name-asian="Calibri" style:font-name-complex="Calibri" fo:font-weight="bold" style:font-weight-asian="bold"/>
    </style:style>
    <style:style style:name="T197" style:parent-style-name="DefaultParagraphFont" style:family="text">
      <style:text-properties style:font-name-asian="Calibri" style:font-name-complex="Calibri"/>
    </style:style>
    <style:style style:name="T198" style:parent-style-name="DefaultParagraphFont" style:family="text">
      <style:text-properties style:font-name-asian="Calibri" style:font-name-complex="Calibri"/>
    </style:style>
    <style:style style:name="P199" style:parent-style-name="Normal" style:family="paragraph">
      <style:text-properties style:font-name-asian="Calibri" style:font-name-complex="Calibri"/>
    </style:style>
    <style:style style:name="P200" style:parent-style-name="Normal" style:family="paragraph">
      <style:text-properties style:font-name-asian="Calibri" style:font-name-complex="Calibri"/>
    </style:style>
    <style:style style:name="T201" style:parent-style-name="DefaultParagraphFont" style:family="text">
      <style:text-properties style:font-name-asian="Calibri" style:font-name-complex="Calibri"/>
    </style:style>
    <style:style style:name="P202" style:parent-style-name="Normal" style:family="paragraph">
      <style:text-properties style:font-name-asian="Calibri" style:font-name-complex="Calibri"/>
    </style:style>
    <style:style style:name="P203" style:parent-style-name="Normal" style:family="paragraph">
      <style:text-properties style:font-name-asian="Calibri" style:font-name-complex="Calibri"/>
    </style:style>
    <style:style style:name="T204" style:parent-style-name="DefaultParagraphFont" style:family="text">
      <style:text-properties style:font-name-asian="Calibri" style:font-name-complex="Calibri"/>
    </style:style>
    <style:style style:name="P205" style:parent-style-name="Normal" style:family="paragraph">
      <style:text-properties style:font-name-asian="Calibri" style:font-name-complex="Calibri"/>
    </style:style>
    <style:style style:name="P206" style:parent-style-name="Normal" style:family="paragraph">
      <style:text-properties style:font-name-asian="Calibri" style:font-name-complex="Calibri"/>
    </style:style>
    <style:style style:name="T207" style:parent-style-name="DefaultParagraphFont" style:family="text">
      <style:text-properties style:font-name-asian="Calibri" style:font-name-complex="Calibri"/>
    </style:style>
    <style:style style:name="P208" style:parent-style-name="Normal" style:family="paragraph">
      <style:text-properties style:font-name-asian="Calibri" style:font-name-complex="Calibri"/>
    </style:style>
    <style:style style:name="P209" style:parent-style-name="Normal" style:family="paragraph">
      <style:text-properties style:font-name-asian="Calibri" style:font-name-complex="Calibri"/>
    </style:style>
    <style:style style:name="T210" style:parent-style-name="DefaultParagraphFont" style:family="text">
      <style:text-properties style:font-name-asian="Calibri" style:font-name-complex="Calibri"/>
    </style:style>
    <style:style style:name="P211" style:parent-style-name="Normal" style:family="paragraph">
      <style:text-properties style:font-name-asian="Calibri" style:font-name-complex="Calibri"/>
    </style:style>
    <style:style style:name="P212" style:parent-style-name="Normal" style:family="paragraph">
      <style:text-properties style:font-name-asian="Calibri" style:font-name-complex="Calibri"/>
    </style:style>
    <style:style style:name="T213" style:parent-style-name="DefaultParagraphFont" style:family="text">
      <style:text-properties style:font-name-asian="Calibri" style:font-name-complex="Calibri"/>
    </style:style>
    <style:style style:name="P214" style:parent-style-name="Normal" style:family="paragraph">
      <style:text-properties style:font-name-asian="Calibri" style:font-name-complex="Calibri"/>
    </style:style>
    <style:style style:name="P215" style:parent-style-name="Normal" style:family="paragraph">
      <style:text-properties style:font-name-asian="Calibri" style:font-name-complex="Calibri"/>
    </style:style>
    <style:style style:name="T216" style:parent-style-name="DefaultParagraphFont" style:family="text">
      <style:text-properties style:font-name-asian="Calibri" style:font-name-complex="Calibri"/>
    </style:style>
    <style:style style:name="T217" style:parent-style-name="DefaultParagraphFont" style:family="text">
      <style:text-properties style:font-name-asian="Calibri" style:font-name-complex="Calibri"/>
    </style:style>
    <style:style style:name="T218" style:parent-style-name="DefaultParagraphFont" style:family="text">
      <style:text-properties style:font-name-asian="Calibri" style:font-name-complex="Calibri"/>
    </style:style>
    <style:style style:name="T219" style:parent-style-name="DefaultParagraphFont" style:family="text">
      <style:text-properties style:font-name-asian="Calibri" style:font-name-complex="Calibri"/>
    </style:style>
    <style:style style:name="T220" style:parent-style-name="DefaultParagraphFont" style:family="text">
      <style:text-properties style:font-name-asian="Calibri" style:font-name-complex="Calibri"/>
    </style:style>
    <style:style style:name="T221" style:parent-style-name="DefaultParagraphFont" style:family="text">
      <style:text-properties style:font-name-asian="Calibri" style:font-name-complex="Calibri"/>
    </style:style>
    <style:style style:name="T222" style:parent-style-name="DefaultParagraphFont" style:family="text">
      <style:text-properties style:font-name-asian="Calibri" style:font-name-complex="Calibri"/>
    </style:style>
    <style:style style:name="T223" style:parent-style-name="DefaultParagraphFont" style:family="text">
      <style:text-properties style:font-name-asian="Calibri" style:font-name-complex="Calibri"/>
    </style:style>
    <style:style style:name="T224" style:parent-style-name="DefaultParagraphFont" style:family="text">
      <style:text-properties style:font-name-asian="Calibri" style:font-name-complex="Calibri"/>
    </style:style>
    <style:style style:name="T225" style:parent-style-name="DefaultParagraphFont" style:family="text">
      <style:text-properties style:font-name-asian="Calibri" style:font-name-complex="Calibri"/>
    </style:style>
    <style:style style:name="T226" style:parent-style-name="DefaultParagraphFont" style:family="text">
      <style:text-properties style:font-name-asian="Calibri" style:font-name-complex="Calibri"/>
    </style:style>
    <style:style style:name="T227" style:parent-style-name="DefaultParagraphFont" style:family="text">
      <style:text-properties style:font-name-asian="Calibri" style:font-name-complex="Calibri"/>
    </style:style>
    <style:style style:name="T228" style:parent-style-name="DefaultParagraphFont" style:family="text">
      <style:text-properties style:font-name-asian="Calibri" style:font-name-complex="Calibri"/>
    </style:style>
    <style:style style:name="T229" style:parent-style-name="DefaultParagraphFont" style:family="text">
      <style:text-properties style:font-name-asian="Calibri" style:font-name-complex="Calibri"/>
    </style:style>
    <style:style style:name="T230" style:parent-style-name="DefaultParagraphFont" style:family="text">
      <style:text-properties style:font-name-asian="Calibri" style:font-name-complex="Calibri"/>
    </style:style>
    <style:style style:name="T231" style:parent-style-name="DefaultParagraphFont" style:family="text">
      <style:text-properties style:font-name-asian="Calibri" style:font-name-complex="Calibri"/>
    </style:style>
    <style:style style:name="P232" style:parent-style-name="Normal" style:family="paragraph">
      <style:text-properties fo:font-size="12pt" style:font-size-asian="12pt"/>
    </style:style>
    <style:style style:name="T233" style:parent-style-name="DefaultParagraphFont" style:family="text">
      <style:text-properties style:font-name-asian="Calibri" style:font-name-complex="Calibri"/>
    </style:style>
    <style:style style:name="T234" style:parent-style-name="DefaultParagraphFont" style:family="text">
      <style:text-properties style:font-name-asian="Calibri" style:font-name-complex="Calibri"/>
    </style:style>
    <style:style style:name="T235" style:parent-style-name="DefaultParagraphFont" style:family="text">
      <style:text-properties style:font-name-asian="Calibri" style:font-name-complex="Calibri"/>
    </style:style>
    <style:style style:name="T236" style:parent-style-name="DefaultParagraphFont" style:family="text">
      <style:text-properties style:font-name-asian="Calibri" style:font-name-complex="Calibri"/>
    </style:style>
    <style:style style:name="T237" style:parent-style-name="DefaultParagraphFont" style:family="text">
      <style:text-properties style:font-name-asian="Calibri" style:font-name-complex="Calibri"/>
    </style:style>
    <style:style style:name="T238" style:parent-style-name="DefaultParagraphFont" style:family="text">
      <style:text-properties style:font-name-asian="Calibri" style:font-name-complex="Calibri"/>
    </style:style>
    <style:style style:name="T239" style:parent-style-name="DefaultParagraphFont" style:family="text">
      <style:text-properties style:font-name-asian="Calibri" style:font-name-complex="Calibri"/>
    </style:style>
    <style:style style:name="T240" style:parent-style-name="DefaultParagraphFont" style:family="text">
      <style:text-properties style:font-name-asian="Calibri" style:font-name-complex="Calibri"/>
    </style:style>
    <style:style style:name="T241" style:parent-style-name="DefaultParagraphFont" style:family="text">
      <style:text-properties style:font-name-asian="Calibri" style:font-name-complex="Calibri"/>
    </style:style>
    <style:style style:name="T242" style:parent-style-name="DefaultParagraphFont" style:family="text">
      <style:text-properties style:font-name-asian="Calibri" style:font-name-complex="Calibri"/>
    </style:style>
    <style:style style:name="T243" style:parent-style-name="DefaultParagraphFont" style:family="text">
      <style:text-properties style:font-name-asian="Calibri" style:font-name-complex="Calibri"/>
    </style:style>
    <style:style style:name="P244" style:parent-style-name="Normal" style:family="paragraph">
      <style:text-properties fo:font-size="12pt" style:font-size-asian="12pt"/>
    </style:style>
    <style:style style:name="T245" style:parent-style-name="DefaultParagraphFont" style:family="text">
      <style:text-properties style:font-name-asian="Calibri" style:font-name-complex="Calibri"/>
    </style:style>
    <style:style style:name="T246" style:parent-style-name="DefaultParagraphFont" style:family="text">
      <style:text-properties style:font-name-asian="Calibri" style:font-name-complex="Calibri"/>
    </style:style>
    <style:style style:name="T247" style:parent-style-name="DefaultParagraphFont" style:family="text">
      <style:text-properties style:font-name-asian="Calibri" style:font-name-complex="Calibri"/>
    </style:style>
    <style:style style:name="T248" style:parent-style-name="DefaultParagraphFont" style:family="text">
      <style:text-properties style:font-name-asian="Calibri" style:font-name-complex="Calibri"/>
    </style:style>
    <style:style style:name="T249" style:parent-style-name="DefaultParagraphFont" style:family="text">
      <style:text-properties style:font-name-asian="Calibri" style:font-name-complex="Calibri"/>
    </style:style>
    <style:style style:name="T250" style:parent-style-name="DefaultParagraphFont" style:family="text">
      <style:text-properties style:font-name-asian="Calibri" style:font-name-complex="Calibri"/>
    </style:style>
    <style:style style:name="T251" style:parent-style-name="DefaultParagraphFont" style:family="text">
      <style:text-properties style:font-name-asian="Calibri" style:font-name-complex="Calibri"/>
    </style:style>
    <style:style style:name="T252" style:parent-style-name="DefaultParagraphFont" style:family="text">
      <style:text-properties style:font-name-asian="Calibri" style:font-name-complex="Calibri"/>
    </style:style>
    <style:style style:name="T253" style:parent-style-name="DefaultParagraphFont" style:family="text">
      <style:text-properties style:font-name-asian="Calibri" style:font-name-complex="Calibri"/>
    </style:style>
    <style:style style:name="T254" style:parent-style-name="DefaultParagraphFont" style:family="text">
      <style:text-properties style:font-name-asian="Calibri" style:font-name-complex="Calibri"/>
    </style:style>
    <style:style style:name="T255" style:parent-style-name="DefaultParagraphFont" style:family="text">
      <style:text-properties style:font-name-asian="Calibri" style:font-name-complex="Calibri"/>
    </style:style>
    <style:style style:name="P256" style:parent-style-name="Normal" style:family="paragraph">
      <style:text-properties fo:font-size="12pt" style:font-size-asian="12pt"/>
    </style:style>
    <style:style style:name="T257" style:parent-style-name="DefaultParagraphFont" style:family="text">
      <style:text-properties style:font-name-asian="Calibri" style:font-name-complex="Calibri"/>
    </style:style>
    <style:style style:name="T258" style:parent-style-name="DefaultParagraphFont" style:family="text">
      <style:text-properties style:font-name-asian="Calibri" style:font-name-complex="Calibri"/>
    </style:style>
    <style:style style:name="T259" style:parent-style-name="DefaultParagraphFont" style:family="text">
      <style:text-properties style:font-name-asian="Calibri" style:font-name-complex="Calibri"/>
    </style:style>
    <style:style style:name="T260" style:parent-style-name="DefaultParagraphFont" style:family="text">
      <style:text-properties style:font-name-asian="Calibri" style:font-name-complex="Calibri"/>
    </style:style>
    <style:style style:name="T261" style:parent-style-name="DefaultParagraphFont" style:family="text">
      <style:text-properties style:font-name-asian="Calibri" style:font-name-complex="Calibri"/>
    </style:style>
    <style:style style:name="T262" style:parent-style-name="DefaultParagraphFont" style:family="text">
      <style:text-properties style:font-name-asian="Calibri" style:font-name-complex="Calibri"/>
    </style:style>
    <style:style style:name="T263" style:parent-style-name="DefaultParagraphFont" style:family="text">
      <style:text-properties style:font-name-asian="Calibri" style:font-name-complex="Calibri"/>
    </style:style>
    <style:style style:name="T264" style:parent-style-name="DefaultParagraphFont" style:family="text">
      <style:text-properties style:font-name-asian="Calibri" style:font-name-complex="Calibri"/>
    </style:style>
    <style:style style:name="T265" style:parent-style-name="DefaultParagraphFont" style:family="text">
      <style:text-properties style:font-name-asian="Calibri" style:font-name-complex="Calibri"/>
    </style:style>
    <style:style style:name="T266" style:parent-style-name="DefaultParagraphFont" style:family="text">
      <style:text-properties style:font-name-asian="Calibri" style:font-name-complex="Calibri"/>
    </style:style>
    <style:style style:name="P267" style:parent-style-name="Normal" style:family="paragraph">
      <style:text-properties fo:font-size="12pt" style:font-size-asian="12pt"/>
    </style:style>
    <style:style style:name="P268" style:parent-style-name="Normal" style:family="paragraph">
      <style:text-properties fo:font-size="12pt" style:font-size-asian="12pt"/>
    </style:style>
    <style:style style:name="T269" style:parent-style-name="DefaultParagraphFont" style:family="text">
      <style:text-properties style:font-name-asian="Calibri" style:font-name-complex="Calibri" fo:font-weight="bold" style:font-weight-asian="bold"/>
    </style:style>
    <style:style style:name="T270" style:parent-style-name="DefaultParagraphFont" style:family="text">
      <style:text-properties style:font-name-asian="Calibri" style:font-name-complex="Calibri"/>
    </style:style>
    <style:style style:name="T271" style:parent-style-name="DefaultParagraphFont" style:family="text">
      <style:text-properties style:font-name-asian="Calibri" style:font-name-complex="Calibri"/>
    </style:style>
    <style:style style:name="T272" style:parent-style-name="DefaultParagraphFont" style:family="text">
      <style:text-properties style:font-name-asian="Calibri" style:font-name-complex="Calibri"/>
    </style:style>
    <style:style style:name="T273" style:parent-style-name="DefaultParagraphFont" style:family="text">
      <style:text-properties style:font-name-asian="Calibri" style:font-name-complex="Calibri"/>
    </style:style>
    <style:style style:name="T274" style:parent-style-name="DefaultParagraphFont" style:family="text">
      <style:text-properties style:font-name-asian="Calibri" style:font-name-complex="Calibri"/>
    </style:style>
    <style:style style:name="T275" style:parent-style-name="DefaultParagraphFont" style:family="text">
      <style:text-properties style:font-name-asian="Calibri" style:font-name-complex="Calibri"/>
    </style:style>
    <style:style style:name="T276" style:parent-style-name="DefaultParagraphFont" style:family="text">
      <style:text-properties style:font-name-asian="Calibri" style:font-name-complex="Calibri"/>
    </style:style>
    <style:style style:name="T277" style:parent-style-name="DefaultParagraphFont" style:family="text">
      <style:text-properties style:font-name-asian="Calibri" style:font-name-complex="Calibri"/>
    </style:style>
    <style:style style:name="T278" style:parent-style-name="DefaultParagraphFont" style:family="text">
      <style:text-properties style:font-name-asian="Calibri" style:font-name-complex="Calibri"/>
    </style:style>
    <style:style style:name="T279" style:parent-style-name="DefaultParagraphFont" style:family="text">
      <style:text-properties style:font-name-asian="Calibri" style:font-name-complex="Calibri"/>
    </style:style>
    <style:style style:name="T280" style:parent-style-name="DefaultParagraphFont" style:family="text">
      <style:text-properties style:font-name-asian="Calibri" style:font-name-complex="Calibri"/>
    </style:style>
    <style:style style:name="T281" style:parent-style-name="DefaultParagraphFont" style:family="text">
      <style:text-properties style:font-name-asian="Calibri" style:font-name-complex="Calibri"/>
    </style:style>
    <style:style style:name="P282" style:parent-style-name="Normal" style:family="paragraph">
      <style:text-properties style:font-name-asian="Calibri" style:font-name-complex="Calibri"/>
    </style:style>
    <style:style style:name="T283" style:parent-style-name="DefaultParagraphFont" style:family="text">
      <style:text-properties style:font-name-asian="Calibri" style:font-name-complex="Calibri"/>
    </style:style>
    <style:style style:name="T284" style:parent-style-name="DefaultParagraphFont" style:family="text">
      <style:text-properties style:font-name-asian="Calibri" style:font-name-complex="Calibri"/>
    </style:style>
    <style:style style:name="T285" style:parent-style-name="DefaultParagraphFont" style:family="text">
      <style:text-properties style:font-name-asian="Calibri" style:font-name-complex="Calibri"/>
    </style:style>
    <style:style style:name="T286" style:parent-style-name="DefaultParagraphFont" style:family="text">
      <style:text-properties style:font-name-asian="Calibri" style:font-name-complex="Calibri"/>
    </style:style>
    <style:style style:name="T287" style:parent-style-name="DefaultParagraphFont" style:family="text">
      <style:text-properties style:font-name-asian="Calibri" style:font-name-complex="Calibri"/>
    </style:style>
    <style:style style:name="T288" style:parent-style-name="DefaultParagraphFont" style:family="text">
      <style:text-properties style:font-name-asian="Calibri" style:font-name-complex="Calibri"/>
    </style:style>
    <style:style style:name="T289" style:parent-style-name="DefaultParagraphFont" style:family="text">
      <style:text-properties style:font-name-asian="Calibri" style:font-name-complex="Calibri"/>
    </style:style>
    <style:style style:name="T290" style:parent-style-name="DefaultParagraphFont" style:family="text">
      <style:text-properties style:font-name-asian="Calibri" style:font-name-complex="Calibri"/>
    </style:style>
    <style:style style:name="T291" style:parent-style-name="DefaultParagraphFont" style:family="text">
      <style:text-properties style:font-name-asian="Calibri" style:font-name-complex="Calibri"/>
    </style:style>
    <style:style style:name="T292" style:parent-style-name="DefaultParagraphFont" style:family="text">
      <style:text-properties style:font-name-asian="Calibri" style:font-name-complex="Calibri"/>
    </style:style>
    <style:style style:name="T293" style:parent-style-name="DefaultParagraphFont" style:family="text">
      <style:text-properties style:font-name-asian="Calibri" style:font-name-complex="Calibri"/>
    </style:style>
    <style:style style:name="T294" style:parent-style-name="DefaultParagraphFont" style:family="text">
      <style:text-properties style:font-name-asian="Calibri" style:font-name-complex="Calibri"/>
    </style:style>
    <style:style style:name="P295" style:parent-style-name="Normal" style:family="paragraph">
      <style:text-properties fo:font-size="12pt" style:font-size-asian="12pt"/>
    </style:style>
    <style:style style:name="P296" style:parent-style-name="Normal" style:family="paragraph">
      <style:text-properties fo:font-size="12pt" style:font-size-asian="12pt"/>
    </style:style>
    <style:style style:name="T297" style:parent-style-name="DefaultParagraphFont" style:family="text">
      <style:text-properties style:font-name-asian="Calibri" style:font-name-complex="Calibri" fo:font-weight="bold" style:font-weight-asian="bold" fo:font-style="italic" style:font-style-asian="italic"/>
    </style:style>
    <style:style style:name="T298" style:parent-style-name="DefaultParagraphFont" style:family="text">
      <style:text-properties style:font-name-asian="Calibri" style:font-name-complex="Calibri"/>
    </style:style>
    <style:style style:name="T299" style:parent-style-name="DefaultParagraphFont" style:family="text">
      <style:text-properties style:font-name-asian="Calibri" style:font-name-complex="Calibri"/>
    </style:style>
    <style:style style:name="T300" style:parent-style-name="DefaultParagraphFont" style:family="text">
      <style:text-properties style:font-name-asian="Calibri" style:font-name-complex="Calibri"/>
    </style:style>
    <style:style style:name="T301" style:parent-style-name="DefaultParagraphFont" style:family="text">
      <style:text-properties style:font-name-asian="Calibri" style:font-name-complex="Calibri"/>
    </style:style>
    <style:style style:name="T302" style:parent-style-name="DefaultParagraphFont" style:family="text">
      <style:text-properties style:font-name-asian="Calibri" style:font-name-complex="Calibri"/>
    </style:style>
    <style:style style:name="T303" style:parent-style-name="DefaultParagraphFont" style:family="text">
      <style:text-properties style:font-name-asian="Calibri" style:font-name-complex="Calibri"/>
    </style:style>
    <style:style style:name="P304" style:parent-style-name="Normal" style:family="paragraph">
      <style:text-properties style:font-name-asian="Calibri" style:font-name-complex="Calibri"/>
    </style:style>
    <style:style style:name="P305" style:parent-style-name="Normal" style:family="paragraph">
      <style:text-properties fo:font-size="12pt" style:font-size-asian="12pt"/>
    </style:style>
    <style:style style:name="T306" style:parent-style-name="DefaultParagraphFont" style:family="text">
      <style:text-properties style:font-name-asian="Calibri" style:font-name-complex="Calibri"/>
    </style:style>
    <style:style style:name="T307" style:parent-style-name="DefaultParagraphFont" style:family="text">
      <style:text-properties style:font-name-asian="Calibri" style:font-name-complex="Calibri"/>
    </style:style>
    <style:style style:name="T308" style:parent-style-name="DefaultParagraphFont" style:family="text">
      <style:text-properties style:font-name-asian="Calibri" style:font-name-complex="Calibri"/>
    </style:style>
    <style:style style:name="T309" style:parent-style-name="DefaultParagraphFont" style:family="text">
      <style:text-properties style:font-name-asian="Calibri" style:font-name-complex="Calibri"/>
    </style:style>
    <style:style style:name="T310" style:parent-style-name="DefaultParagraphFont" style:family="text">
      <style:text-properties style:font-name-asian="Calibri" style:font-name-complex="Calibri"/>
    </style:style>
    <style:style style:name="T311" style:parent-style-name="DefaultParagraphFont" style:family="text">
      <style:text-properties style:font-name-asian="Calibri" style:font-name-complex="Calibri"/>
    </style:style>
    <style:style style:name="T312" style:parent-style-name="DefaultParagraphFont" style:family="text">
      <style:text-properties style:font-name-asian="Calibri" style:font-name-complex="Calibri"/>
    </style:style>
    <style:style style:name="P313" style:parent-style-name="Normal" style:family="paragraph">
      <style:text-properties fo:font-size="12pt" style:font-size-asian="12pt"/>
    </style:style>
    <style:style style:name="T314" style:parent-style-name="DefaultParagraphFont" style:family="text">
      <style:text-properties style:font-name-asian="Calibri" style:font-name-complex="Calibri"/>
    </style:style>
    <style:style style:name="T315" style:parent-style-name="DefaultParagraphFont" style:family="text">
      <style:text-properties style:font-name-asian="Calibri" style:font-name-complex="Calibri"/>
    </style:style>
    <style:style style:name="T316" style:parent-style-name="DefaultParagraphFont" style:family="text">
      <style:text-properties style:font-name-asian="Calibri" style:font-name-complex="Calibri"/>
    </style:style>
    <style:style style:name="T317" style:parent-style-name="DefaultParagraphFont" style:family="text">
      <style:text-properties style:font-name-asian="Calibri" style:font-name-complex="Calibri"/>
    </style:style>
    <style:style style:name="T318" style:parent-style-name="DefaultParagraphFont" style:family="text">
      <style:text-properties style:font-name-asian="Calibri" style:font-name-complex="Calibri"/>
    </style:style>
    <style:style style:name="T319" style:parent-style-name="DefaultParagraphFont" style:family="text">
      <style:text-properties style:font-name-asian="Calibri" style:font-name-complex="Calibri"/>
    </style:style>
    <style:style style:name="T320" style:parent-style-name="DefaultParagraphFont" style:family="text">
      <style:text-properties style:font-name-asian="Calibri" style:font-name-complex="Calibri"/>
    </style:style>
    <style:style style:name="P321" style:parent-style-name="Normal" style:family="paragraph">
      <style:text-properties fo:font-size="12pt" style:font-size-asian="12pt"/>
    </style:style>
    <style:style style:name="T322" style:parent-style-name="DefaultParagraphFont" style:family="text">
      <style:text-properties style:font-name-asian="Calibri" style:font-name-complex="Calibri"/>
    </style:style>
    <style:style style:name="T323" style:parent-style-name="DefaultParagraphFont" style:family="text">
      <style:text-properties style:font-name-asian="Calibri" style:font-name-complex="Calibri"/>
    </style:style>
    <style:style style:name="T324" style:parent-style-name="DefaultParagraphFont" style:family="text">
      <style:text-properties style:font-name-asian="Calibri" style:font-name-complex="Calibri"/>
    </style:style>
    <style:style style:name="T325" style:parent-style-name="DefaultParagraphFont" style:family="text">
      <style:text-properties style:font-name-asian="Calibri" style:font-name-complex="Calibri"/>
    </style:style>
    <style:style style:name="T326" style:parent-style-name="DefaultParagraphFont" style:family="text">
      <style:text-properties style:font-name-asian="Calibri" style:font-name-complex="Calibri"/>
    </style:style>
    <style:style style:name="T327" style:parent-style-name="DefaultParagraphFont" style:family="text">
      <style:text-properties style:font-name-asian="Calibri" style:font-name-complex="Calibri"/>
    </style:style>
    <style:style style:name="T328" style:parent-style-name="DefaultParagraphFont" style:family="text">
      <style:text-properties style:font-name-asian="Calibri" style:font-name-complex="Calibri"/>
    </style:style>
    <style:style style:name="T329" style:parent-style-name="DefaultParagraphFont" style:family="text">
      <style:text-properties style:font-name-asian="Calibri" style:font-name-complex="Calibri"/>
    </style:style>
    <style:style style:name="T330" style:parent-style-name="DefaultParagraphFont" style:family="text">
      <style:text-properties style:font-name-asian="Calibri" style:font-name-complex="Calibri"/>
    </style:style>
    <style:style style:name="T331" style:parent-style-name="DefaultParagraphFont" style:family="text">
      <style:text-properties style:font-name-asian="Calibri" style:font-name-complex="Calibri"/>
    </style:style>
    <style:style style:name="T332" style:parent-style-name="DefaultParagraphFont" style:family="text">
      <style:text-properties style:font-name-asian="Calibri" style:font-name-complex="Calibri"/>
    </style:style>
    <style:style style:name="P333" style:parent-style-name="Normal" style:family="paragraph">
      <style:text-properties fo:font-size="12pt" style:font-size-asian="12pt"/>
    </style:style>
    <style:style style:name="T334" style:parent-style-name="DefaultParagraphFont" style:family="text">
      <style:text-properties style:font-name-asian="Calibri" style:font-name-complex="Calibri"/>
    </style:style>
    <style:style style:name="T335" style:parent-style-name="DefaultParagraphFont" style:family="text">
      <style:text-properties style:font-name-asian="Calibri" style:font-name-complex="Calibri"/>
    </style:style>
    <style:style style:name="T336" style:parent-style-name="DefaultParagraphFont" style:family="text">
      <style:text-properties style:font-name-asian="Calibri" style:font-name-complex="Calibri"/>
    </style:style>
    <style:style style:name="T337" style:parent-style-name="DefaultParagraphFont" style:family="text">
      <style:text-properties style:font-name-asian="Calibri" style:font-name-complex="Calibri"/>
    </style:style>
    <style:style style:name="T338" style:parent-style-name="DefaultParagraphFont" style:family="text">
      <style:text-properties style:font-name-asian="Calibri" style:font-name-complex="Calibri"/>
    </style:style>
    <style:style style:name="P339" style:parent-style-name="Normal" style:family="paragraph">
      <style:text-properties style:font-name-asian="Calibri" style:font-name-complex="Calibri"/>
    </style:style>
    <style:style style:name="P340" style:parent-style-name="Normal" style:family="paragraph">
      <style:text-properties fo:font-size="12pt" style:font-size-asian="12pt"/>
    </style:style>
    <style:style style:name="T341" style:parent-style-name="DefaultParagraphFont" style:family="text">
      <style:text-properties style:font-name-asian="Calibri" style:font-name-complex="Calibri"/>
    </style:style>
    <style:style style:name="T342" style:parent-style-name="DefaultParagraphFont" style:family="text">
      <style:text-properties style:font-name-asian="Calibri" style:font-name-complex="Calibri"/>
    </style:style>
    <style:style style:name="T343" style:parent-style-name="DefaultParagraphFont" style:family="text">
      <style:text-properties style:font-name-asian="Calibri" style:font-name-complex="Calibri"/>
    </style:style>
    <style:style style:name="T344" style:parent-style-name="DefaultParagraphFont" style:family="text">
      <style:text-properties style:font-name-asian="Calibri" style:font-name-complex="Calibri"/>
    </style:style>
    <style:style style:name="T345" style:parent-style-name="DefaultParagraphFont" style:family="text">
      <style:text-properties style:font-name-asian="Calibri" style:font-name-complex="Calibri"/>
    </style:style>
    <style:style style:name="T346" style:parent-style-name="DefaultParagraphFont" style:family="text">
      <style:text-properties style:font-name-asian="Calibri" style:font-name-complex="Calibri"/>
    </style:style>
    <style:style style:name="T347" style:parent-style-name="DefaultParagraphFont" style:family="text">
      <style:text-properties style:font-name-asian="Calibri" style:font-name-complex="Calibri"/>
    </style:style>
    <style:style style:name="T348" style:parent-style-name="DefaultParagraphFont" style:family="text">
      <style:text-properties style:font-name-asian="Calibri" style:font-name-complex="Calibri"/>
    </style:style>
    <style:style style:name="P349" style:parent-style-name="Normal" style:family="paragraph">
      <style:text-properties fo:font-size="12pt" style:font-size-asian="12pt"/>
    </style:style>
    <style:style style:name="P350" style:parent-style-name="Normal" style:family="paragraph">
      <style:text-properties fo:font-size="12pt" style:font-size-asian="12pt"/>
    </style:style>
    <style:style style:name="T351" style:parent-style-name="DefaultParagraphFont" style:family="text">
      <style:text-properties style:font-name-asian="Calibri" style:font-name-complex="Calibri"/>
    </style:style>
    <style:style style:name="T352" style:parent-style-name="DefaultParagraphFont" style:family="text">
      <style:text-properties style:font-name-asian="Calibri" style:font-name-complex="Calibri"/>
    </style:style>
    <style:style style:name="T353" style:parent-style-name="DefaultParagraphFont" style:family="text">
      <style:text-properties style:font-name-asian="Calibri" style:font-name-complex="Calibri"/>
    </style:style>
    <style:style style:name="T354" style:parent-style-name="DefaultParagraphFont" style:family="text">
      <style:text-properties style:font-name-asian="Calibri" style:font-name-complex="Calibri"/>
    </style:style>
    <style:style style:name="T355" style:parent-style-name="DefaultParagraphFont" style:family="text">
      <style:text-properties style:font-name-asian="Calibri" style:font-name-complex="Calibri"/>
    </style:style>
    <style:style style:name="P356" style:parent-style-name="Normal" style:family="paragraph">
      <style:text-properties style:font-name-asian="Calibri" style:font-name-complex="Calibri"/>
    </style:style>
    <style:style style:name="P357" style:parent-style-name="Normal" style:family="paragraph">
      <style:text-properties style:font-name-asian="Calibri" style:font-name-complex="Calibri"/>
    </style:style>
    <style:style style:name="T358" style:parent-style-name="DefaultParagraphFont" style:family="text">
      <style:text-properties style:font-name-asian="Calibri" style:font-name-complex="Calibri"/>
    </style:style>
    <style:style style:name="T359" style:parent-style-name="DefaultParagraphFont" style:family="text">
      <style:text-properties style:font-name-asian="Calibri" style:font-name-complex="Calibri"/>
    </style:style>
    <style:style style:name="T360" style:parent-style-name="DefaultParagraphFont" style:family="text">
      <style:text-properties style:font-name-asian="Calibri" style:font-name-complex="Calibri"/>
    </style:style>
    <style:style style:name="T361" style:parent-style-name="DefaultParagraphFont" style:family="text">
      <style:text-properties style:font-name-asian="Calibri" style:font-name-complex="Calibri"/>
    </style:style>
    <style:style style:name="T362" style:parent-style-name="DefaultParagraphFont" style:family="text">
      <style:text-properties style:font-name-asian="Calibri" style:font-name-complex="Calibri"/>
    </style:style>
    <style:style style:name="T363" style:parent-style-name="DefaultParagraphFont" style:family="text">
      <style:text-properties style:font-name-asian="Calibri" style:font-name-complex="Calibri"/>
    </style:style>
    <style:style style:name="T364" style:parent-style-name="DefaultParagraphFont" style:family="text">
      <style:text-properties style:font-name-asian="Calibri" style:font-name-complex="Calibri"/>
    </style:style>
    <style:style style:name="T365" style:parent-style-name="DefaultParagraphFont" style:family="text">
      <style:text-properties style:font-name-asian="Calibri" style:font-name-complex="Calibri"/>
    </style:style>
    <style:style style:name="P366" style:parent-style-name="Normal" style:family="paragraph">
      <style:text-properties fo:font-size="12pt" style:font-size-asian="12pt"/>
    </style:style>
    <style:style style:name="P367" style:parent-style-name="Normal" style:family="paragraph">
      <style:text-properties fo:font-size="12pt" style:font-size-asian="12pt"/>
    </style:style>
    <style:style style:name="T368" style:parent-style-name="DefaultParagraphFont" style:family="text">
      <style:text-properties style:font-name-asian="Calibri" style:font-name-complex="Calibri"/>
    </style:style>
    <style:style style:name="T369" style:parent-style-name="DefaultParagraphFont" style:family="text">
      <style:text-properties style:font-name-asian="Calibri" style:font-name-complex="Calibri"/>
    </style:style>
    <style:style style:name="T370" style:parent-style-name="DefaultParagraphFont" style:family="text">
      <style:text-properties style:font-name-asian="Calibri" style:font-name-complex="Calibri"/>
    </style:style>
    <style:style style:name="T371" style:parent-style-name="DefaultParagraphFont" style:family="text">
      <style:text-properties style:font-name-asian="Calibri" style:font-name-complex="Calibri"/>
    </style:style>
    <style:style style:name="T372" style:parent-style-name="DefaultParagraphFont" style:family="text">
      <style:text-properties style:font-name-asian="Calibri" style:font-name-complex="Calibri"/>
    </style:style>
    <style:style style:name="T373" style:parent-style-name="DefaultParagraphFont" style:family="text">
      <style:text-properties style:font-name-asian="Calibri" style:font-name-complex="Calibri"/>
    </style:style>
    <style:style style:name="T374" style:parent-style-name="DefaultParagraphFont" style:family="text">
      <style:text-properties style:font-name-asian="Calibri" style:font-name-complex="Calibri"/>
    </style:style>
    <style:style style:name="T375" style:parent-style-name="DefaultParagraphFont" style:family="text">
      <style:text-properties style:font-name-asian="Calibri" style:font-name-complex="Calibri"/>
    </style:style>
    <style:style style:name="T376" style:parent-style-name="DefaultParagraphFont" style:family="text">
      <style:text-properties style:font-name-asian="Calibri" style:font-name-complex="Calibri"/>
    </style:style>
    <style:style style:name="P377" style:parent-style-name="Normal" style:family="paragraph">
      <style:text-properties fo:font-size="12pt" style:font-size-asian="12pt"/>
    </style:style>
    <style:style style:name="T378" style:parent-style-name="DefaultParagraphFont" style:family="text">
      <style:text-properties style:font-name-asian="Calibri" style:font-name-complex="Calibri"/>
    </style:style>
    <style:style style:name="T379" style:parent-style-name="DefaultParagraphFont" style:family="text">
      <style:text-properties style:font-name-asian="Calibri" style:font-name-complex="Calibri"/>
    </style:style>
    <style:style style:name="T380" style:parent-style-name="DefaultParagraphFont" style:family="text">
      <style:text-properties style:font-name-asian="Calibri" style:font-name-complex="Calibri"/>
    </style:style>
    <style:style style:name="T381" style:parent-style-name="DefaultParagraphFont" style:family="text">
      <style:text-properties style:font-name-asian="Calibri" style:font-name-complex="Calibri"/>
    </style:style>
    <style:style style:name="T382" style:parent-style-name="DefaultParagraphFont" style:family="text">
      <style:text-properties style:font-name-asian="Calibri" style:font-name-complex="Calibri"/>
    </style:style>
    <style:style style:name="T383" style:parent-style-name="DefaultParagraphFont" style:family="text">
      <style:text-properties style:font-name-asian="Calibri" style:font-name-complex="Calibri"/>
    </style:style>
    <style:style style:name="T384" style:parent-style-name="DefaultParagraphFont" style:family="text">
      <style:text-properties style:font-name-asian="Calibri" style:font-name-complex="Calibri"/>
    </style:style>
    <style:style style:name="T385" style:parent-style-name="DefaultParagraphFont" style:family="text">
      <style:text-properties style:font-name-asian="Calibri" style:font-name-complex="Calibri"/>
    </style:style>
    <style:style style:name="P386" style:parent-style-name="Normal" style:family="paragraph">
      <style:text-properties fo:font-size="12pt" style:font-size-asian="12pt"/>
    </style:style>
    <style:style style:name="T387" style:parent-style-name="DefaultParagraphFont" style:family="text">
      <style:text-properties style:font-name-asian="Calibri" style:font-name-complex="Calibri"/>
    </style:style>
    <style:style style:name="T388" style:parent-style-name="DefaultParagraphFont" style:family="text">
      <style:text-properties style:font-name-asian="Calibri" style:font-name-complex="Calibri"/>
    </style:style>
    <style:style style:name="T389" style:parent-style-name="DefaultParagraphFont" style:family="text">
      <style:text-properties style:font-name-asian="Calibri" style:font-name-complex="Calibri"/>
    </style:style>
    <style:style style:name="T390" style:parent-style-name="DefaultParagraphFont" style:family="text">
      <style:text-properties style:font-name-asian="Calibri" style:font-name-complex="Calibri"/>
    </style:style>
    <style:style style:name="T391" style:parent-style-name="DefaultParagraphFont" style:family="text">
      <style:text-properties style:font-name-asian="Calibri" style:font-name-complex="Calibri"/>
    </style:style>
    <style:style style:name="T392" style:parent-style-name="DefaultParagraphFont" style:family="text">
      <style:text-properties style:font-name-asian="Calibri" style:font-name-complex="Calibri"/>
    </style:style>
    <style:style style:name="T393" style:parent-style-name="DefaultParagraphFont" style:family="text">
      <style:text-properties style:font-name-asian="Calibri" style:font-name-complex="Calibri"/>
    </style:style>
    <style:style style:name="T394" style:parent-style-name="DefaultParagraphFont" style:family="text">
      <style:text-properties style:font-name-asian="Calibri" style:font-name-complex="Calibri"/>
    </style:style>
    <style:style style:name="T395" style:parent-style-name="DefaultParagraphFont" style:family="text">
      <style:text-properties style:font-name-asian="Calibri" style:font-name-complex="Calibri"/>
    </style:style>
    <style:style style:name="P396" style:parent-style-name="Normal" style:family="paragraph">
      <style:text-properties fo:font-size="12pt" style:font-size-asian="12pt"/>
    </style:style>
    <style:style style:name="T397" style:parent-style-name="DefaultParagraphFont" style:family="text">
      <style:text-properties style:font-name-asian="Calibri" style:font-name-complex="Calibri"/>
    </style:style>
    <style:style style:name="T398" style:parent-style-name="DefaultParagraphFont" style:family="text">
      <style:text-properties style:font-name-asian="Calibri" style:font-name-complex="Calibri"/>
    </style:style>
    <style:style style:name="T399" style:parent-style-name="DefaultParagraphFont" style:family="text">
      <style:text-properties style:font-name-asian="Calibri" style:font-name-complex="Calibri"/>
    </style:style>
    <style:style style:name="T400" style:parent-style-name="DefaultParagraphFont" style:family="text">
      <style:text-properties style:font-name-asian="Calibri" style:font-name-complex="Calibri"/>
    </style:style>
    <style:style style:name="T401" style:parent-style-name="DefaultParagraphFont" style:family="text">
      <style:text-properties style:font-name-asian="Calibri" style:font-name-complex="Calibri"/>
    </style:style>
    <style:style style:name="T402" style:parent-style-name="DefaultParagraphFont" style:family="text">
      <style:text-properties style:font-name-asian="Calibri" style:font-name-complex="Calibri"/>
    </style:style>
    <style:style style:name="T403" style:parent-style-name="DefaultParagraphFont" style:family="text">
      <style:text-properties style:font-name-asian="Calibri" style:font-name-complex="Calibri"/>
    </style:style>
    <style:style style:name="T404" style:parent-style-name="DefaultParagraphFont" style:family="text">
      <style:text-properties style:font-name-asian="Calibri" style:font-name-complex="Calibri"/>
    </style:style>
    <style:style style:name="T405" style:parent-style-name="DefaultParagraphFont" style:family="text">
      <style:text-properties style:font-name-asian="Calibri" style:font-name-complex="Calibri"/>
    </style:style>
    <style:style style:name="P406" style:parent-style-name="Normal" style:family="paragraph">
      <style:text-properties fo:font-size="12pt" style:font-size-asian="12pt"/>
    </style:style>
    <style:style style:name="T407" style:parent-style-name="DefaultParagraphFont" style:family="text">
      <style:text-properties style:font-name-asian="Calibri" style:font-name-complex="Calibri"/>
    </style:style>
    <style:style style:name="T408" style:parent-style-name="DefaultParagraphFont" style:family="text">
      <style:text-properties style:font-name-asian="Calibri" style:font-name-complex="Calibri"/>
    </style:style>
    <style:style style:name="T409" style:parent-style-name="DefaultParagraphFont" style:family="text">
      <style:text-properties style:font-name-asian="Calibri" style:font-name-complex="Calibri"/>
    </style:style>
    <style:style style:name="T410" style:parent-style-name="DefaultParagraphFont" style:family="text">
      <style:text-properties style:font-name-asian="Calibri" style:font-name-complex="Calibri"/>
    </style:style>
    <style:style style:name="T411" style:parent-style-name="DefaultParagraphFont" style:family="text">
      <style:text-properties style:font-name-asian="Calibri" style:font-name-complex="Calibri"/>
    </style:style>
    <style:style style:name="T412" style:parent-style-name="DefaultParagraphFont" style:family="text">
      <style:text-properties style:font-name-asian="Calibri" style:font-name-complex="Calibri"/>
    </style:style>
    <style:style style:name="T413" style:parent-style-name="DefaultParagraphFont" style:family="text">
      <style:text-properties style:font-name-asian="Calibri" style:font-name-complex="Calibri"/>
    </style:style>
    <style:style style:name="T414" style:parent-style-name="DefaultParagraphFont" style:family="text">
      <style:text-properties style:font-name-asian="Calibri" style:font-name-complex="Calibri"/>
    </style:style>
    <style:style style:name="P415" style:parent-style-name="Normal" style:family="paragraph">
      <style:text-properties fo:font-size="12pt" style:font-size-asian="12pt"/>
    </style:style>
    <style:style style:name="P416" style:parent-style-name="Normal" style:family="paragraph">
      <style:text-properties fo:font-size="12pt" style:font-size-asian="12pt"/>
    </style:style>
    <style:style style:name="P417" style:parent-style-name="Normal" style:family="paragraph">
      <style:text-properties fo:font-size="12pt" style:font-size-asian="12pt"/>
    </style:style>
    <style:style style:name="P418" style:parent-style-name="Normal" style:family="paragraph">
      <style:text-properties fo:font-size="12pt" style:font-size-asian="12pt"/>
    </style:style>
    <style:style style:name="P419" style:parent-style-name="Normal" style:family="paragraph">
      <style:text-properties fo:font-size="12pt" style:font-size-asian="12pt"/>
    </style:style>
    <style:style style:name="P420" style:parent-style-name="Normal" style:family="paragraph">
      <style:text-properties fo:font-size="12pt" style:font-size-asian="12pt"/>
    </style:style>
    <style:style style:name="T421" style:parent-style-name="DefaultParagraphFont" style:family="text">
      <style:text-properties style:font-name-asian="Calibri" style:font-name-complex="Calibri" fo:font-size="18pt" style:font-size-asian="18pt"/>
    </style:style>
    <style:style style:name="P422" style:parent-style-name="Normal" style:family="paragraph">
      <style:text-properties style:font-name-asian="Calibri" style:font-name-complex="Calibri"/>
    </style:style>
    <style:style style:name="P423" style:parent-style-name="Normal" style:family="paragraph">
      <style:text-properties style:font-name-asian="Calibri" style:font-name-complex="Calibri"/>
    </style:style>
    <style:style style:name="P424" style:parent-style-name="Normal" style:family="paragraph">
      <style:text-properties style:font-name-asian="Calibri" style:font-name-complex="Calibri" fo:font-weight="bold" style:font-weight-asian="bold"/>
    </style:style>
    <style:style style:name="P425" style:parent-style-name="Normal" style:family="paragraph">
      <style:text-properties style:font-name-asian="Calibri" style:font-name-complex="Calibri"/>
    </style:style>
    <style:style style:name="P426" style:parent-style-name="Normal" style:family="paragraph">
      <style:text-properties style:font-name-asian="Calibri" style:font-name-complex="Calibri"/>
    </style:style>
    <style:style style:name="P427" style:parent-style-name="Normal" style:family="paragraph">
      <style:text-properties style:font-name-asian="Calibri" style:font-name-complex="Calibri"/>
    </style:style>
    <style:style style:name="P428" style:parent-style-name="Normal" style:family="paragraph">
      <style:text-properties style:font-name-asian="Calibri" style:font-name-complex="Calibri"/>
    </style:style>
    <style:style style:name="P429" style:parent-style-name="Normal" style:family="paragraph">
      <style:text-properties style:font-name-asian="Calibri" style:font-name-complex="Calibri"/>
    </style:style>
    <style:style style:name="P430" style:parent-style-name="Normal" style:family="paragraph">
      <style:text-properties style:font-name-asian="Calibri" style:font-name-complex="Calibri"/>
    </style:style>
    <style:style style:name="P431" style:parent-style-name="Normal" style:family="paragraph">
      <style:text-properties style:font-name-asian="Calibri" style:font-name-complex="Calibri"/>
    </style:style>
    <style:style style:name="P432" style:parent-style-name="Normal" style:family="paragraph">
      <style:text-properties style:font-name-asian="Calibri" style:font-name-complex="Calibri"/>
    </style:style>
    <style:style style:name="P433" style:parent-style-name="Normal" style:family="paragraph">
      <style:text-properties style:font-name-asian="Calibri" style:font-name-complex="Calibri"/>
    </style:style>
    <style:style style:name="P434" style:parent-style-name="Normal" style:family="paragraph">
      <style:text-properties style:font-name-asian="Calibri" style:font-name-complex="Calibri"/>
    </style:style>
    <style:style style:name="P435" style:parent-style-name="Normal" style:family="paragraph">
      <style:text-properties style:font-name-asian="Calibri" style:font-name-complex="Calibri"/>
    </style:style>
    <style:style style:name="P436" style:parent-style-name="Normal" style:family="paragraph">
      <style:text-properties style:font-name-asian="Calibri" style:font-name-complex="Calibri"/>
    </style:style>
    <style:style style:name="P437" style:parent-style-name="Normal" style:family="paragraph">
      <style:text-properties style:font-name-asian="Calibri" style:font-name-complex="Calibri"/>
    </style:style>
    <style:style style:name="P438" style:parent-style-name="Normal" style:family="paragraph">
      <style:text-properties style:font-name-asian="Calibri" style:font-name-complex="Calibri"/>
    </style:style>
    <style:style style:name="P439" style:parent-style-name="Normal" style:family="paragraph">
      <style:text-properties style:font-name-asian="Calibri" style:font-name-complex="Calibri"/>
    </style:style>
    <style:style style:name="P440" style:parent-style-name="Normal" style:family="paragraph">
      <style:text-properties style:font-name-asian="Calibri" style:font-name-complex="Calibri"/>
    </style:style>
    <style:style style:name="P441" style:parent-style-name="Normal" style:family="paragraph">
      <style:text-properties style:font-name-asian="Calibri" style:font-name-complex="Calibri"/>
    </style:style>
    <style:style style:name="P442" style:parent-style-name="Normal" style:family="paragraph">
      <style:text-properties style:font-name-asian="Calibri" style:font-name-complex="Calibri"/>
    </style:style>
    <style:style style:name="P443" style:parent-style-name="Normal" style:family="paragraph">
      <style:text-properties style:font-name-asian="Calibri" style:font-name-complex="Calibri"/>
    </style:style>
    <style:style style:name="P444" style:parent-style-name="Normal" style:family="paragraph">
      <style:text-properties style:font-name-asian="Calibri" style:font-name-complex="Calibri"/>
    </style:style>
    <style:style style:name="P445" style:parent-style-name="Normal" style:family="paragraph">
      <style:text-properties style:font-name-asian="Calibri" style:font-name-complex="Calibri"/>
    </style:style>
    <style:style style:name="P446" style:parent-style-name="Normal" style:family="paragraph">
      <style:text-properties style:font-name-asian="Calibri" style:font-name-complex="Calibri"/>
    </style:style>
    <style:style style:name="P447" style:parent-style-name="Normal" style:family="paragraph">
      <style:text-properties style:font-name-asian="Calibri" style:font-name-complex="Calibri"/>
    </style:style>
    <style:style style:name="P448" style:parent-style-name="Normal" style:family="paragraph">
      <style:text-properties style:font-name-asian="Calibri" style:font-name-complex="Calibri"/>
    </style:style>
    <style:style style:name="P449" style:parent-style-name="Normal" style:family="paragraph">
      <style:text-properties style:font-name-asian="Calibri" style:font-name-complex="Calibri"/>
    </style:style>
    <style:style style:name="P450" style:parent-style-name="Normal" style:family="paragraph">
      <style:text-properties style:font-name-asian="Calibri" style:font-name-complex="Calibri"/>
    </style:style>
    <style:style style:name="P451" style:parent-style-name="Normal" style:family="paragraph">
      <style:text-properties style:font-name-asian="Calibri" style:font-name-complex="Calibri"/>
    </style:style>
    <style:style style:name="P452" style:parent-style-name="Normal" style:family="paragraph">
      <style:text-properties style:font-name-asian="Calibri" style:font-name-complex="Calibri"/>
    </style:style>
    <style:style style:name="P453" style:parent-style-name="Normal" style:family="paragraph">
      <style:text-properties style:font-name-asian="Calibri" style:font-name-complex="Calibri"/>
    </style:style>
    <style:style style:name="P454" style:parent-style-name="Normal" style:family="paragraph">
      <style:text-properties style:font-name-asian="Calibri" style:font-name-complex="Calibri"/>
    </style:style>
    <style:style style:name="P455" style:parent-style-name="Normal" style:family="paragraph">
      <style:text-properties style:font-name-asian="Calibri" style:font-name-complex="Calibri"/>
    </style:style>
    <style:style style:name="P456" style:parent-style-name="Normal" style:family="paragraph">
      <style:text-properties style:font-name-asian="Calibri" style:font-name-complex="Calibri"/>
    </style:style>
    <style:style style:name="P457" style:parent-style-name="Normal" style:family="paragraph">
      <style:text-properties style:font-name-asian="Calibri" style:font-name-complex="Calibri"/>
    </style:style>
    <style:style style:name="P458" style:parent-style-name="Normal" style:family="paragraph">
      <style:text-properties style:font-name-asian="Calibri" style:font-name-complex="Calibri"/>
    </style:style>
    <style:style style:name="P459" style:parent-style-name="Normal" style:family="paragraph">
      <style:text-properties style:font-name-asian="Calibri" style:font-name-complex="Calibri"/>
    </style:style>
    <style:style style:name="P460" style:parent-style-name="Normal" style:family="paragraph">
      <style:text-properties style:font-name-asian="Calibri" style:font-name-complex="Calibri"/>
    </style:style>
    <style:style style:name="P461" style:parent-style-name="Normal" style:family="paragraph">
      <style:text-properties style:font-name-asian="Calibri" style:font-name-complex="Calibri"/>
    </style:style>
    <style:style style:name="P462" style:parent-style-name="Normal" style:family="paragraph">
      <style:text-properties style:font-name-asian="Calibri" style:font-name-complex="Calibri"/>
    </style:style>
    <style:style style:name="P463" style:parent-style-name="Normal" style:family="paragraph">
      <style:text-properties style:font-name-asian="Calibri" style:font-name-complex="Calibri"/>
    </style:style>
    <style:style style:name="P464" style:parent-style-name="Normal" style:family="paragraph">
      <style:text-properties style:font-name-asian="Calibri" style:font-name-complex="Calibri"/>
    </style:style>
    <style:style style:name="P465" style:parent-style-name="Normal" style:family="paragraph">
      <style:text-properties style:font-name-asian="Calibri" style:font-name-complex="Calibri"/>
    </style:style>
    <style:style style:name="P466" style:parent-style-name="Normal" style:family="paragraph">
      <style:text-properties style:font-name-asian="Calibri" style:font-name-complex="Calibri"/>
    </style:style>
    <style:style style:name="P467" style:parent-style-name="Normal" style:family="paragraph">
      <style:text-properties style:font-name-asian="Calibri" style:font-name-complex="Calibri"/>
    </style:style>
    <style:style style:name="P468" style:parent-style-name="Normal" style:family="paragraph">
      <style:text-properties style:font-name-asian="Calibri" style:font-name-complex="Calibri"/>
    </style:style>
    <style:style style:name="P469" style:parent-style-name="Normal" style:family="paragraph">
      <style:text-properties style:font-name-asian="Calibri" style:font-name-complex="Calibri"/>
    </style:style>
    <style:style style:name="P470" style:parent-style-name="Normal" style:family="paragraph">
      <style:text-properties style:font-name-asian="Calibri" style:font-name-complex="Calibri"/>
    </style:style>
    <style:style style:name="P471" style:parent-style-name="Normal" style:family="paragraph">
      <style:text-properties style:font-name-asian="Calibri" style:font-name-complex="Calibri"/>
    </style:style>
    <style:style style:name="P472" style:parent-style-name="Normal" style:family="paragraph">
      <style:text-properties style:font-name-asian="Calibri" style:font-name-complex="Calibri"/>
    </style:style>
    <style:style style:name="P473" style:parent-style-name="Normal" style:family="paragraph">
      <style:text-properties style:font-name-asian="Calibri" style:font-name-complex="Calibri"/>
    </style:style>
    <style:style style:name="P474" style:parent-style-name="Normal" style:family="paragraph">
      <style:text-properties style:font-name-asian="Calibri" style:font-name-complex="Calibri"/>
    </style:style>
    <style:style style:name="P475" style:parent-style-name="Normal" style:family="paragraph">
      <style:text-properties style:font-name-asian="Calibri" style:font-name-complex="Calibri"/>
    </style:style>
    <style:style style:name="P476" style:parent-style-name="Normal" style:family="paragraph">
      <style:text-properties style:font-name-asian="Calibri" style:font-name-complex="Calibri"/>
    </style:style>
    <style:style style:name="P477" style:parent-style-name="Normal" style:family="paragraph">
      <style:text-properties style:font-name-asian="Calibri" style:font-name-complex="Calibri"/>
    </style:style>
    <style:style style:name="P478" style:parent-style-name="Normal" style:family="paragraph">
      <style:text-properties style:font-name-asian="Calibri" style:font-name-complex="Calibri"/>
    </style:style>
    <style:style style:name="P479" style:parent-style-name="Normal" style:family="paragraph">
      <style:text-properties style:font-name-asian="Calibri" style:font-name-complex="Calibri"/>
    </style:style>
    <style:style style:name="P480" style:parent-style-name="Normal" style:family="paragraph">
      <style:text-properties style:font-name-asian="Calibri" style:font-name-complex="Calibri"/>
    </style:style>
    <style:style style:name="P481" style:parent-style-name="Normal" style:family="paragraph">
      <style:text-properties style:font-name-asian="Calibri" style:font-name-complex="Calibri"/>
    </style:style>
    <style:style style:name="P482" style:parent-style-name="Normal" style:family="paragraph">
      <style:text-properties style:font-name-asian="Calibri" style:font-name-complex="Calibri"/>
    </style:style>
    <style:style style:name="P483" style:parent-style-name="Normal" style:family="paragraph">
      <style:text-properties style:font-name-asian="Calibri" style:font-name-complex="Calibri"/>
    </style:style>
    <style:style style:name="P484" style:parent-style-name="Normal" style:family="paragraph">
      <style:text-properties style:font-name-asian="Calibri" style:font-name-complex="Calibri"/>
    </style:style>
    <style:style style:name="P485" style:parent-style-name="Normal" style:family="paragraph">
      <style:text-properties style:font-name-asian="Calibri" style:font-name-complex="Calibri"/>
    </style:style>
    <style:style style:name="P486" style:parent-style-name="Normal" style:family="paragraph">
      <style:text-properties style:font-name-asian="Calibri" style:font-name-complex="Calibri"/>
    </style:style>
    <style:style style:name="P487" style:parent-style-name="Normal" style:family="paragraph">
      <style:text-properties style:font-name-asian="Calibri" style:font-name-complex="Calibri"/>
    </style:style>
    <style:style style:name="P488" style:parent-style-name="Normal" style:family="paragraph">
      <style:text-properties style:font-name-asian="Calibri" style:font-name-complex="Calibri"/>
    </style:style>
    <style:style style:name="P489" style:parent-style-name="Normal" style:family="paragraph">
      <style:text-properties style:font-name-asian="Calibri" style:font-name-complex="Calibri"/>
    </style:style>
    <style:style style:name="P490" style:parent-style-name="Normal" style:family="paragraph">
      <style:text-properties style:font-name-asian="Calibri" style:font-name-complex="Calibri"/>
    </style:style>
    <style:style style:name="P491" style:parent-style-name="Normal" style:family="paragraph">
      <style:text-properties style:font-name-asian="Calibri" style:font-name-complex="Calibri"/>
    </style:style>
    <style:style style:name="P492" style:parent-style-name="Normal" style:family="paragraph">
      <style:text-properties style:font-name-asian="Calibri" style:font-name-complex="Calibri"/>
    </style:style>
    <style:style style:name="P493" style:parent-style-name="Normal" style:family="paragraph">
      <style:text-properties style:font-name-asian="Calibri" style:font-name-complex="Calibri"/>
    </style:style>
    <style:style style:name="P494" style:parent-style-name="Normal" style:family="paragraph">
      <style:text-properties style:font-name-asian="Calibri" style:font-name-complex="Calibri" fo:font-weight="bold" style:font-weight-asian="bold"/>
    </style:style>
    <style:style style:name="P495" style:parent-style-name="Normal" style:family="paragraph">
      <style:text-properties style:font-name-asian="Calibri" style:font-name-complex="Calibri"/>
    </style:style>
    <style:style style:name="P496" style:parent-style-name="Normal" style:family="paragraph">
      <style:text-properties style:font-name-asian="Calibri" style:font-name-complex="Calibri"/>
    </style:style>
    <style:style style:name="P497" style:parent-style-name="Normal" style:family="paragraph">
      <style:text-properties style:font-name-asian="Calibri" style:font-name-complex="Calibri"/>
    </style:style>
    <style:style style:name="P498" style:parent-style-name="Normal" style:family="paragraph">
      <style:text-properties style:font-name-asian="Calibri" style:font-name-complex="Calibri"/>
    </style:style>
    <style:style style:name="P499" style:parent-style-name="Normal" style:family="paragraph">
      <style:text-properties style:font-name-asian="Calibri" style:font-name-complex="Calibri"/>
    </style:style>
    <style:style style:name="P500" style:parent-style-name="Normal" style:family="paragraph">
      <style:text-properties style:font-name-asian="Calibri" style:font-name-complex="Calibri"/>
    </style:style>
    <style:style style:name="P501" style:parent-style-name="Normal" style:family="paragraph">
      <style:text-properties style:font-name-asian="Calibri" style:font-name-complex="Calibri"/>
    </style:style>
    <style:style style:name="P502" style:parent-style-name="Normal" style:family="paragraph">
      <style:text-properties style:font-name-asian="Calibri" style:font-name-complex="Calibri"/>
    </style:style>
    <style:style style:name="P503" style:parent-style-name="Normal" style:family="paragraph">
      <style:text-properties style:font-name-asian="Calibri" style:font-name-complex="Calibri"/>
    </style:style>
    <style:style style:name="P504" style:parent-style-name="Normal" style:family="paragraph">
      <style:text-properties style:font-name-asian="Calibri" style:font-name-complex="Calibri"/>
    </style:style>
    <style:style style:name="P505" style:parent-style-name="Normal" style:family="paragraph">
      <style:text-properties style:font-name-asian="Calibri" style:font-name-complex="Calibri"/>
    </style:style>
    <style:style style:name="P506" style:parent-style-name="Normal" style:family="paragraph">
      <style:text-properties style:font-name-asian="Calibri" style:font-name-complex="Calibri"/>
    </style:style>
    <style:style style:name="P507" style:parent-style-name="Normal" style:family="paragraph">
      <style:text-properties style:font-name-asian="Calibri" style:font-name-complex="Calibri"/>
    </style:style>
    <style:style style:name="P508" style:parent-style-name="Normal" style:family="paragraph">
      <style:text-properties style:font-name-asian="Calibri" style:font-name-complex="Calibri"/>
    </style:style>
    <style:style style:name="P509" style:parent-style-name="Normal" style:family="paragraph">
      <style:text-properties style:font-name-asian="Calibri" style:font-name-complex="Calibri"/>
    </style:style>
    <style:style style:name="P510" style:parent-style-name="Normal" style:family="paragraph">
      <style:text-properties style:font-name-asian="Calibri" style:font-name-complex="Calibri"/>
    </style:style>
    <style:style style:name="P511" style:parent-style-name="Normal" style:family="paragraph">
      <style:text-properties style:font-name-asian="Calibri" style:font-name-complex="Calibri"/>
    </style:style>
    <style:style style:name="P512" style:parent-style-name="Normal" style:family="paragraph">
      <style:text-properties style:font-name-asian="Calibri" style:font-name-complex="Calibri"/>
    </style:style>
    <style:style style:name="P513" style:parent-style-name="Normal" style:family="paragraph">
      <style:text-properties style:font-name-asian="Calibri" style:font-name-complex="Calibri"/>
    </style:style>
    <style:style style:name="P514" style:parent-style-name="Normal" style:family="paragraph">
      <style:text-properties style:font-name-asian="Calibri" style:font-name-complex="Calibri"/>
    </style:style>
    <style:style style:name="P515" style:parent-style-name="Normal" style:family="paragraph">
      <style:text-properties style:font-name-asian="Calibri" style:font-name-complex="Calibri"/>
    </style:style>
    <style:style style:name="P516" style:parent-style-name="Normal" style:family="paragraph">
      <style:text-properties style:font-name-asian="Calibri" style:font-name-complex="Calibri"/>
    </style:style>
    <style:style style:name="P517" style:parent-style-name="Normal" style:family="paragraph">
      <style:text-properties style:font-name-asian="Calibri" style:font-name-complex="Calibri"/>
    </style:style>
    <style:style style:name="P518" style:parent-style-name="Normal" style:family="paragraph">
      <style:text-properties style:font-name-asian="Calibri" style:font-name-complex="Calibri"/>
    </style:style>
    <style:style style:name="P519" style:parent-style-name="Normal" style:family="paragraph">
      <style:text-properties style:font-name-asian="Calibri" style:font-name-complex="Calibri"/>
    </style:style>
    <style:style style:name="P520" style:parent-style-name="Normal" style:family="paragraph">
      <style:text-properties style:font-name-asian="Calibri" style:font-name-complex="Calibri"/>
    </style:style>
    <style:style style:name="P521" style:parent-style-name="Normal" style:family="paragraph">
      <style:text-properties style:font-name-asian="Calibri" style:font-name-complex="Calibri"/>
    </style:style>
    <style:style style:name="P522" style:parent-style-name="Normal" style:family="paragraph">
      <style:text-properties style:font-name-asian="Calibri" style:font-name-complex="Calibri"/>
    </style:style>
    <style:style style:name="P523" style:parent-style-name="Normal" style:family="paragraph">
      <style:text-properties style:font-name-asian="Calibri" style:font-name-complex="Calibri"/>
    </style:style>
    <style:style style:name="P524" style:parent-style-name="Normal" style:family="paragraph">
      <style:text-properties style:font-name-asian="Calibri" style:font-name-complex="Calibri"/>
    </style:style>
    <style:style style:name="P525" style:parent-style-name="Normal" style:family="paragraph">
      <style:text-properties style:font-name-asian="Calibri" style:font-name-complex="Calibri"/>
    </style:style>
    <style:style style:name="P526" style:parent-style-name="Normal" style:family="paragraph">
      <style:text-properties style:font-name-asian="Calibri" style:font-name-complex="Calibri"/>
    </style:style>
    <style:style style:name="P527" style:parent-style-name="Normal" style:family="paragraph">
      <style:text-properties style:font-name-asian="Calibri" style:font-name-complex="Calibri"/>
    </style:style>
    <style:style style:name="P528" style:parent-style-name="Normal" style:family="paragraph">
      <style:text-properties style:font-name-asian="Calibri" style:font-name-complex="Calibri"/>
    </style:style>
    <style:style style:name="P529" style:parent-style-name="Normal" style:family="paragraph">
      <style:text-properties style:font-name-asian="Calibri" style:font-name-complex="Calibri"/>
    </style:style>
    <style:style style:name="P530" style:parent-style-name="Normal" style:family="paragraph">
      <style:text-properties style:font-name-asian="Calibri" style:font-name-complex="Calibri"/>
    </style:style>
    <style:style style:name="P531" style:parent-style-name="Normal" style:family="paragraph">
      <style:text-properties style:font-name-asian="Calibri" style:font-name-complex="Calibri"/>
    </style:style>
    <style:style style:name="P532" style:parent-style-name="Normal" style:family="paragraph">
      <style:text-properties style:font-name-asian="Calibri" style:font-name-complex="Calibri"/>
    </style:style>
    <style:style style:name="P533" style:parent-style-name="Normal" style:family="paragraph">
      <style:text-properties style:font-name-asian="Calibri" style:font-name-complex="Calibri"/>
    </style:style>
    <style:style style:name="P534" style:parent-style-name="Normal" style:family="paragraph">
      <style:text-properties style:font-name-asian="Calibri" style:font-name-complex="Calibri"/>
    </style:style>
    <style:style style:name="P535" style:parent-style-name="Normal" style:family="paragraph">
      <style:text-properties style:font-name-asian="Calibri" style:font-name-complex="Calibri"/>
    </style:style>
    <style:style style:name="P536" style:parent-style-name="Normal" style:family="paragraph">
      <style:text-properties style:font-name-asian="Calibri" style:font-name-complex="Calibri"/>
    </style:style>
    <style:style style:name="P537" style:parent-style-name="Normal" style:family="paragraph">
      <style:text-properties style:font-name-asian="Calibri" style:font-name-complex="Calibri"/>
    </style:style>
    <style:style style:name="P538" style:parent-style-name="Normal" style:family="paragraph">
      <style:text-properties style:font-name-asian="Calibri" style:font-name-complex="Calibri"/>
    </style:style>
    <style:style style:name="P539" style:parent-style-name="Normal" style:family="paragraph">
      <style:text-properties style:font-name-asian="Calibri" style:font-name-complex="Calibri"/>
    </style:style>
    <style:style style:name="P540" style:parent-style-name="Normal" style:family="paragraph">
      <style:text-properties style:font-name-asian="Calibri" style:font-name-complex="Calibri"/>
    </style:style>
    <style:style style:name="P541" style:parent-style-name="Normal" style:family="paragraph">
      <style:text-properties style:font-name-asian="Calibri" style:font-name-complex="Calibri"/>
    </style:style>
    <style:style style:name="P542" style:parent-style-name="Normal" style:family="paragraph">
      <style:text-properties style:font-name-asian="Calibri" style:font-name-complex="Calibri"/>
    </style:style>
    <style:style style:name="P543" style:parent-style-name="Normal" style:family="paragraph">
      <style:text-properties style:font-name-asian="Calibri" style:font-name-complex="Calibri"/>
    </style:style>
    <style:style style:name="P544" style:parent-style-name="Normal" style:family="paragraph">
      <style:text-properties style:font-name-asian="Calibri" style:font-name-complex="Calibri"/>
    </style:style>
    <style:style style:name="P545" style:parent-style-name="Normal" style:family="paragraph">
      <style:text-properties style:font-name-asian="Calibri" style:font-name-complex="Calibri"/>
    </style:style>
    <style:style style:name="P546" style:parent-style-name="Normal" style:family="paragraph">
      <style:text-properties style:font-name-asian="Calibri" style:font-name-complex="Calibri"/>
    </style:style>
    <style:style style:name="P547" style:parent-style-name="Normal" style:family="paragraph">
      <style:text-properties style:font-name-asian="Calibri" style:font-name-complex="Calibri"/>
    </style:style>
    <style:style style:name="P548" style:parent-style-name="Normal" style:family="paragraph">
      <style:text-properties style:font-name-asian="Calibri" style:font-name-complex="Calibri"/>
    </style:style>
    <style:style style:name="P549" style:parent-style-name="Normal" style:family="paragraph">
      <style:text-properties style:font-name-asian="Calibri" style:font-name-complex="Calibri"/>
    </style:style>
    <style:style style:name="P550" style:parent-style-name="Normal" style:family="paragraph">
      <style:text-properties style:font-name-asian="Calibri" style:font-name-complex="Calibri"/>
    </style:style>
    <style:style style:name="P551" style:parent-style-name="Normal" style:family="paragraph">
      <style:text-properties style:font-name-asian="Calibri" style:font-name-complex="Calibri"/>
    </style:style>
    <style:style style:name="P552" style:parent-style-name="Normal" style:family="paragraph">
      <style:text-properties style:font-name-asian="Calibri" style:font-name-complex="Calibri"/>
    </style:style>
    <style:style style:name="P553" style:parent-style-name="Normal" style:family="paragraph">
      <style:text-properties style:font-name-asian="Calibri" style:font-name-complex="Calibri"/>
    </style:style>
    <style:style style:name="P554" style:parent-style-name="Normal" style:family="paragraph">
      <style:text-properties style:font-name-asian="Calibri" style:font-name-complex="Calibri"/>
    </style:style>
    <style:style style:name="P555" style:parent-style-name="Normal" style:family="paragraph">
      <style:text-properties style:font-name-asian="Calibri" style:font-name-complex="Calibri"/>
    </style:style>
    <style:style style:name="P556" style:parent-style-name="Normal" style:family="paragraph">
      <style:text-properties style:font-name-asian="Calibri" style:font-name-complex="Calibri"/>
    </style:style>
    <style:style style:name="P557" style:parent-style-name="Normal" style:family="paragraph">
      <style:text-properties style:font-name-asian="Calibri" style:font-name-complex="Calibri"/>
    </style:style>
    <style:style style:name="P558" style:parent-style-name="Normal" style:family="paragraph">
      <style:text-properties style:font-name-asian="Calibri" style:font-name-complex="Calibri"/>
    </style:style>
    <style:style style:name="P559" style:parent-style-name="Normal" style:family="paragraph">
      <style:text-properties style:font-name-asian="Calibri" style:font-name-complex="Calibri"/>
    </style:style>
    <style:style style:name="P560" style:parent-style-name="Normal" style:family="paragraph">
      <style:text-properties style:font-name-asian="Calibri" style:font-name-complex="Calibri"/>
    </style:style>
    <style:style style:name="P561" style:parent-style-name="Normal" style:family="paragraph">
      <style:text-properties style:font-name-asian="Calibri" style:font-name-complex="Calibri"/>
    </style:style>
    <style:style style:name="P562" style:parent-style-name="Normal" style:family="paragraph">
      <style:text-properties style:font-name-asian="Calibri" style:font-name-complex="Calibri"/>
    </style:style>
    <style:style style:name="P563" style:parent-style-name="Normal" style:family="paragraph">
      <style:text-properties style:font-name-asian="Calibri" style:font-name-complex="Calibri"/>
    </style:style>
    <style:style style:name="P564" style:parent-style-name="Normal" style:family="paragraph">
      <style:text-properties style:font-name-asian="Calibri" style:font-name-complex="Calibri"/>
    </style:style>
    <style:style style:name="P565" style:parent-style-name="Normal" style:family="paragraph">
      <style:text-properties style:font-name-asian="Calibri" style:font-name-complex="Calibri"/>
    </style:style>
    <style:style style:name="P566" style:parent-style-name="Normal" style:family="paragraph">
      <style:text-properties style:font-name-asian="Calibri" style:font-name-complex="Calibri"/>
    </style:style>
    <style:style style:name="P567" style:parent-style-name="Normal" style:family="paragraph">
      <style:text-properties style:font-name-asian="Calibri" style:font-name-complex="Calibri"/>
    </style:style>
    <style:style style:name="P568" style:parent-style-name="Normal" style:family="paragraph">
      <style:text-properties style:font-name-asian="Calibri" style:font-name-complex="Calibri"/>
    </style:style>
    <style:style style:name="P569" style:parent-style-name="Normal" style:family="paragraph">
      <style:text-properties style:font-name-asian="Calibri" style:font-name-complex="Calibri"/>
    </style:style>
    <style:style style:name="P570" style:parent-style-name="Normal" style:family="paragraph">
      <style:text-properties style:font-name-asian="Calibri" style:font-name-complex="Calibri"/>
    </style:style>
    <style:style style:name="P571" style:parent-style-name="Normal" style:family="paragraph">
      <style:text-properties style:font-name-asian="Calibri" style:font-name-complex="Calibri"/>
    </style:style>
    <style:style style:name="P572" style:parent-style-name="Normal" style:family="paragraph">
      <style:text-properties style:font-name-asian="Calibri" style:font-name-complex="Calibri"/>
    </style:style>
    <style:style style:name="P573" style:parent-style-name="Normal" style:family="paragraph">
      <style:text-properties style:font-name-asian="Calibri" style:font-name-complex="Calibri"/>
    </style:style>
    <style:style style:name="P574" style:parent-style-name="Normal" style:family="paragraph">
      <style:text-properties style:font-name-asian="Calibri" style:font-name-complex="Calibri"/>
    </style:style>
    <style:style style:name="P575" style:parent-style-name="Normal" style:family="paragraph">
      <style:text-properties style:font-name-asian="Calibri" style:font-name-complex="Calibri"/>
    </style:style>
    <style:style style:name="P576" style:parent-style-name="Normal" style:family="paragraph">
      <style:text-properties style:font-name-asian="Calibri" style:font-name-complex="Calibri"/>
    </style:style>
    <style:style style:name="P577" style:parent-style-name="Normal" style:family="paragraph">
      <style:text-properties style:font-name-asian="Calibri" style:font-name-complex="Calibri"/>
    </style:style>
    <style:style style:name="P578" style:parent-style-name="Normal" style:family="paragraph">
      <style:text-properties style:font-name-asian="Calibri" style:font-name-complex="Calibri" fo:font-weight="bold" style:font-weight-asian="bold"/>
    </style:style>
    <style:style style:name="P579" style:parent-style-name="Normal" style:family="paragraph">
      <style:text-properties style:font-name-asian="Calibri" style:font-name-complex="Calibri"/>
    </style:style>
    <style:style style:name="P580" style:parent-style-name="Normal" style:family="paragraph">
      <style:text-properties style:font-name-asian="Calibri" style:font-name-complex="Calibri"/>
    </style:style>
    <style:style style:name="P581" style:parent-style-name="Normal" style:family="paragraph">
      <style:text-properties style:font-name-asian="Calibri" style:font-name-complex="Calibri"/>
    </style:style>
    <style:style style:name="P582" style:parent-style-name="Normal" style:family="paragraph">
      <style:text-properties style:font-name-asian="Calibri" style:font-name-complex="Calibri"/>
    </style:style>
    <style:style style:name="P583" style:parent-style-name="Normal" style:family="paragraph">
      <style:text-properties style:font-name-asian="Calibri" style:font-name-complex="Calibri"/>
    </style:style>
    <style:style style:name="P584" style:parent-style-name="Normal" style:family="paragraph">
      <style:text-properties style:font-name-asian="Calibri" style:font-name-complex="Calibri"/>
    </style:style>
    <style:style style:name="P585" style:parent-style-name="Normal" style:family="paragraph">
      <style:text-properties style:font-name-asian="Calibri" style:font-name-complex="Calibri"/>
    </style:style>
    <style:style style:name="P586" style:parent-style-name="Normal" style:family="paragraph">
      <style:text-properties style:font-name-asian="Calibri" style:font-name-complex="Calibri"/>
    </style:style>
    <style:style style:name="P587" style:parent-style-name="Normal" style:family="paragraph">
      <style:text-properties style:font-name-asian="Calibri" style:font-name-complex="Calibri"/>
    </style:style>
    <style:style style:name="P588" style:parent-style-name="Normal" style:family="paragraph">
      <style:text-properties style:font-name-asian="Calibri" style:font-name-complex="Calibri"/>
    </style:style>
    <style:style style:name="P589" style:parent-style-name="Normal" style:family="paragraph">
      <style:text-properties style:font-name-asian="Calibri" style:font-name-complex="Calibri"/>
    </style:style>
    <style:style style:name="P590" style:parent-style-name="Normal" style:family="paragraph">
      <style:text-properties style:font-name-asian="Calibri" style:font-name-complex="Calibri"/>
    </style:style>
    <style:style style:name="P591" style:parent-style-name="Normal" style:family="paragraph">
      <style:text-properties style:font-name-asian="Calibri" style:font-name-complex="Calibri"/>
    </style:style>
    <style:style style:name="P592" style:parent-style-name="Normal" style:family="paragraph">
      <style:text-properties style:font-name-asian="Calibri" style:font-name-complex="Calibri"/>
    </style:style>
    <style:style style:name="P593" style:parent-style-name="Normal" style:family="paragraph">
      <style:text-properties style:font-name-asian="Calibri" style:font-name-complex="Calibri"/>
    </style:style>
    <style:style style:name="P594" style:parent-style-name="Normal" style:family="paragraph">
      <style:text-properties style:font-name-asian="Calibri" style:font-name-complex="Calibri"/>
    </style:style>
    <style:style style:name="P595" style:parent-style-name="Normal" style:family="paragraph">
      <style:text-properties style:font-name-asian="Calibri" style:font-name-complex="Calibri"/>
    </style:style>
    <style:style style:name="P596" style:parent-style-name="Normal" style:family="paragraph">
      <style:text-properties style:font-name-asian="Calibri" style:font-name-complex="Calibri"/>
    </style:style>
    <style:style style:name="P597" style:parent-style-name="Normal" style:family="paragraph">
      <style:text-properties style:font-name-asian="Calibri" style:font-name-complex="Calibri"/>
    </style:style>
    <style:style style:name="P598" style:parent-style-name="Normal" style:family="paragraph">
      <style:text-properties style:font-name-asian="Calibri" style:font-name-complex="Calibri"/>
    </style:style>
    <style:style style:name="P599" style:parent-style-name="Normal" style:family="paragraph">
      <style:text-properties style:font-name-asian="Calibri" style:font-name-complex="Calibri"/>
    </style:style>
    <style:style style:name="P600" style:parent-style-name="Normal" style:family="paragraph">
      <style:text-properties style:font-name-asian="Calibri" style:font-name-complex="Calibri"/>
    </style:style>
    <style:style style:name="P601" style:parent-style-name="Normal" style:family="paragraph">
      <style:text-properties style:font-name-asian="Calibri" style:font-name-complex="Calibri"/>
    </style:style>
    <style:style style:name="P602" style:parent-style-name="Normal" style:family="paragraph">
      <style:text-properties style:font-name-asian="Calibri" style:font-name-complex="Calibri"/>
    </style:style>
    <style:style style:name="P603" style:parent-style-name="Normal" style:family="paragraph">
      <style:text-properties style:font-name-asian="Calibri" style:font-name-complex="Calibri"/>
    </style:style>
    <style:style style:name="P604" style:parent-style-name="Normal" style:family="paragraph">
      <style:text-properties style:font-name-asian="Calibri" style:font-name-complex="Calibri"/>
    </style:style>
    <style:style style:name="P605" style:parent-style-name="Normal" style:family="paragraph">
      <style:text-properties style:font-name-asian="Calibri" style:font-name-complex="Calibri"/>
    </style:style>
    <style:style style:name="P606" style:parent-style-name="Normal" style:family="paragraph">
      <style:text-properties style:font-name-asian="Calibri" style:font-name-complex="Calibri"/>
    </style:style>
    <style:style style:name="P607" style:parent-style-name="Normal" style:family="paragraph">
      <style:text-properties style:font-name-asian="Calibri" style:font-name-complex="Calibri"/>
    </style:style>
    <style:style style:name="P608" style:parent-style-name="Normal" style:family="paragraph">
      <style:text-properties style:font-name-asian="Calibri" style:font-name-complex="Calibri"/>
    </style:style>
    <style:style style:name="P609" style:parent-style-name="Normal" style:family="paragraph">
      <style:text-properties style:font-name-asian="Calibri" style:font-name-complex="Calibri"/>
    </style:style>
    <style:style style:name="P610" style:parent-style-name="Normal" style:family="paragraph">
      <style:text-properties style:font-name-asian="Calibri" style:font-name-complex="Calibri"/>
    </style:style>
    <style:style style:name="P611" style:parent-style-name="Normal" style:family="paragraph">
      <style:text-properties style:font-name-asian="Calibri" style:font-name-complex="Calibri"/>
    </style:style>
    <style:style style:name="P612" style:parent-style-name="Normal" style:family="paragraph">
      <style:text-properties style:font-name-asian="Calibri" style:font-name-complex="Calibri"/>
    </style:style>
    <style:style style:name="P613" style:parent-style-name="Normal" style:family="paragraph">
      <style:text-properties style:font-name-asian="Calibri" style:font-name-complex="Calibri"/>
    </style:style>
    <style:style style:name="P614" style:parent-style-name="Normal" style:family="paragraph">
      <style:text-properties style:font-name-asian="Calibri" style:font-name-complex="Calibri"/>
    </style:style>
    <style:style style:name="P615" style:parent-style-name="Normal" style:family="paragraph">
      <style:text-properties style:font-name-asian="Calibri" style:font-name-complex="Calibri"/>
    </style:style>
    <style:style style:name="P616" style:parent-style-name="Normal" style:family="paragraph">
      <style:text-properties style:font-name-asian="Calibri" style:font-name-complex="Calibri"/>
    </style:style>
    <style:style style:name="P617" style:parent-style-name="Normal" style:family="paragraph">
      <style:text-properties style:font-name-asian="Calibri" style:font-name-complex="Calibri"/>
    </style:style>
    <style:style style:name="P618" style:parent-style-name="Normal" style:family="paragraph">
      <style:text-properties style:font-name-asian="Calibri" style:font-name-complex="Calibri"/>
    </style:style>
    <style:style style:name="P619" style:parent-style-name="Normal" style:family="paragraph">
      <style:text-properties style:font-name-asian="Calibri" style:font-name-complex="Calibri"/>
    </style:style>
    <style:style style:name="P620" style:parent-style-name="Normal" style:family="paragraph">
      <style:text-properties style:font-name-asian="Calibri" style:font-name-complex="Calibri"/>
    </style:style>
    <style:style style:name="P621" style:parent-style-name="Normal" style:family="paragraph">
      <style:text-properties style:font-name-asian="Calibri" style:font-name-complex="Calibri"/>
    </style:style>
    <style:style style:name="P622" style:parent-style-name="Normal" style:family="paragraph">
      <style:text-properties style:font-name-asian="Calibri" style:font-name-complex="Calibri"/>
    </style:style>
    <style:style style:name="P623" style:parent-style-name="Normal" style:family="paragraph">
      <style:text-properties style:font-name-asian="Calibri" style:font-name-complex="Calibri"/>
    </style:style>
    <style:style style:name="P624" style:parent-style-name="Normal" style:family="paragraph">
      <style:text-properties style:font-name-asian="Calibri" style:font-name-complex="Calibri"/>
    </style:style>
    <style:style style:name="P625" style:parent-style-name="Normal" style:family="paragraph">
      <style:text-properties style:font-name-asian="Calibri" style:font-name-complex="Calibri"/>
    </style:style>
    <style:style style:name="P626" style:parent-style-name="Normal" style:family="paragraph">
      <style:text-properties style:font-name-asian="Calibri" style:font-name-complex="Calibri"/>
    </style:style>
    <style:style style:name="P627" style:parent-style-name="Normal" style:family="paragraph">
      <style:text-properties style:font-name-asian="Calibri" style:font-name-complex="Calibri"/>
    </style:style>
    <style:style style:name="P628" style:parent-style-name="Normal" style:family="paragraph">
      <style:text-properties style:font-name-asian="Calibri" style:font-name-complex="Calibri"/>
    </style:style>
    <style:style style:name="P629" style:parent-style-name="Normal" style:family="paragraph">
      <style:text-properties style:font-name-asian="Calibri" style:font-name-complex="Calibri"/>
    </style:style>
    <style:style style:name="P630" style:parent-style-name="Normal" style:family="paragraph">
      <style:text-properties style:font-name-asian="Calibri" style:font-name-complex="Calibri"/>
    </style:style>
    <style:style style:name="P631" style:parent-style-name="Normal" style:family="paragraph">
      <style:text-properties style:font-name-asian="Calibri" style:font-name-complex="Calibri"/>
    </style:style>
    <style:style style:name="P632" style:parent-style-name="Normal" style:family="paragraph">
      <style:text-properties style:font-name-asian="Calibri" style:font-name-complex="Calibri"/>
    </style:style>
    <style:style style:name="P633" style:parent-style-name="Normal" style:family="paragraph">
      <style:text-properties style:font-name-asian="Calibri" style:font-name-complex="Calibri"/>
    </style:style>
    <style:style style:name="P634" style:parent-style-name="Normal" style:family="paragraph">
      <style:text-properties style:font-name-asian="Calibri" style:font-name-complex="Calibri"/>
    </style:style>
    <style:style style:name="P635" style:parent-style-name="Normal" style:family="paragraph">
      <style:text-properties style:font-name-asian="Calibri" style:font-name-complex="Calibri"/>
    </style:style>
    <style:style style:name="P636" style:parent-style-name="Normal" style:family="paragraph">
      <style:text-properties style:font-name-asian="Calibri" style:font-name-complex="Calibri"/>
    </style:style>
    <style:style style:name="P637" style:parent-style-name="Normal" style:family="paragraph">
      <style:text-properties style:font-name-asian="Calibri" style:font-name-complex="Calibri"/>
    </style:style>
    <style:style style:name="P638" style:parent-style-name="Normal" style:family="paragraph">
      <style:text-properties style:font-name-asian="Calibri" style:font-name-complex="Calibri"/>
    </style:style>
    <style:style style:name="P639" style:parent-style-name="Normal" style:family="paragraph">
      <style:text-properties style:font-name-asian="Calibri" style:font-name-complex="Calibri"/>
    </style:style>
    <style:style style:name="P640" style:parent-style-name="Normal" style:family="paragraph">
      <style:text-properties style:font-name-asian="Calibri" style:font-name-complex="Calibri"/>
    </style:style>
    <style:style style:name="P641" style:parent-style-name="Normal" style:family="paragraph">
      <style:text-properties style:font-name-asian="Calibri" style:font-name-complex="Calibri"/>
    </style:style>
    <style:style style:name="P642" style:parent-style-name="Normal" style:family="paragraph">
      <style:text-properties style:font-name-asian="Calibri" style:font-name-complex="Calibri"/>
    </style:style>
    <style:style style:name="P643" style:parent-style-name="Normal" style:family="paragraph">
      <style:text-properties style:font-name-asian="Calibri" style:font-name-complex="Calibri"/>
    </style:style>
    <style:style style:name="P644" style:parent-style-name="Normal" style:family="paragraph">
      <style:text-properties style:font-name-asian="Calibri" style:font-name-complex="Calibri"/>
    </style:style>
    <style:style style:name="P645" style:parent-style-name="Normal" style:family="paragraph">
      <style:text-properties style:font-name-asian="Calibri" style:font-name-complex="Calibri"/>
    </style:style>
    <style:style style:name="P646" style:parent-style-name="Normal" style:family="paragraph">
      <style:text-properties style:font-name-asian="Calibri" style:font-name-complex="Calibri"/>
    </style:style>
    <style:style style:name="P647" style:parent-style-name="Normal" style:family="paragraph">
      <style:text-properties style:font-name-asian="Calibri" style:font-name-complex="Calibri"/>
    </style:style>
    <style:style style:name="P648" style:parent-style-name="Normal" style:family="paragraph">
      <style:text-properties style:font-name-asian="Calibri" style:font-name-complex="Calibri"/>
    </style:style>
    <style:style style:name="P649" style:parent-style-name="Normal" style:family="paragraph">
      <style:text-properties style:font-name-asian="Calibri" style:font-name-complex="Calibri"/>
    </style:style>
    <style:style style:name="P650" style:parent-style-name="Normal" style:family="paragraph">
      <style:text-properties style:font-name-asian="Calibri" style:font-name-complex="Calibri"/>
    </style:style>
    <style:style style:name="P651" style:parent-style-name="Normal" style:family="paragraph">
      <style:text-properties style:font-name-asian="Calibri" style:font-name-complex="Calibri"/>
    </style:style>
    <style:style style:name="P652" style:parent-style-name="Normal" style:family="paragraph">
      <style:text-properties style:font-name-asian="Calibri" style:font-name-complex="Calibri"/>
    </style:style>
    <style:style style:name="P653" style:parent-style-name="Normal" style:family="paragraph">
      <style:text-properties style:font-name-asian="Calibri" style:font-name-complex="Calibri"/>
    </style:style>
    <style:style style:name="P654" style:parent-style-name="Normal" style:family="paragraph">
      <style:text-properties style:font-name-asian="Calibri" style:font-name-complex="Calibri"/>
    </style:style>
    <style:style style:name="P655" style:parent-style-name="Normal" style:family="paragraph">
      <style:text-properties style:font-name-asian="Calibri" style:font-name-complex="Calibri"/>
    </style:style>
    <style:style style:name="P656" style:parent-style-name="Normal" style:family="paragraph">
      <style:text-properties style:font-name-asian="Calibri" style:font-name-complex="Calibri"/>
    </style:style>
    <style:style style:name="P657" style:parent-style-name="Normal" style:family="paragraph">
      <style:text-properties style:font-name-asian="Calibri" style:font-name-complex="Calibri"/>
    </style:style>
    <style:style style:name="P658" style:parent-style-name="Normal" style:family="paragraph">
      <style:text-properties style:font-name-asian="Calibri" style:font-name-complex="Calibri"/>
    </style:style>
    <style:style style:name="P659" style:parent-style-name="Normal" style:family="paragraph">
      <style:text-properties style:font-name-asian="Calibri" style:font-name-complex="Calibri"/>
    </style:style>
    <style:style style:name="P660" style:parent-style-name="Normal" style:family="paragraph">
      <style:text-properties style:font-name-asian="Calibri" style:font-name-complex="Calibri"/>
    </style:style>
    <style:style style:name="P661" style:parent-style-name="Normal" style:family="paragraph">
      <style:text-properties style:font-name-asian="Calibri" style:font-name-complex="Calibri"/>
    </style:style>
    <style:style style:name="P662" style:parent-style-name="Normal" style:family="paragraph">
      <style:text-properties style:font-name-asian="Calibri" style:font-name-complex="Calibri"/>
    </style:style>
    <style:style style:name="P663" style:parent-style-name="Normal" style:family="paragraph">
      <style:text-properties style:font-name-asian="Calibri" style:font-name-complex="Calibri"/>
    </style:style>
    <style:style style:name="P664" style:parent-style-name="Normal" style:family="paragraph">
      <style:text-properties style:font-name-asian="Calibri" style:font-name-complex="Calibri"/>
    </style:style>
    <style:style style:name="P665" style:parent-style-name="Normal" style:family="paragraph">
      <style:text-properties style:font-name-asian="Calibri" style:font-name-complex="Calibri"/>
    </style:style>
    <style:style style:name="P666" style:parent-style-name="Normal" style:family="paragraph">
      <style:text-properties style:font-name-asian="Calibri" style:font-name-complex="Calibri"/>
    </style:style>
    <style:style style:name="P667" style:parent-style-name="Normal" style:family="paragraph">
      <style:text-properties style:font-name-asian="Calibri" style:font-name-complex="Calibri"/>
    </style:style>
    <style:style style:name="P668" style:parent-style-name="Normal" style:family="paragraph">
      <style:text-properties style:font-name-asian="Calibri" style:font-name-complex="Calibri"/>
    </style:style>
    <style:style style:name="P669" style:parent-style-name="Normal" style:family="paragraph">
      <style:text-properties style:font-name-asian="Calibri" style:font-name-complex="Calibri"/>
    </style:style>
    <style:style style:name="P670" style:parent-style-name="Normal" style:family="paragraph">
      <style:text-properties style:font-name-asian="Calibri" style:font-name-complex="Calibri"/>
    </style:style>
    <style:style style:name="P671" style:parent-style-name="Normal" style:family="paragraph">
      <style:text-properties style:font-name-asian="Calibri" style:font-name-complex="Calibri"/>
    </style:style>
    <style:style style:name="P672" style:parent-style-name="Normal" style:family="paragraph">
      <style:text-properties style:font-name-asian="Calibri" style:font-name-complex="Calibri"/>
    </style:style>
    <style:style style:name="P673" style:parent-style-name="Normal" style:family="paragraph">
      <style:text-properties style:font-name-asian="Calibri" style:font-name-complex="Calibri"/>
    </style:style>
    <style:style style:name="P674" style:parent-style-name="Normal" style:family="paragraph">
      <style:text-properties style:font-name-asian="Calibri" style:font-name-complex="Calibri"/>
    </style:style>
    <style:style style:name="P675" style:parent-style-name="Normal" style:family="paragraph">
      <style:text-properties style:font-name-asian="Calibri" style:font-name-complex="Calibri"/>
    </style:style>
    <style:style style:name="P676" style:parent-style-name="Normal" style:family="paragraph">
      <style:text-properties style:font-name-asian="Calibri" style:font-name-complex="Calibri"/>
    </style:style>
    <style:style style:name="P677" style:parent-style-name="Normal" style:family="paragraph">
      <style:text-properties style:font-name-asian="Calibri" style:font-name-complex="Calibri"/>
    </style:style>
    <style:style style:name="P678" style:parent-style-name="Normal" style:family="paragraph">
      <style:text-properties style:font-name-asian="Calibri" style:font-name-complex="Calibri"/>
    </style:style>
    <style:style style:name="P679" style:parent-style-name="Normal" style:family="paragraph">
      <style:text-properties style:font-name-asian="Calibri" style:font-name-complex="Calibri"/>
    </style:style>
    <style:style style:name="P680" style:parent-style-name="Normal" style:family="paragraph">
      <style:text-properties style:font-name-asian="Calibri" style:font-name-complex="Calibri"/>
    </style:style>
    <style:style style:name="P681" style:parent-style-name="Normal" style:family="paragraph">
      <style:text-properties style:font-name-asian="Calibri" style:font-name-complex="Calibri"/>
    </style:style>
    <style:style style:name="P682" style:parent-style-name="Normal" style:family="paragraph">
      <style:text-properties style:font-name-asian="Calibri" style:font-name-complex="Calibri"/>
    </style:style>
    <style:style style:name="P683" style:parent-style-name="Normal" style:family="paragraph">
      <style:text-properties style:font-name-asian="Calibri" style:font-name-complex="Calibri"/>
    </style:style>
    <style:style style:name="P684" style:parent-style-name="Normal" style:family="paragraph">
      <style:text-properties style:font-name-asian="Calibri" style:font-name-complex="Calibri"/>
    </style:style>
    <style:style style:name="P685" style:parent-style-name="Normal" style:family="paragraph">
      <style:text-properties style:font-name-asian="Calibri" style:font-name-complex="Calibri"/>
    </style:style>
    <style:style style:name="P686" style:parent-style-name="Normal" style:family="paragraph">
      <style:text-properties style:font-name-asian="Calibri" style:font-name-complex="Calibri"/>
    </style:style>
    <style:style style:name="P687" style:parent-style-name="Normal" style:family="paragraph">
      <style:text-properties style:font-name-asian="Calibri" style:font-name-complex="Calibri"/>
    </style:style>
    <style:style style:name="P688" style:parent-style-name="Normal" style:family="paragraph">
      <style:text-properties style:font-name-asian="Calibri" style:font-name-complex="Calibri"/>
    </style:style>
    <style:style style:name="P689" style:parent-style-name="Normal" style:family="paragraph">
      <style:text-properties style:font-name-asian="Calibri" style:font-name-complex="Calibri"/>
    </style:style>
    <style:style style:name="P690" style:parent-style-name="Normal" style:family="paragraph">
      <style:text-properties style:font-name-asian="Calibri" style:font-name-complex="Calibri"/>
    </style:style>
    <style:style style:name="P691" style:parent-style-name="Normal" style:family="paragraph">
      <style:text-properties style:font-name-asian="Calibri" style:font-name-complex="Calibri"/>
    </style:style>
    <style:style style:name="P692" style:parent-style-name="Normal" style:family="paragraph">
      <style:text-properties style:font-name-asian="Calibri" style:font-name-complex="Calibri"/>
    </style:style>
    <style:style style:name="P693" style:parent-style-name="Normal" style:family="paragraph">
      <style:text-properties style:font-name-asian="Calibri" style:font-name-complex="Calibri"/>
    </style:style>
    <style:style style:name="P694" style:parent-style-name="Normal" style:family="paragraph">
      <style:text-properties style:font-name-asian="Calibri" style:font-name-complex="Calibri"/>
    </style:style>
    <style:style style:name="P695" style:parent-style-name="Normal" style:family="paragraph">
      <style:text-properties style:font-name-asian="Calibri" style:font-name-complex="Calibri"/>
    </style:style>
    <style:style style:name="P696" style:parent-style-name="Normal" style:family="paragraph">
      <style:text-properties style:font-name-asian="Calibri" style:font-name-complex="Calibri"/>
    </style:style>
    <style:style style:name="P697" style:parent-style-name="Normal" style:family="paragraph">
      <style:text-properties style:font-name-asian="Calibri" style:font-name-complex="Calibri"/>
    </style:style>
    <style:style style:name="P698" style:parent-style-name="Normal" style:family="paragraph">
      <style:text-properties style:font-name-asian="Calibri" style:font-name-complex="Calibri"/>
    </style:style>
    <style:style style:name="P699" style:parent-style-name="Normal" style:family="paragraph">
      <style:text-properties style:font-name-asian="Calibri" style:font-name-complex="Calibri"/>
    </style:style>
    <style:style style:name="P700" style:parent-style-name="Normal" style:family="paragraph">
      <style:text-properties style:font-name-asian="Calibri" style:font-name-complex="Calibri"/>
    </style:style>
    <style:style style:name="P701" style:parent-style-name="Normal" style:family="paragraph">
      <style:text-properties style:font-name-asian="Calibri" style:font-name-complex="Calibri"/>
    </style:style>
    <style:style style:name="P702" style:parent-style-name="Normal" style:family="paragraph">
      <style:text-properties style:font-name-asian="Calibri" style:font-name-complex="Calibri"/>
    </style:style>
    <style:style style:name="P703" style:parent-style-name="Normal" style:family="paragraph">
      <style:text-properties style:font-name-asian="Calibri" style:font-name-complex="Calibri"/>
    </style:style>
    <style:style style:name="P704" style:parent-style-name="Normal" style:family="paragraph">
      <style:text-properties style:font-name-asian="Calibri" style:font-name-complex="Calibri"/>
    </style:style>
    <style:style style:name="P705" style:parent-style-name="Normal" style:family="paragraph">
      <style:text-properties style:font-name-asian="Calibri" style:font-name-complex="Calibri"/>
    </style:style>
    <style:style style:name="P706" style:parent-style-name="Normal" style:family="paragraph">
      <style:text-properties style:font-name-asian="Calibri" style:font-name-complex="Calibri"/>
    </style:style>
    <style:style style:name="P707" style:parent-style-name="Normal" style:family="paragraph">
      <style:text-properties style:font-name-asian="Calibri" style:font-name-complex="Calibri"/>
    </style:style>
    <style:style style:name="P708" style:parent-style-name="Normal" style:family="paragraph">
      <style:text-properties style:font-name-asian="Calibri" style:font-name-complex="Calibri"/>
    </style:style>
    <style:style style:name="P709" style:parent-style-name="Normal" style:family="paragraph">
      <style:text-properties style:font-name-asian="Calibri" style:font-name-complex="Calibri"/>
    </style:style>
    <style:style style:name="P710" style:parent-style-name="Normal" style:family="paragraph">
      <style:text-properties style:font-name-asian="Calibri" style:font-name-complex="Calibri"/>
    </style:style>
    <style:style style:name="P711" style:parent-style-name="Normal" style:family="paragraph">
      <style:text-properties style:font-name-asian="Calibri" style:font-name-complex="Calibri"/>
    </style:style>
    <style:style style:name="P712" style:parent-style-name="Normal" style:family="paragraph">
      <style:text-properties style:font-name-asian="Calibri" style:font-name-complex="Calibri"/>
    </style:style>
    <style:style style:name="P713" style:parent-style-name="Normal" style:family="paragraph">
      <style:text-properties style:font-name-asian="Calibri" style:font-name-complex="Calibri"/>
    </style:style>
    <style:style style:name="P714" style:parent-style-name="Normal" style:family="paragraph">
      <style:text-properties style:font-name-asian="Calibri" style:font-name-complex="Calibri"/>
    </style:style>
    <style:style style:name="P715" style:parent-style-name="Normal" style:family="paragraph">
      <style:text-properties style:font-name-asian="Calibri" style:font-name-complex="Calibri"/>
    </style:style>
    <style:style style:name="P716" style:parent-style-name="Normal" style:family="paragraph">
      <style:text-properties style:font-name-asian="Calibri" style:font-name-complex="Calibri"/>
    </style:style>
    <style:style style:name="P717" style:parent-style-name="Normal" style:family="paragraph">
      <style:text-properties style:font-name-asian="Calibri" style:font-name-complex="Calibri"/>
    </style:style>
    <style:style style:name="P718" style:parent-style-name="Normal" style:family="paragraph">
      <style:text-properties style:font-name-asian="Calibri" style:font-name-complex="Calibri"/>
    </style:style>
    <style:style style:name="P719" style:parent-style-name="Normal" style:family="paragraph">
      <style:text-properties style:font-name-asian="Calibri" style:font-name-complex="Calibri"/>
    </style:style>
    <style:style style:name="P720" style:parent-style-name="Normal" style:family="paragraph">
      <style:text-properties style:font-name-asian="Calibri" style:font-name-complex="Calibri"/>
    </style:style>
    <style:style style:name="P721" style:parent-style-name="Normal" style:family="paragraph">
      <style:text-properties style:font-name-asian="Calibri" style:font-name-complex="Calibri"/>
    </style:style>
    <style:style style:name="P722" style:parent-style-name="Normal" style:family="paragraph">
      <style:text-properties style:font-name-asian="Calibri" style:font-name-complex="Calibri"/>
    </style:style>
    <style:style style:name="P723" style:parent-style-name="Normal" style:family="paragraph">
      <style:text-properties style:font-name-asian="Calibri" style:font-name-complex="Calibri"/>
    </style:style>
    <style:style style:name="P724" style:parent-style-name="Normal" style:family="paragraph">
      <style:text-properties style:font-name-asian="Calibri" style:font-name-complex="Calibri"/>
    </style:style>
    <style:style style:name="P725" style:parent-style-name="Normal" style:family="paragraph">
      <style:text-properties style:font-name-asian="Calibri" style:font-name-complex="Calibri"/>
    </style:style>
    <style:style style:name="P726" style:parent-style-name="Normal" style:family="paragraph">
      <style:text-properties style:font-name-asian="Calibri" style:font-name-complex="Calibri"/>
    </style:style>
    <style:style style:name="P727" style:parent-style-name="Normal" style:family="paragraph">
      <style:text-properties style:font-name-asian="Calibri" style:font-name-complex="Calibri"/>
    </style:style>
    <style:style style:name="P728" style:parent-style-name="Normal" style:family="paragraph">
      <style:text-properties style:font-name-asian="Calibri" style:font-name-complex="Calibri"/>
    </style:style>
    <style:style style:name="P729" style:parent-style-name="Normal" style:family="paragraph">
      <style:text-properties style:font-name-asian="Calibri" style:font-name-complex="Calibri"/>
    </style:style>
    <style:style style:name="P730" style:parent-style-name="Normal" style:family="paragraph">
      <style:text-properties style:font-name-asian="Calibri" style:font-name-complex="Calibri"/>
    </style:style>
    <style:style style:name="P731" style:parent-style-name="Normal" style:family="paragraph">
      <style:text-properties style:font-name-asian="Calibri" style:font-name-complex="Calibri" fo:font-weight="bold" style:font-weight-asian="bold"/>
    </style:style>
    <style:style style:name="P732" style:parent-style-name="Normal" style:family="paragraph">
      <style:text-properties style:font-name-asian="Calibri" style:font-name-complex="Calibri" fo:font-weight="bold" style:font-weight-asian="bold"/>
    </style:style>
    <style:style style:name="P733" style:parent-style-name="Normal" style:family="paragraph">
      <style:text-properties style:font-name-asian="Calibri" style:font-name-complex="Calibri" fo:font-weight="bold" style:font-weight-asian="bold"/>
    </style:style>
    <style:style style:name="P734" style:parent-style-name="Normal" style:family="paragraph">
      <style:text-properties fo:font-size="12pt" style:font-size-asian="12pt"/>
    </style:style>
    <style:style style:name="P735" style:parent-style-name="Normal" style:family="paragraph">
      <style:text-properties fo:font-size="12pt" style:font-size-asian="12pt"/>
    </style:style>
    <style:style style:name="P736" style:parent-style-name="Normal" style:family="paragraph">
      <style:text-properties fo:font-size="12pt" style:font-size-asian="12pt"/>
    </style:style>
    <style:style style:name="P737" style:parent-style-name="Normal" style:family="paragraph">
      <style:text-properties fo:font-size="12pt" style:font-size-asian="12pt"/>
    </style:style>
    <style:style style:name="P738" style:parent-style-name="Normal" style:family="paragraph">
      <style:text-properties fo:font-size="12pt" style:font-size-asian="12pt"/>
    </style:style>
    <style:style style:name="P739" style:parent-style-name="Normal" style:family="paragraph">
      <style:text-properties fo:font-size="12pt" style:font-size-asian="12pt"/>
    </style:style>
    <style:style style:name="P740" style:parent-style-name="Normal" style:family="paragraph">
      <style:text-properties fo:font-size="12pt" style:font-size-asian="12pt"/>
    </style:style>
    <style:style style:name="P741" style:parent-style-name="Normal" style:family="paragraph">
      <style:text-properties fo:font-size="12pt" style:font-size-asian="12pt"/>
    </style:style>
    <style:style style:name="T742" style:parent-style-name="DefaultParagraphFont" style:family="text">
      <style:text-properties style:font-name-asian="Calibri" style:font-name-complex="Calibri" fo:font-size="18pt" style:font-size-asian="18pt"/>
    </style:style>
    <style:style style:name="P743" style:parent-style-name="Normal" style:family="paragraph">
      <style:text-properties style:font-name-asian="Calibri" style:font-name-complex="Calibri" fo:font-size="14pt" style:font-size-asian="14pt"/>
    </style:style>
    <style:style style:name="P744" style:parent-style-name="Normal" style:family="paragraph">
      <style:text-properties style:font-name-asian="Calibri" style:font-name-complex="Calibri" fo:font-size="12pt" style:font-size-asian="12pt"/>
    </style:style>
    <style:style style:name="P745" style:parent-style-name="Normal" style:family="paragraph">
      <style:text-properties style:font-name-asian="Calibri" style:font-name-complex="Calibri" fo:font-weight="bold" style:font-weight-asian="bold" fo:font-size="14pt" style:font-size-asian="14pt"/>
    </style:style>
    <style:style style:name="P746" style:parent-style-name="Normal" style:family="paragraph">
      <style:text-properties style:font-name-asian="Calibri" style:font-name-complex="Calibri" fo:font-weight="bold" style:font-weight-asian="bold" fo:font-size="14pt" style:font-size-asian="14pt"/>
    </style:style>
    <style:style style:name="T747" style:parent-style-name="DefaultParagraphFont" style:family="text">
      <style:text-properties style:font-name-asian="Calibri" style:font-name-complex="Calibri" fo:font-weight="bold" style:font-weight-asian="bold"/>
    </style:style>
    <style:style style:name="T748" style:parent-style-name="DefaultParagraphFont" style:family="text">
      <style:text-properties style:font-name-asian="Calibri" style:font-name-complex="Calibri"/>
    </style:style>
    <style:style style:name="T749" style:parent-style-name="DefaultParagraphFont" style:family="text">
      <style:text-properties style:font-name-asian="Calibri" style:font-name-complex="Calibri" fo:font-weight="bold" style:font-weight-asian="bold"/>
    </style:style>
    <style:style style:name="T750" style:parent-style-name="DefaultParagraphFont" style:family="text">
      <style:text-properties style:font-name-asian="Calibri" style:font-name-complex="Calibri"/>
    </style:style>
    <style:style style:name="P751" style:parent-style-name="Normal" style:family="paragraph">
      <style:text-properties fo:font-size="10pt" style:font-size-asian="10pt"/>
    </style:style>
    <style:style style:name="P752" style:parent-style-name="Normal" style:family="paragraph">
      <style:text-properties fo:font-size="10pt" style:font-size-asian="10pt"/>
    </style:style>
    <style:style style:name="P753" style:parent-style-name="Normal" style:family="paragraph">
      <style:text-properties fo:font-weight="bold" style:font-weight-asian="bold" fo:font-size="14pt" style:font-size-asian="14pt"/>
    </style:style>
    <style:style style:name="P754" style:parent-style-name="Normal" style:family="paragraph">
      <style:text-properties fo:font-weight="bold" style:font-weight-asian="bold" fo:font-size="14pt" style:font-size-asian="14pt"/>
    </style:style>
    <style:style style:name="P755" style:parent-style-name="Normal" style:family="paragraph">
      <style:text-properties fo:font-weight="bold" style:font-weight-asian="bold"/>
    </style:style>
    <style:style style:name="P756" style:parent-style-name="Normal" style:family="paragraph">
      <style:text-properties fo:font-weight="bold" style:font-weight-asian="bold"/>
    </style:style>
    <style:style style:name="P757" style:parent-style-name="Normal" style:family="paragraph">
      <style:text-properties fo:font-weight="bold" style:font-weight-asian="bold"/>
    </style:style>
    <style:style style:name="P758" style:parent-style-name="Normal" style:family="paragraph">
      <style:text-properties fo:font-weight="bold" style:font-weight-asian="bold"/>
    </style:style>
    <style:style style:name="T759" style:parent-style-name="DefaultParagraphFont" style:family="text">
      <style:text-properties fo:font-weight="bold" style:font-weight-asian="bold"/>
    </style:style>
    <style:style style:name="T760" style:parent-style-name="DefaultParagraphFont" style:family="text">
      <style:text-properties fo:font-weight="bold" style:font-weight-asian="bold"/>
    </style:style>
    <style:style style:name="T761" style:parent-style-name="DefaultParagraphFont" style:family="text">
      <style:text-properties fo:font-weight="bold" style:font-weight-asian="bold"/>
    </style:style>
    <style:style style:name="T762" style:parent-style-name="DefaultParagraphFont" style:family="text">
      <style:text-properties fo:font-weight="bold" style:font-weight-asian="bold"/>
    </style:style>
    <style:style style:name="T763" style:parent-style-name="DefaultParagraphFont" style:family="text">
      <style:text-properties fo:font-weight="bold" style:font-weight-asian="bold"/>
    </style:style>
    <style:style style:name="P764" style:parent-style-name="Normal" style:family="paragraph">
      <style:text-properties fo:font-weight="bold" style:font-weight-asian="bold"/>
    </style:style>
    <style:style style:name="P765" style:parent-style-name="Normal" style:family="paragraph">
      <style:text-properties fo:font-weight="bold" style:font-weight-asian="bold"/>
    </style:style>
    <style:style style:name="P766" style:parent-style-name="Normal" style:family="paragraph">
      <style:text-properties fo:font-weight="bold" style:font-weight-asian="bold"/>
    </style:style>
    <style:style style:name="P767" style:parent-style-name="Normal" style:family="paragraph">
      <style:text-properties style:font-name-asian="Calibri" style:font-name-complex="Calibri" fo:font-size="14pt" style:font-size-asian="14pt"/>
    </style:style>
    <style:style style:name="T768" style:parent-style-name="DefaultParagraphFont" style:family="text">
      <style:text-properties style:font-name-asian="Calibri" style:font-name-complex="Calibri" fo:font-size="12pt" style:font-size-asian="12pt"/>
    </style:style>
    <style:style style:name="P769" style:parent-style-name="Normal" style:family="paragraph">
      <style:text-properties fo:font-size="12pt" style:font-size-asian="12pt"/>
    </style:style>
    <style:style style:name="P770" style:parent-style-name="Normal" style:family="paragraph">
      <style:text-properties fo:font-size="12pt" style:font-size-asian="12pt"/>
    </style:style>
  </office:automatic-styles>
  <office:body>
    <office:text text:use-soft-page-breaks="true">
      <text:p text:style-name="P1"><text:span text:style-name="T2">Matthew Williamson</text:span></text:p>
      <text:p text:style-name="Normal"><text:span text:style-name="T3">mcw4553</text:span></text:p>
      <text:p text:style-name="Normal"><text:span text:style-name="T4">CMPS420</text:span></text:p>
      <text:p text:style-name="Normal"><text:span text:style-name="T5">Assignment_02</text:span></text:p>
      <text:p text:style-name="P6"/>
      <text:p text:style-name="Normal"><text:span text:style-name="T7">I.0: Requirements Documentation</text:span></text:p>
      <text:p text:style-name="P8"/>
      <text:p text:style-name="Normal"><text:span text:style-name="T9">I.1: Description of the Problem</text:span></text:p>
      <text:p text:style-name="Normal"><text:span text:style-name="T10">Name:</text:span><text:span text:style-name="T11"><text:s/></text:span><text:span text:style-name="T12">CNF Genetic Solver</text:span><text:span text:style-name="T13"><text:tab/><text:s/></text:span></text:p>
      <text:p text:style-name="Normal"><text:span text:style-name="T14">Problem Statement:</text:span><text:span text:style-name="T15"><text:s/></text:span><text:span text:style-name="T16">Implement the genetic algorithm as described in class to solve an equation that is in conjunctive normal form.</text:span></text:p>
      <text:p text:style-name="Normal"><text:span text:style-name="T17">Problem Specification:</text:span><text:span text:style-name="T18"><text:s text:c="2"/></text:span><text:span text:style-name="T19">The application should take as input the string representation of a CNF. Variables will be defined as individual characters from a-z A-Z. Assume '+' for<text:s/></text:span><text:span text:style-name="T20">or</text:span><text:span text:style-name="T21"><text:s/>operation and '*' for<text:s/></text:span><text:span text:style-name="T22">and<text:s/></text:span><text:span text:style-name="T23">operation and '!' for<text:s/></text:span><text:span text:style-name="T24">negation</text:span><text:span text:style-name="T25">. Use the number of true disjuncts as the fitness value. Output is values of the characters that make the equation true. Assume that the input is correctly formatted</text:span></text:p>
      <text:p text:style-name="P26"/>
      <text:p text:style-name="P27">I.2: Input Information</text:p>
      <text:p text:style-name="P28">Name:<text:s/>Expressions.txt</text:p>
      <text:p text:style-name="P29">Description:<text:s/>File with valid cnf expressions seperated by the /n character</text:p>
      <text:p text:style-name="P30">Type: File</text:p>
      <text:p text:style-name="P31">Range of Acceptable Values:<text:s/>valid cnfs typed with valid variables as described in the problem specification</text:p>
      <text:p text:style-name="P32"/>
      <text:p text:style-name="P33">I.3: Output<text:s/>Information</text:p>
      <text:p text:style-name="P34">The program will output a solution if one is found, or no solution if the number of generations has exceeded a user specified limit.</text:p>
      <text:p text:style-name="P35"/>
      <text:p text:style-name="P36">I.4: User Interface Information</text:p>
      <text:p text:style-name="P37">N/A</text:p>
      <text:p text:style-name="P38"/>
      <text:p text:style-name="Normal"><text:span text:style-name="T39"><text:tab/></text:span></text:p>
      <text:p text:style-name="Normal"><text:span text:style-name="T40">II.0: Design Documentation</text:span></text:p>
      <text:p text:style-name="P41">II.1: System Architecture Description</text:p>
      <text:p text:style-name="P42">The program is split into<text:s/>4 different classes for orgranization. The main entry point into the program is started in Driver.py. This will read , from a file (named Expression.txt,) strings in Conjunctive Normal Form and create CNF objects from them. CNF.py is responsible for turning the strings that it receives into an object that is useable by the algorithm. Once a CNF object is created Driver.py will send that object to Genetic.py where the algorithm will begin. Genetic.py will execute the following algorithm.</text:p>
      <text:p text:style-name="P43">procedure genetic algorithm;</text:p>
      <text:p text:style-name="P44"><text:s text:c="4"/>begin</text:p>
      <text:p text:style-name="P45"><text:s text:c="8"/>set time t:= 0;</text:p>
      <text:p text:style-name="P46"><text:s text:c="8"/>initialize the population P(t);</text:p>
      <text:p text:style-name="P47"><text:s text:c="8"/>while the termination condition is not met do</text:p>
      <text:p text:style-name="P48"><text:s text:c="12"/>begin</text:p>
      <text:soft-page-break/>
      <text:p text:style-name="P49"><text:s text:c="16"/>1)evaluate fitness of each member of the population P(t);</text:p>
      <text:p text:style-name="P50"><text:s text:c="16"/>2)select members from population P(t) based on fitness;</text:p>
      <text:p text:style-name="P51"><text:s text:c="16"/>3)produce the offspring of these pairs using genetic operators;</text:p>
      <text:p text:style-name="P52"><text:s text:c="16"/>4)replace, based on fitness, candidates of P(t), with these offspring;</text:p>
      <text:p text:style-name="P53"><text:s text:c="16"/>5)set time t := t + 1</text:p>
      <text:p text:style-name="P54"><text:s text:c="12"/>end</text:p>
      <text:p text:style-name="P55"><text:s text:c="4"/>end.</text:p>
      <text:p text:style-name="P56">The initialization of the population will utilize Chromosome.py to create Chromosomes that can be evaluated in the algorithm.<text:s/></text:p>
      <text:p text:style-name="P57">===Please Read====</text:p>
      <text:p text:style-name="P58">Notable design decisions include the following.</text:p>
      <text:p text:style-name="P59">1)The initial population is the number of variables divided by 2. If the number of variables is less than 2 then the effective<text:s/>population will be set to 4. This is to ensure that the new population will have a large enough pool to choose random parents that will produce offspring</text:p>
      <text:p text:style-name="P60">2)Fitness calculations are done inside the chromosome class.</text:p>
      <text:p text:style-name="P61">3)When creating offspring, the random selection has already been chosen so the loop will pull out sets of two and perform crossover on those.</text:p>
      <text:p text:style-name="P62">4)When crossover is performed, the mutate will occur if the two children are the same every third generation. This is to accommodate for plateau problems when producing new generations.</text:p>
      <text:p text:style-name="P63">5) Individual testing of the functions found in Genetic.py can be found at the bottom of the file.</text:p>
      <text:p text:style-name="Normal"><text:span text:style-name="T64">II.2: Information about the functions</text:span></text:p>
      <text:p text:style-name="P65"/>
      <text:p text:style-name="Normal"><text:span text:style-name="T66">File: Chromosome.py</text:span></text:p>
      <text:p text:style-name="Normal"><text:span text:style-name="T67">Class</text:span><text:span text:style-name="T68">: Chromosome</text:span></text:p>
      <text:p text:style-name="P69">Data Members</text:p>
      <text:p text:style-name="P70"/>
      <text:p text:style-name="P71">Name: id</text:p>
      <text:p text:style-name="P72">Description:<text:s/>identifier for the chromosome</text:p>
      <text:p text:style-name="P73"/>
      <text:p text:style-name="P74">Name: generation</text:p>
      <text:p text:style-name="P75">Description:<text:s/>which iteration of the loop is this chromosome part of</text:p>
      <text:p text:style-name="P76"/>
      <text:p text:style-name="P77">Name: cnf</text:p>
      <text:p text:style-name="P78">Description:<text:s/>the expression this Chromosome will evaluate to</text:p>
      <text:p text:style-name="P79"/>
      <text:p text:style-name="P80">Name: genes</text:p>
      <text:p text:style-name="P81">Description:<text:s/>the variable representation Ex: 10001</text:p>
      <text:p text:style-name="P82"/>
      <text:p text:style-name="P83">Name: geneCount</text:p>
      <text:p text:style-name="P84">Description:<text:s/>the length of the genes</text:p>
      <text:p text:style-name="P85"/>
      <text:p text:style-name="P86">Name: fitness</text:p>
      <text:p text:style-name="P87">Description:<text:s/>number of correct disjuncts that this chromosome matches</text:p>
      <text:p text:style-name="P88"/>
      <text:p text:style-name="P89">Name: literals</text:p>
      <text:p text:style-name="P90">Description:<text:s/>dictionary of variables to the genes.<text:s/></text:p>
      <text:p text:style-name="P91">Name: geneClauses</text:p>
      <text:p text:style-name="P92">Description: clauses associated with this chromosome. Ex:(1*1)</text:p>
      <text:p text:style-name="P93">Name: Elite</text:p>
      <text:soft-page-break/>
      <text:p text:style-name="P94">Description:<text:s/>Is this Chromosome an elite. This was used in previous implementation whenever we cared about the state of this object</text:p>
      <text:p text:style-name="P95"/>
      <text:p text:style-name="P96">Name: fitness_ratio</text:p>
      <text:p text:style-name="P97">Description:<text:s/>value between 1-100 that gives a weight of correctness vs all other genes</text:p>
      <text:p text:style-name="P98"/>
      <text:p text:style-name="P99">Name: minRange</text:p>
      <text:p text:style-name="P100">Description:<text:s/>the lower bound of the fitness ratio</text:p>
      <text:p text:style-name="P101"/>
      <text:p text:style-name="P102">Name:max Range</text:p>
      <text:p text:style-name="P103">Description:<text:s/>the upper bound of the fitness ratio</text:p>
      <text:p text:style-name="P104"/>
      <text:p text:style-name="Normal"><text:span text:style-name="T105">Function:</text:span><text:span text:style-name="T106"><text:s/>display</text:span></text:p>
      <text:p text:style-name="Normal"><text:span text:style-name="T107">Parameters:</text:span><text:span text:style-name="T108"><text:s/>self</text:span></text:p>
      <text:p text:style-name="Normal"><text:span text:style-name="T109">Description:</text:span><text:span text:style-name="T110"><text:s/>display relevant information for this object</text:span></text:p>
      <text:p text:style-name="Normal"><text:span text:style-name="T111">Return:</text:span><text:span text:style-name="T112"><text:s/>n/a</text:span></text:p>
      <text:p text:style-name="P113"/>
      <text:p text:style-name="Normal"><text:span text:style-name="T114">Function:</text:span><text:span text:style-name="T115"><text:s/>setGenes</text:span></text:p>
      <text:p text:style-name="Normal"><text:span text:style-name="T116">Parameters:</text:span><text:span text:style-name="T117"><text:s/>string genes</text:span></text:p>
      <text:p text:style-name="Normal"><text:span text:style-name="T118">Description:</text:span><text:span text:style-name="T119"><text:s/>takes in strings for manual assignment or performs random assignment based on the variable length</text:span><text:span text:style-name="T120">.</text:span></text:p>
      <text:p text:style-name="P121">Return:<text:s/>n/a</text:p>
      <text:p text:style-name="P122"/>
      <text:p text:style-name="Normal"><text:span text:style-name="T123">Function:</text:span><text:span text:style-name="T124"><text:s/>mapGenes</text:span></text:p>
      <text:p text:style-name="Normal"><text:span text:style-name="T125">Parameters:</text:span><text:span text:style-name="T126"><text:s/>self</text:span><text:span text:style-name="T127"><text:s/></text:span></text:p>
      <text:p text:style-name="P128">Description:<text:s/>Maps the genes to the variables.<text:s/>Appending to the literals dictionary.<text:s/>Sorts the resulting list by the variable. This is only for organized output information</text:p>
      <text:p text:style-name="Normal"><text:span text:style-name="T129">Return:</text:span><text:span text:style-name="T130"><text:s/></text:span><text:span text:style-name="T131">n/a</text:span></text:p>
      <text:p text:style-name="P132"/>
      <text:p text:style-name="Normal"><text:span text:style-name="T133">Function:</text:span><text:span text:style-name="T134"><text:s/>mapVars</text:span></text:p>
      <text:p text:style-name="Normal"><text:span text:style-name="T135">Parameters:</text:span><text:span text:style-name="T136"><text:s/></text:span><text:span text:style-name="T137">Clause</text:span><text:span text:style-name="T138"><text:s/>Ex: (a * b)</text:span></text:p>
      <text:p text:style-name="Normal"><text:span text:style-name="T139">Description:</text:span><text:span text:style-name="T140"><text:s/></text:span><text:span text:style-name="T141">Takes a clause and replaces the<text:s/></text:span><text:span text:style-name="T142">appropriate variable with it</text:span><text:span text:style-name="T143">.</text:span></text:p>
      <text:p text:style-name="Normal"><text:span text:style-name="T144">Return:</text:span><text:span text:style-name="T145"><text:s/></text:span><text:span text:style-name="T146">list with variables replaced Ex: (1 * 0)</text:span></text:p>
      <text:p text:style-name="P147"/>
      <text:p text:style-name="Normal"><text:span text:style-name="T148">Function:</text:span><text:span text:style-name="T149"><text:s/>evalFitness</text:span></text:p>
      <text:p text:style-name="Normal"><text:span text:style-name="T150">Parameters:</text:span><text:span text:style-name="T151"><text:s/></text:span><text:span text:style-name="T152">self</text:span></text:p>
      <text:p text:style-name="Normal"><text:span text:style-name="T153">Description:</text:span><text:span text:style-name="T154"><text:s/></text:span><text:span text:style-name="T155">evaluates the clauses of this gene using bitwise operations</text:span></text:p>
      <text:p text:style-name="Normal"><text:span text:style-name="T156">Return:</text:span><text:span text:style-name="T157"><text:s/></text:span><text:span text:style-name="T158">n/a</text:span></text:p>
      <text:p text:style-name="P159"/>
      <text:p text:style-name="Normal"><text:span text:style-name="T160">Function:</text:span><text:span text:style-name="T161"><text:s/>set_fitness_ratio</text:span></text:p>
      <text:p text:style-name="Normal"><text:span text:style-name="T162">Parameters:</text:span><text:span text:style-name="T163"><text:s/></text:span><text:span text:style-name="T164">tf</text:span></text:p>
      <text:p text:style-name="Normal"><text:span text:style-name="T165">Description:</text:span><text:span text:style-name="T166"><text:s/></text:span><text:span text:style-name="T167">tf is the total fitness of the population this chromosome is associated with. divide the fitness value by the total fitness to get the weight of this chromosome</text:span></text:p>
      <text:p text:style-name="Normal"><text:span text:style-name="T168">Return:</text:span><text:span text:style-name="T169"><text:s/></text:span><text:span text:style-name="T170">n/a</text:span></text:p>
      <text:p text:style-name="P171"/>
      <text:p text:style-name="Normal"><text:span text:style-name="T172">Function:</text:span><text:span text:style-name="T173"><text:s/>set_fitness_range</text:span></text:p>
      <text:p text:style-name="Normal"><text:span text:style-name="T174">Parameters:</text:span><text:span text:style-name="T175"><text:s/>chrom<text:s/></text:span><text:span text:style-name="T176"><text:s/></text:span></text:p>
      <text:soft-page-break/>
      <text:p text:style-name="Normal"><text:span text:style-name="T177">Description:</text:span><text:span text:style-name="T178"><text:s/>chrom is a reference to the previous chromosome to calculate the minimum and maximum bounds for the current chromosome. It is ini</text:span><text:span text:style-name="T179">tially set to 0 then set to the current member as it evaluates. This is to ensure the correct ranges are calculated</text:span></text:p>
      <text:p text:style-name="Normal"><text:span text:style-name="T180">Return:</text:span><text:span text:style-name="T181"><text:s/></text:span><text:span text:style-name="T182">n/a</text:span></text:p>
      <text:p text:style-name="P183"/>
      <text:p text:style-name="Normal"><text:span text:style-name="T184">Function:</text:span><text:span text:style-name="T185"><text:s/>displayGenes</text:span></text:p>
      <text:p text:style-name="Normal"><text:span text:style-name="T186">Parameters:</text:span><text:span text:style-name="T187"><text:s/></text:span><text:span text:style-name="T188">self</text:span></text:p>
      <text:p text:style-name="Normal"><text:span text:style-name="T189">Description:</text:span><text:span text:style-name="T190"><text:s/></text:span><text:span text:style-name="T191">displays only gene information</text:span></text:p>
      <text:p text:style-name="Normal"><text:span text:style-name="T192">Return:</text:span><text:span text:style-name="T193"><text:s/></text:span><text:span text:style-name="T194">n/a</text:span></text:p>
      <text:p text:style-name="P195"/>
      <text:p text:style-name="Normal"><text:span text:style-name="T196">File: CNF.py</text:span></text:p>
      <text:p text:style-name="Normal"><text:span text:style-name="T197">Class</text:span><text:span text:style-name="T198">: CNF</text:span></text:p>
      <text:p text:style-name="P199">Data Members:</text:p>
      <text:p text:style-name="P200"/>
      <text:p text:style-name="Normal"><text:span text:style-name="T201">Name: expression</text:span></text:p>
      <text:p text:style-name="P202">Description:<text:s/>The literal expression this CNF is associated with. Ex: "(a * b) + (c * d)"</text:p>
      <text:p text:style-name="P203"/>
      <text:p text:style-name="Normal"><text:span text:style-name="T204">Name: clauses</text:span></text:p>
      <text:p text:style-name="P205">Description:<text:s/>list of the clauses Ex: [(a*b), (c*d)]</text:p>
      <text:p text:style-name="P206"/>
      <text:p text:style-name="Normal"><text:span text:style-name="T207">Name: valid</text:span></text:p>
      <text:p text:style-name="P208">Description:<text:s/>valid variables this CNF can use</text:p>
      <text:p text:style-name="P209"/>
      <text:p text:style-name="Normal"><text:span text:style-name="T210">Name: varcount</text:span></text:p>
      <text:p text:style-name="P211">Description:<text:s/>the number of total unique variables</text:p>
      <text:p text:style-name="P212"/>
      <text:p text:style-name="Normal"><text:span text:style-name="T213">Name: variables</text:span></text:p>
      <text:p text:style-name="P214">Description:<text:s/>unique variables for this specific CNF</text:p>
      <text:p text:style-name="P215"/>
      <text:p text:style-name="Normal"><text:span text:style-name="T216">Function:</text:span><text:span text:style-name="T217"><text:s/>setClauses</text:span></text:p>
      <text:p text:style-name="Normal"><text:span text:style-name="T218">Parameters:</text:span><text:span text:style-name="T219"><text:s/></text:span><text:span text:style-name="T220">self</text:span></text:p>
      <text:p text:style-name="Normal"><text:span text:style-name="T221">Description:</text:span><text:span text:style-name="T222"><text:s/></text:span><text:span text:style-name="T223">checks for valid cnf</text:span><text:span text:style-name="T224"><text:s/>clause by incrementing<text:s/></text:span><text:span text:style-name="T225"><text:s/></text:span><text:span text:style-name="T226">the current charactesr<text:s/></text:span><text:span text:style-name="T227">until it finds a "+". Once it matches to a "+" matches the next char for ")" . After passing this check it appends<text:s/></text:span><text:span text:style-name="T228">the disjunct to the clause list. It does not care to append the "+" b/c these are irrelevant due to the nature of cnf. <text:s/>Updates the number of clauses. Then converts them to the bitwise string</text:span></text:p>
      <text:p text:style-name="Normal"><text:span text:style-name="T229">Return:</text:span><text:span text:style-name="T230"><text:s/></text:span><text:span text:style-name="T231">n/a</text:span></text:p>
      <text:p text:style-name="P232"/>
      <text:p text:style-name="Normal"><text:span text:style-name="T233">Function:</text:span><text:span text:style-name="T234"><text:s/>convert</text:span></text:p>
      <text:p text:style-name="Normal"><text:span text:style-name="T235">Parameters:</text:span><text:span text:style-name="T236"><text:s/></text:span><text:span text:style-name="T237">c</text:span></text:p>
      <text:p text:style-name="Normal"><text:span text:style-name="T238">Description:</text:span><text:span text:style-name="T239"><text:s/></text:span><text:span text:style-name="T240">c is a clause of the form (a*b). Strips spaces and the "(" ")".It replaces the following: ! to ~ + to &amp; and * to |.</text:span></text:p>
      <text:p text:style-name="Normal"><text:span text:style-name="T241">Return:</text:span><text:span text:style-name="T242"><text:s/></text:span><text:span text:style-name="T243">the string with the values replaced</text:span></text:p>
      <text:p text:style-name="P244"/>
      <text:p text:style-name="Normal"><text:span text:style-name="T245">Function:</text:span><text:span text:style-name="T246"><text:s/>setVariables</text:span></text:p>
      <text:p text:style-name="Normal"><text:span text:style-name="T247">Parameters:</text:span><text:span text:style-name="T248"><text:s/></text:span><text:span text:style-name="T249">self</text:span></text:p>
      <text:p text:style-name="Normal"><text:span text:style-name="T250">Description:</text:span><text:span text:style-name="T251"><text:s/></text:span><text:span text:style-name="T252">set the variables and number of variables in the cnf</text:span></text:p>
      <text:p text:style-name="Normal"><text:span text:style-name="T253">Return:</text:span><text:span text:style-name="T254"><text:s/></text:span><text:span text:style-name="T255">n/a</text:span></text:p>
      <text:p text:style-name="P256"/>
      <text:p text:style-name="Normal"><text:span text:style-name="T257">Function:</text:span><text:span text:style-name="T258"><text:s/>display</text:span></text:p>
      <text:p text:style-name="Normal"><text:span text:style-name="T259">Parameters:</text:span><text:span text:style-name="T260"><text:s/>n/a</text:span></text:p>
      <text:p text:style-name="Normal"><text:span text:style-name="T261">Description:</text:span><text:span text:style-name="T262"><text:s/></text:span><text:span text:style-name="T263">prints relevant information for this cnf</text:span></text:p>
      <text:p text:style-name="Normal"><text:span text:style-name="T264">Return:</text:span><text:span text:style-name="T265"><text:s/></text:span><text:span text:style-name="T266">n/a</text:span></text:p>
      <text:p text:style-name="P267"/>
      <text:p text:style-name="P268"/>
      <text:p text:style-name="Normal"><text:span text:style-name="T269">File: Driver.py</text:span></text:p>
      <text:p text:style-name="Normal"><text:span text:style-name="T270">Function:</text:span><text:span text:style-name="T271"><text:s/>main</text:span></text:p>
      <text:p text:style-name="Normal"><text:span text:style-name="T272">Parameters:</text:span><text:span text:style-name="T273"><text:s/></text:span><text:span text:style-name="T274">n/a</text:span></text:p>
      <text:p text:style-name="Normal"><text:span text:style-name="T275">Description:</text:span><text:span text:style-name="T276"><text:s/></text:span><text:span text:style-name="T277">takes in from file expressions in cnf. strips white space and newline characters</text:span><text:span text:style-name="T278">. It then performs the genetic algorithm on all expressions.</text:span></text:p>
      <text:p text:style-name="Normal"><text:span text:style-name="T279">Return:</text:span><text:span text:style-name="T280"><text:s/></text:span><text:span text:style-name="T281">n/a</text:span></text:p>
      <text:p text:style-name="P282"/>
      <text:p text:style-name="Normal"><text:span text:style-name="T283">Function:</text:span><text:span text:style-name="T284"><text:s/></text:span><text:span text:style-name="T285">LoadPresets</text:span></text:p>
      <text:p text:style-name="Normal"><text:span text:style-name="T286">Parameters:</text:span><text:span text:style-name="T287"><text:s/></text:span><text:span text:style-name="T288">file</text:span></text:p>
      <text:p text:style-name="Normal"><text:span text:style-name="T289">Description:</text:span><text:span text:style-name="T290"><text:s/></text:span><text:span text:style-name="T291">file is the name of the file to be loaded. If no file is found it will load the default cnf "(a * b) + <text:s/>(c * d)</text:span></text:p>
      <text:p text:style-name="Normal"><text:span text:style-name="T292">Return:</text:span><text:span text:style-name="T293"><text:s/></text:span><text:span text:style-name="T294">the string representation of the cnf</text:span></text:p>
      <text:p text:style-name="P295"/>
      <text:p text:style-name="P296"/>
      <text:p text:style-name="Normal"><text:span text:style-name="T297">File: Genetic.py</text:span></text:p>
      <text:p text:style-name="Normal"><text:span text:style-name="T298">Function:</text:span><text:span text:style-name="T299"><text:s/>run</text:span></text:p>
      <text:p text:style-name="Normal"><text:span text:style-name="T300">Parameters:</text:span><text:span text:style-name="T301"><text:s/>cnf, debug<text:s/></text:span></text:p>
      <text:p text:style-name="Normal"><text:span text:style-name="T302">Description:</text:span><text:span text:style-name="T303"><text:s/>cnf is the string representation of the cnf to be solved, debug is a boolean that will enable all print statements if true. Performs the algorithm as described in the system architecture.</text:span></text:p>
      <text:p text:style-name="P304">Return:<text:s/>the number of generations it took to solve the expression</text:p>
      <text:p text:style-name="P305"><text:s/></text:p>
      <text:p text:style-name="Normal"><text:span text:style-name="T306">Function: generate_population</text:span></text:p>
      <text:p text:style-name="Normal"><text:span text:style-name="T307">Parameters: <text:s/></text:span><text:span text:style-name="T308">id gen cnf debug</text:span></text:p>
      <text:p text:style-name="Normal"><text:span text:style-name="T309">Description:</text:span><text:span text:style-name="T310"><text:s/>id is the unique identifier for this chromosome, gen is the generation this chromosome was created, cnf is the expression to be solved, debug is the boolean for showing print statements. Generates a population based on the number of variables /2.</text:span></text:p>
      <text:p text:style-name="Normal"><text:span text:style-name="T311">Return:</text:span><text:span text:style-name="T312"><text:s/>list of chromosomes</text:span></text:p>
      <text:p text:style-name="P313"/>
      <text:p text:style-name="Normal"><text:span text:style-name="T314">Function: calc_fitnesses</text:span></text:p>
      <text:p text:style-name="Normal"><text:span text:style-name="T315">Parameters: <text:s/></text:span><text:span text:style-name="T316">pop is the list of chromosomes to be evaluated for fitness</text:span></text:p>
      <text:p text:style-name="Normal"><text:span text:style-name="T317">Description:</text:span><text:span text:style-name="T318"><text:s/>evaluates population based on number of correct disjuncts with respect to the expression.</text:span></text:p>
      <text:p text:style-name="Normal"><text:span text:style-name="T319">Return:</text:span><text:span text:style-name="T320"><text:s/>sorted chromosome population by fitness values</text:span></text:p>
      <text:p text:style-name="P321"/>
      <text:p text:style-name="Normal"><text:span text:style-name="T322">Function:</text:span><text:span text:style-name="T323"><text:s/>get_selection</text:span></text:p>
      <text:p text:style-name="Normal"><text:span text:style-name="T324">Parameters: <text:s/></text:span><text:span text:style-name="T325">fit cnf</text:span></text:p>
      <text:p text:style-name="Normal"><text:span text:style-name="T326">Description:</text:span><text:span text:style-name="T327"><text:s/>fit is the list of</text:span><text:span text:style-name="T328"><text:s/>chromosomes after their<text:s/></text:span><text:span text:style-name="T329">fitness values</text:span><text:span text:style-name="T330"><text:s/>have been calculated, cnf is the current expression. <text:s/>Randomly selects members of the population based on their contribution to the overall fitness. This is to ensure more randomness and giving chromosomes with a low initial fitness ratio to be selected</text:span></text:p>
      <text:p text:style-name="Normal"><text:span text:style-name="T331">Return:</text:span><text:span text:style-name="T332"><text:s/>list of selected chromosomes. the size of this list is the same size of the initial population</text:span></text:p>
      <text:p text:style-name="P333"/>
      <text:p text:style-name="Normal"><text:span text:style-name="T334">Function: create_offspring</text:span></text:p>
      <text:p text:style-name="Normal"><text:span text:style-name="T335">Parameters: <text:s/></text:span><text:span text:style-name="T336">selection, t, debug</text:span></text:p>
      <text:p text:style-name="Normal"><text:span text:style-name="T337">Description:</text:span><text:span text:style-name="T338"><text:s/>selection is the randomly selected list, t is the generation count, debug is for printing.<text:s/></text:span></text:p>
      <text:p text:style-name="P339">Return:<text:s/>list of offspring from resulting crossover and mutation</text:p>
      <text:p text:style-name="P340"/>
      <text:p text:style-name="Normal"><text:span text:style-name="T341">Function: crossover</text:span></text:p>
      <text:p text:style-name="Normal"><text:span text:style-name="T342">Parameters: <text:s/></text:span><text:span text:style-name="T343">t, dad, mom, randNum, debug</text:span></text:p>
      <text:p text:style-name="Normal"><text:span text:style-name="T344">Description:</text:span><text:span text:style-name="T345"><text:s/>t is the generation, dad is the chromosome that will crossover with mom, randNum is for the random crossover point, debug is for printing. Generate a random number then use that number as a crossover point to perform crossover. for example: random = 2 dad = 0011 mom = 1100 the resulting children will be 0000 and 1111.</text:span></text:p>
      <text:p text:style-name="Normal"><text:span text:style-name="T346">Return:</text:span><text:span text:style-name="T347"><text:s/></text:span><text:span text:style-name="T348">list of two chromosomes from resulting crossover operations</text:span></text:p>
      <text:p text:style-name="P349"/>
      <text:p text:style-name="P350"/>
      <text:p text:style-name="Normal"><text:span text:style-name="T351">Function: replace_population</text:span></text:p>
      <text:p text:style-name="Normal"><text:span text:style-name="T352">Parameters: <text:s/></text:span><text:span text:style-name="T353">offspring</text:span></text:p>
      <text:p text:style-name="Normal"><text:span text:style-name="T354">Description:</text:span><text:span text:style-name="T355"><text:s/>sorts the offspring by fitness value. This can be taken out but was left in for program integrity</text:span></text:p>
      <text:p text:style-name="P356">Return:<text:s/>sorted offspring by fitness values</text:p>
      <text:p text:style-name="P357"/>
      <text:p text:style-name="Normal"><text:span text:style-name="T358">Function:</text:span><text:span text:style-name="T359"><text:s/>mutate</text:span></text:p>
      <text:p text:style-name="Normal"><text:span text:style-name="T360">Parameters:</text:span><text:span text:style-name="T361"><text:s/>child debug</text:span></text:p>
      <text:p text:style-name="Normal"><text:span text:style-name="T362">Description:</text:span><text:span text:style-name="T363"><text:s/>selects a random point in a chromosomes gene and flips it.<text:s/></text:span></text:p>
      <text:p text:style-name="Normal"><text:span text:style-name="T364">Return:</text:span><text:span text:style-name="T365"><text:s/>gene with bit flipped</text:span></text:p>
      <text:p text:style-name="P366"/>
      <text:p text:style-name="P367"/>
      <text:p text:style-name="Normal"><text:span text:style-name="T368">Function:<text:s/></text:span><text:span text:style-name="T369">test_crossover</text:span></text:p>
      <text:p text:style-name="Normal"><text:span text:style-name="T370">Parameters: <text:s/></text:span><text:span text:style-name="T371">n/a</text:span></text:p>
      <text:p text:style-name="Normal"><text:span text:style-name="T372">Description:</text:span><text:span text:style-name="T373"><text:s/>solo function to test the crossover functionality</text:span></text:p>
      <text:p text:style-name="Normal"><text:span text:style-name="T374">Return:</text:span><text:span text:style-name="T375"><text:s/></text:span><text:span text:style-name="T376">n/a</text:span></text:p>
      <text:p text:style-name="P377"/>
      <text:p text:style-name="Normal"><text:span text:style-name="T378">Function: test_offspring</text:span></text:p>
      <text:p text:style-name="Normal"><text:span text:style-name="T379">Parameters: <text:s/></text:span><text:span text:style-name="T380">n/a</text:span></text:p>
      <text:p text:style-name="Normal"><text:span text:style-name="T381">Description:</text:span><text:span text:style-name="T382"><text:s/>solo function to test the offspring functionality</text:span></text:p>
      <text:p text:style-name="Normal"><text:span text:style-name="T383">Return:</text:span><text:span text:style-name="T384"><text:s/></text:span><text:span text:style-name="T385">n/a</text:span></text:p>
      <text:p text:style-name="P386"/>
      <text:p text:style-name="Normal"><text:span text:style-name="T387">Function: test_cnf</text:span></text:p>
      <text:p text:style-name="Normal"><text:span text:style-name="T388">Parameters:</text:span><text:span text:style-name="T389"><text:s/>n/a</text:span><text:span text:style-name="T390"><text:s text:c="2"/></text:span></text:p>
      <text:p text:style-name="Normal"><text:span text:style-name="T391">Description:</text:span><text:span text:style-name="T392"><text:s/></text:span><text:span text:style-name="T393">solo function to test the cnf functionality</text:span></text:p>
      <text:p text:style-name="Normal"><text:span text:style-name="T394">Return:</text:span><text:span text:style-name="T395"><text:s/>n/a</text:span></text:p>
      <text:p text:style-name="P396"/>
      <text:p text:style-name="Normal"><text:span text:style-name="T397">Function: test_chromosome</text:span></text:p>
      <text:p text:style-name="Normal"><text:span text:style-name="T398">Parameters:</text:span><text:span text:style-name="T399"><text:s/>n/a</text:span><text:span text:style-name="T400"><text:s text:c="2"/></text:span></text:p>
      <text:p text:style-name="Normal"><text:span text:style-name="T401">Description:</text:span><text:span text:style-name="T402"><text:s/></text:span><text:span text:style-name="T403">solo function to test the chromosome functionality</text:span></text:p>
      <text:p text:style-name="Normal"><text:span text:style-name="T404">Return:</text:span><text:span text:style-name="T405"><text:s/>n/a</text:span></text:p>
      <text:p text:style-name="P406"/>
      <text:soft-page-break/>
      <text:p text:style-name="Normal"><text:span text:style-name="T407">Function: test_replace</text:span></text:p>
      <text:p text:style-name="Normal"><text:span text:style-name="T408">Parameters:</text:span><text:span text:style-name="T409"><text:s/>n/a</text:span><text:span text:style-name="T410"><text:s text:c="2"/></text:span></text:p>
      <text:p text:style-name="Normal"><text:span text:style-name="T411">Description:</text:span><text:span text:style-name="T412"><text:s/>solo function to test the replace functionality</text:span></text:p>
      <text:p text:style-name="Normal"><text:span text:style-name="T413">Return:</text:span><text:span text:style-name="T414"><text:s/>n/a</text:span></text:p>
      <text:p text:style-name="P415"/>
      <text:p text:style-name="P416"/>
      <text:p text:style-name="P417"/>
      <text:p text:style-name="P418"/>
      <text:p text:style-name="P419"/>
      <text:p text:style-name="P420"/>
      <text:p text:style-name="Normal"><text:span text:style-name="T421">III.0: Implementation Documentation</text:span></text:p>
      <text:p text:style-name="P422">III.1 Program Code</text:p>
      <text:p text:style-name="P423"/>
      <text:p text:style-name="P424">#File: Driver.py</text:p>
      <text:p text:style-name="P425">import os</text:p>
      <text:p text:style-name="P426">import Chromosome</text:p>
      <text:p text:style-name="P427">import Genetic</text:p>
      <text:p text:style-name="P428">import CNF</text:p>
      <text:p text:style-name="P429">from Genetic import *</text:p>
      <text:p text:style-name="P430">from Chromosome import *</text:p>
      <text:p text:style-name="P431">from CNF import *</text:p>
      <text:p text:style-name="P432"/>
      <text:p text:style-name="P433">#Function: main</text:p>
      <text:p text:style-name="P434">#Parameters: n/a</text:p>
      <text:p text:style-name="P435">#Description: takes in from file expressions in cnf. strips white space and newline characters. It then performs the genetic algorithm on all expressions.</text:p>
      <text:p text:style-name="P436">#Return: n/a</text:p>
      <text:p text:style-name="P437">def main():</text:p>
      <text:p text:style-name="P438"><text:s text:c="4"/>tmp = []</text:p>
      <text:p text:style-name="P439"><text:s text:c="4"/>file = 'Expressions.txt'</text:p>
      <text:p text:style-name="P440"><text:s text:c="4"/>presets = LoadPresets(file)</text:p>
      <text:p text:style-name="P441"><text:s text:c="4"/>for p in presets:</text:p>
      <text:p text:style-name="P442"><text:s text:c="8"/>p = p.replace(" ", "")</text:p>
      <text:p text:style-name="P443"><text:s text:c="8"/>p = p.replace("\n", "")</text:p>
      <text:p text:style-name="P444"><text:s text:c="8"/>tmp.append(p)</text:p>
      <text:p text:style-name="P445"><text:s text:c="4"/>presets = tmp</text:p>
      <text:p text:style-name="P446"><text:s text:c="4"/>all = True</text:p>
      <text:p text:style-name="P447"><text:s text:c="4"/></text:p>
      <text:p text:style-name="P448"><text:s text:c="4"/>#testCnf = CNF(presets[4])</text:p>
      <text:p text:style-name="P449"><text:s text:c="4"/>#gens = Genetic.run(testCnf)</text:p>
      <text:p text:style-name="P450"><text:s text:c="4"/>if(all):</text:p>
      <text:p text:style-name="P451"><text:s text:c="8"/>for i in presets:</text:p>
      <text:p text:style-name="P452"><text:s text:c="12"/>#print(i)</text:p>
      <text:p text:style-name="P453"><text:s text:c="12"/>cnf = CNF(i)</text:p>
      <text:p text:style-name="P454"><text:s text:c="12"/>gens = Genetic.run(cnf, False)</text:p>
      <text:p text:style-name="P455"><text:s text:c="4"/>else:</text:p>
      <text:p text:style-name="P456"><text:s text:c="8"/>#print("testing bit operaations 1 &amp; 0 =", 1 &amp; 0)</text:p>
      <text:soft-page-break/>
      <text:p text:style-name="P457"><text:s text:c="8"/>#print("testing bit operations 1 | 1 = ", 1 | 0)</text:p>
      <text:p text:style-name="P458"><text:s text:c="8"/>gens = Genetic.run(testCnf)</text:p>
      <text:p text:style-name="P459"><text:s text:c="8"/>while True:</text:p>
      <text:p text:style-name="P460"><text:s text:c="12"/>if(gens &gt; 1):</text:p>
      <text:p text:style-name="P461"><text:s text:c="16"/>return</text:p>
      <text:p text:style-name="P462"><text:s text:c="12"/></text:p>
      <text:p text:style-name="P463"><text:s text:c="12"/></text:p>
      <text:p text:style-name="P464"><text:s text:c="12"/>else:</text:p>
      <text:p text:style-name="P465"><text:s text:c="16"/>gens = Genetic.run(testCnf)</text:p>
      <text:p text:style-name="P466"><text:s text:c="3"/></text:p>
      <text:p text:style-name="P467">#Function: LoadPresets</text:p>
      <text:p text:style-name="P468">#Parameters: file</text:p>
      <text:p text:style-name="P469">#Description: file is the name of the file to be loaded. If no file is found it will load the default cnf "(a * b) + <text:s/>(c * d)</text:p>
      <text:p text:style-name="P470">#Return: the string representation of the cnf</text:p>
      <text:p text:style-name="P471">def LoadPresets(file): <text:s text:c="2"/></text:p>
      <text:p text:style-name="P472"><text:s text:c="4"/>inFile = open(file, 'r')</text:p>
      <text:p text:style-name="P473"><text:s text:c="4"/>conjunct = []</text:p>
      <text:p text:style-name="P474"><text:s text:c="4"/>if(inFile):</text:p>
      <text:p text:style-name="P475"><text:s text:c="8"/>for i in inFile:</text:p>
      <text:p text:style-name="P476"><text:s text:c="12"/>conjunct.append(i)</text:p>
      <text:p text:style-name="P477"><text:s text:c="4"/>else:</text:p>
      <text:p text:style-name="P478"><text:s text:c="8"/>preset = "(a * b) + (c * d)"</text:p>
      <text:p text:style-name="P479"><text:s text:c="8"/>v = ""</text:p>
      <text:p text:style-name="P480"><text:s text:c="8"/>print("Loading presets")</text:p>
      <text:p text:style-name="P481"><text:s text:c="8"/>for p in preset: <text:s text:c="6"/></text:p>
      <text:p text:style-name="P482"><text:s text:c="12"/>disjunct += p</text:p>
      <text:p text:style-name="P483"><text:s text:c="12"/>v += p</text:p>
      <text:p text:style-name="P484"><text:s text:c="12"/>if(p == ')' or p == '*'):</text:p>
      <text:p text:style-name="P485"><text:s text:c="16"/>conjunct.append(disjunct)</text:p>
      <text:p text:style-name="P486"><text:s text:c="16"/>disjunct = ''</text:p>
      <text:p text:style-name="P487"><text:s text:c="4"/></text:p>
      <text:p text:style-name="P488"><text:s text:c="4"/>return conjunct</text:p>
      <text:p text:style-name="P489"/>
      <text:p text:style-name="P490">'''====================================='''</text:p>
      <text:p text:style-name="P491">main()</text:p>
      <text:p text:style-name="P492">#main(input("1 for preset, 2 for user specified: "))</text:p>
      <text:p text:style-name="P493"/>
      <text:p text:style-name="P494">#File: CNF.py</text:p>
      <text:p text:style-name="P495">class CNF:</text:p>
      <text:p text:style-name="P496"><text:s text:c="4"/>def __init__(self, exp):</text:p>
      <text:p text:style-name="P497"><text:s text:c="8"/>#Name: expression</text:p>
      <text:p text:style-name="P498"><text:s text:c="8"/>#Description: The literal expression this CNF is associated with. Ex: "(a * b) + (c * d)"</text:p>
      <text:p text:style-name="P499"><text:s text:c="8"/>self.expression = exp</text:p>
      <text:p text:style-name="P500"><text:s text:c="8"/>#Name: clauses</text:p>
      <text:p text:style-name="P501"><text:s text:c="8"/>#Description: list of the clauses Ex: [(a*b), (c*d)]</text:p>
      <text:p text:style-name="P502"><text:s text:c="8"/>self.clauses = []</text:p>
      <text:p text:style-name="P503"><text:s text:c="8"/>#Name: valid</text:p>
      <text:soft-page-break/>
      <text:p text:style-name="P504"><text:s text:c="8"/>#Description: valid variables this CNF can use</text:p>
      <text:p text:style-name="P505"><text:s text:c="8"/>self.valid = "abcdefghijklmnopqrstuvwxyzABCDEFGHIJKLMNOPQRSTUVWXYZ"</text:p>
      <text:p text:style-name="P506"><text:s text:c="8"/>#Name: varcount</text:p>
      <text:p text:style-name="P507"><text:s text:c="8"/>#Description: the number of total unique variables</text:p>
      <text:p text:style-name="P508"><text:s text:c="8"/>self.varcount = 0</text:p>
      <text:p text:style-name="P509"><text:s text:c="8"/>#Name: variables</text:p>
      <text:p text:style-name="P510"><text:s text:c="8"/>#Description: unique variables for this specific CNF</text:p>
      <text:p text:style-name="P511"><text:s text:c="8"/>self.variables = ""</text:p>
      <text:p text:style-name="P512"><text:s text:c="8"/>self.numClauses = len(self.clauses)</text:p>
      <text:p text:style-name="P513"><text:s text:c="8"/>self.setClauses() <text:s text:c="7"/></text:p>
      <text:p text:style-name="P514"><text:s text:c="8"/>#set the variables and number of variables in the cnf</text:p>
      <text:p text:style-name="P515"><text:s text:c="8"/>self.setVariables()</text:p>
      <text:p text:style-name="P516"><text:s text:c="4"/>#Function: setClauses</text:p>
      <text:p text:style-name="P517"><text:s text:c="4"/>#Parameters: self</text:p>
      <text:p text:style-name="P518"><text:s text:c="4"/>#Description: checks for valid cnf clause by incrementing <text:s/>the current charactesr until it finds a "+". Once #it matches to a "+" matches the next char for ")" . After passing this check it appends the disjunct to the #clause list. It does not care to append the "+" b/c these are irrelevant due to the nature of cnf. <text:s/>Updates #the number of clauses. Then converts them to the bitwise string</text:p>
      <text:p text:style-name="P519"><text:s text:c="4"/>#set the clauses for this gene</text:p>
      <text:p text:style-name="P520"><text:s text:c="4"/>#the clauses will come from the cnf and then</text:p>
      <text:p text:style-name="P521"><text:s text:c="4"/>#converted into a format that is compatible with bit operations</text:p>
      <text:p text:style-name="P522"><text:s text:c="4"/>#ex: chromosome.clause = a &amp; b</text:p>
      <text:p text:style-name="P523"><text:s text:c="4"/>#Clauses: ['~a&amp;b', 'c&amp;d', 'e&amp;~f', 'g&amp;h']</text:p>
      <text:p text:style-name="P524"><text:s text:c="4"/>#Return: n/a <text:s text:c="3"/></text:p>
      <text:p text:style-name="P525"><text:s text:c="4"/></text:p>
      <text:p text:style-name="P526"><text:s text:c="4"/>def setClauses(self): <text:s text:c="7"/></text:p>
      <text:p text:style-name="P527"><text:s text:c="8"/>tmp = "" <text:s text:c="7"/></text:p>
      <text:p text:style-name="P528"><text:s text:c="8"/>clauses = []</text:p>
      <text:p text:style-name="P529"><text:s text:c="8"/>for c in self.expression: <text:s text:c="2"/></text:p>
      <text:p text:style-name="P530"><text:s text:c="12"/>if(c != '+'):</text:p>
      <text:p text:style-name="P531"><text:s text:c="16"/>tmp += c</text:p>
      <text:p text:style-name="P532"><text:s text:c="16"/>if(c == ')'): <text:s text:c="19"/></text:p>
      <text:p text:style-name="P533"><text:s text:c="20"/>clauses.append(tmp) <text:s text:c="11"/></text:p>
      <text:p text:style-name="P534"><text:s text:c="20"/>tmp = ""<text:s/></text:p>
      <text:p text:style-name="P535"><text:s text:c="16"/></text:p>
      <text:p text:style-name="P536"><text:s text:c="8"/></text:p>
      <text:p text:style-name="P537"><text:s text:c="8"/>self.clauses = self.convert(clauses)</text:p>
      <text:p text:style-name="P538"><text:s text:c="8"/>self.numClauses = len(self.clauses)</text:p>
      <text:p text:style-name="P539"><text:s text:c="4"/>#Function: convert</text:p>
      <text:p text:style-name="P540"><text:s text:c="4"/>#Parameters: c</text:p>
      <text:p text:style-name="P541"><text:s text:c="4"/>#Description: c is a clause of the form (a*b). Strips spaces and the "(" ")".It replaces the following: ! to ~ #+ to &amp; and * to |.</text:p>
      <text:p text:style-name="P542"><text:s text:c="4"/>#Return: the string with the values replaced<text:s/></text:p>
      <text:p text:style-name="P543"><text:s text:c="4"/>#convert a cnf string to it's literal form</text:p>
      <text:p text:style-name="P544"><text:s text:c="4"/>#ex: "(!a + b) * (c + d) = (~a &amp; b) | (c &amp; d)</text:p>
      <text:p text:style-name="P545"><text:s text:c="4"/>def convert(self, c): <text:s text:c="7"/></text:p>
      <text:p text:style-name="P546"><text:s text:c="8"/>for i in range(len(c)): <text:s text:c="7"/></text:p>
      <text:p text:style-name="P547"><text:s text:c="12"/>c[i] = c[i].replace(" ", "")</text:p>
      <text:soft-page-break/>
      <text:p text:style-name="P548"><text:s text:c="12"/>c[i] = c[i].replace("(", "")</text:p>
      <text:p text:style-name="P549"><text:s text:c="12"/>c[i] = c[i].replace(")", "")</text:p>
      <text:p text:style-name="P550"><text:s text:c="12"/>c[i] = c[i].replace("!", "~")</text:p>
      <text:p text:style-name="P551"><text:s text:c="12"/>c[i] = c[i].replace("+", "&amp;")</text:p>
      <text:p text:style-name="P552"><text:s text:c="12"/>c[i] = c[i].replace("*", "|") <text:s text:c="7"/></text:p>
      <text:p text:style-name="P553"><text:s text:c="8"/></text:p>
      <text:p text:style-name="P554"><text:s text:c="8"/>return c</text:p>
      <text:p text:style-name="P555"><text:s text:c="8"/></text:p>
      <text:p text:style-name="P556"><text:s text:c="4"/>#Function: setVariables</text:p>
      <text:p text:style-name="P557"><text:s text:c="4"/>#Parameters: self</text:p>
      <text:p text:style-name="P558"><text:s text:c="4"/>#Description: set the variables and number of variables in the cnf</text:p>
      <text:p text:style-name="P559"><text:s text:c="4"/>#Return: n/a<text:s/></text:p>
      <text:p text:style-name="P560"><text:s text:c="4"/>def setVariables(self): <text:s text:c="4"/></text:p>
      <text:p text:style-name="P561"><text:s text:c="8"/>for i in self.expression:</text:p>
      <text:p text:style-name="P562"><text:s text:c="12"/>if(i in self.valid and i not in self.variables):</text:p>
      <text:p text:style-name="P563"><text:s text:c="16"/>self.variables += i</text:p>
      <text:p text:style-name="P564"><text:s text:c="16"/></text:p>
      <text:p text:style-name="P565"><text:s text:c="8"/>self.varcount = len(self.variables)</text:p>
      <text:p text:style-name="P566"><text:s text:c="5"/></text:p>
      <text:p text:style-name="P567"><text:s text:c="4"/>#Function: display</text:p>
      <text:p text:style-name="P568"><text:s text:c="4"/>#Parameters: n/a</text:p>
      <text:p text:style-name="P569"><text:s text:c="4"/>#Description: prints relevant information for this cnf</text:p>
      <text:p text:style-name="P570"><text:s text:c="4"/>#Return: n/a</text:p>
      <text:p text:style-name="P571"><text:s text:c="4"/>def display(self):</text:p>
      <text:p text:style-name="P572"><text:s text:c="8"/>print("===== CNF =====") <text:s text:c="7"/></text:p>
      <text:p text:style-name="P573"><text:s text:c="8"/>print("CNF:", self.expression)</text:p>
      <text:p text:style-name="P574"><text:s text:c="8"/>print("Clauses:", self.clauses)</text:p>
      <text:p text:style-name="P575"><text:s text:c="8"/>print("Variables:", self.variables)</text:p>
      <text:p text:style-name="P576"><text:s text:c="8"/>print("=========================\n")</text:p>
      <text:p text:style-name="P577"/>
      <text:p text:style-name="P578">#File: Chromosome.py</text:p>
      <text:p text:style-name="P579">import random</text:p>
      <text:p text:style-name="P580">import operator</text:p>
      <text:p text:style-name="P581">import math</text:p>
      <text:p text:style-name="P582"/>
      <text:p text:style-name="P583">class Chromosome:</text:p>
      <text:p text:style-name="P584"><text:s text:c="4"/>def __init__(self, id, generation, cnf, elite, genes):</text:p>
      <text:p text:style-name="P585"><text:s text:c="8"/>#Name: id</text:p>
      <text:p text:style-name="P586"><text:s text:c="8"/>#Description: identifier for the chromosome</text:p>
      <text:p text:style-name="P587"><text:s text:c="8"/>self.id = id<text:s/></text:p>
      <text:p text:style-name="P588"><text:s text:c="8"/>#Name: generation</text:p>
      <text:p text:style-name="P589"><text:s text:c="8"/>#Description: which iteration of the loop is this chromosome part of</text:p>
      <text:p text:style-name="P590"><text:s text:c="8"/>self.generation = generation</text:p>
      <text:p text:style-name="P591"><text:s text:c="8"/>#Name: cnf</text:p>
      <text:p text:style-name="P592"><text:s text:c="8"/>#Description: the expression this Chromosome will evaluate to</text:p>
      <text:p text:style-name="P593"><text:s text:c="8"/>self.cnf = cnf <text:s text:c="4"/></text:p>
      <text:p text:style-name="P594"><text:s text:c="8"/>#Name: genes</text:p>
      <text:p text:style-name="P595"><text:s text:c="8"/>#Description: the variable representation Ex: 10001</text:p>
      <text:soft-page-break/>
      <text:p text:style-name="P596"><text:s text:c="8"/>self.genes = genes</text:p>
      <text:p text:style-name="P597"><text:s text:c="8"/>#Name: geneCount</text:p>
      <text:p text:style-name="P598"><text:s text:c="8"/>#Description: the length of the genes</text:p>
      <text:p text:style-name="P599"><text:s text:c="8"/>self.geneCount = len(self.cnf.variables)</text:p>
      <text:p text:style-name="P600"><text:s text:c="8"/>#Name: fitness</text:p>
      <text:p text:style-name="P601"><text:s text:c="8"/>#Description: number of correct disjuncts that this chromosome matches</text:p>
      <text:p text:style-name="P602"><text:s text:c="8"/>self.fitness = 0</text:p>
      <text:p text:style-name="P603"><text:s text:c="8"/>#Name: literals</text:p>
      <text:p text:style-name="P604"><text:s text:c="8"/>#Description: dictionary of variables to the genes. <text:s/>#literals dictionary a:1 b:0 c:1</text:p>
      <text:p text:style-name="P605"><text:s text:c="8"/>self.literals = {}</text:p>
      <text:p text:style-name="P606"><text:s text:c="8"/>#Name: geneClauses</text:p>
      <text:p text:style-name="P607"><text:s text:c="8"/>#Description: clauses associated with this chromosome. Ex:(1*1)</text:p>
      <text:p text:style-name="P608"><text:s text:c="8"/>self.geneClauses = []</text:p>
      <text:p text:style-name="P609"><text:s text:c="8"/>#Name: Elite</text:p>
      <text:p text:style-name="P610"><text:s text:c="8"/>#Description: Is this Chromosome an elite. This was used in previous implementation whenever we cared about the state of this object</text:p>
      <text:p text:style-name="P611"><text:s text:c="8"/>self.Elite = elite <text:s text:c="2"/></text:p>
      <text:p text:style-name="P612"><text:s text:c="8"/>#Name: fitness_ratio</text:p>
      <text:p text:style-name="P613"><text:s text:c="8"/>#Description: value between 1-100 that gives a weight of correctness vs all other genes</text:p>
      <text:p text:style-name="P614"><text:s text:c="8"/>self.fitness_ratio = 0</text:p>
      <text:p text:style-name="P615"><text:s text:c="8"/>#Name: minRange</text:p>
      <text:p text:style-name="P616"><text:s text:c="8"/>#Description: the lower bound of the fitness ratio</text:p>
      <text:p text:style-name="P617"><text:s text:c="8"/>self.minRange = 0</text:p>
      <text:p text:style-name="P618"><text:s text:c="8"/>#Name:max Range</text:p>
      <text:p text:style-name="P619"><text:s text:c="8"/>#Description: the upper bound of the fitness ratio</text:p>
      <text:p text:style-name="P620"><text:s text:c="8"/>self.maxRange = 0<text:s/></text:p>
      <text:p text:style-name="P621"><text:s text:c="8"/>#begin the setup for this objects genes</text:p>
      <text:p text:style-name="P622"><text:s text:c="8"/>self.setGenes(genes)<text:s/></text:p>
      <text:p text:style-name="P623"><text:s text:c="4"/></text:p>
      <text:p text:style-name="P624"><text:s text:c="4"/>#Function: display</text:p>
      <text:p text:style-name="P625"><text:s text:c="4"/>#Parameters: self</text:p>
      <text:p text:style-name="P626"><text:s text:c="4"/>#Description: display relevant information for this object</text:p>
      <text:p text:style-name="P627"><text:s text:c="4"/>#Return: n/a<text:s/></text:p>
      <text:p text:style-name="P628"><text:s text:c="4"/>def display(self):</text:p>
      <text:p text:style-name="P629"><text:s text:c="8"/>print("===== Chromosome", self.id, "=====")</text:p>
      <text:p text:style-name="P630"><text:s text:c="8"/>print("Generation:", self.generation)</text:p>
      <text:p text:style-name="P631"><text:s text:c="8"/>print("CNF:", self.cnf.expression)</text:p>
      <text:p text:style-name="P632"><text:s text:c="8"/>print("Clauses:", self.cnf.clauses)</text:p>
      <text:p text:style-name="P633"><text:s text:c="8"/>print("Variables:", self.cnf.variables)</text:p>
      <text:p text:style-name="P634"><text:s text:c="8"/>print("Genes:", self.genes)</text:p>
      <text:p text:style-name="P635"><text:s text:c="8"/>print("Gene Count:", self.geneCount)</text:p>
      <text:p text:style-name="P636"><text:s text:c="8"/>#print("Gene Literals:", self.literals)</text:p>
      <text:p text:style-name="P637"><text:s text:c="8"/>print("Gene Clauses:", self.geneClauses)</text:p>
      <text:p text:style-name="P638"><text:s text:c="8"/>print("Fitness:",self.fitness)</text:p>
      <text:p text:style-name="P639"><text:s text:c="8"/>print("Fitness Ratio:",self.fitness_ratio)</text:p>
      <text:p text:style-name="P640"><text:s text:c="8"/>#print("Elite: " , self.Elite)</text:p>
      <text:p text:style-name="P641"><text:s text:c="8"/>print("=========================\n")</text:p>
      <text:p text:style-name="P642"><text:s text:c="8"/></text:p>
      <text:soft-page-break/>
      <text:p text:style-name="P643"><text:s text:c="4"/>#Function: setGenes</text:p>
      <text:p text:style-name="P644"><text:s text:c="4"/>#Parameters: string genes</text:p>
      <text:p text:style-name="P645"><text:s text:c="4"/>#Description: takes in strings for manual assignment or performs random assignment based on the variable length.</text:p>
      <text:p text:style-name="P646"><text:s text:c="4"/>#Return: n/a <text:s text:c="3"/></text:p>
      <text:p text:style-name="P647"><text:s text:c="4"/>def setGenes(self, genes):</text:p>
      <text:p text:style-name="P648"><text:s text:c="8"/>if(genes != ""):</text:p>
      <text:p text:style-name="P649"><text:s text:c="12"/>if(len(genes) != len(self.cnf.variables)):</text:p>
      <text:p text:style-name="P650"><text:s text:c="16"/>print("Bit length to variables problem for", self.id)</text:p>
      <text:p text:style-name="P651"><text:s text:c="16"/>return<text:s/></text:p>
      <text:p text:style-name="P652"><text:s text:c="12"/>else:</text:p>
      <text:p text:style-name="P653"><text:s text:c="16"/>self.genes = genes</text:p>
      <text:p text:style-name="P654"><text:s text:c="16"/>self.mapGenes()</text:p>
      <text:p text:style-name="P655"><text:s text:c="16"/>self.evalFitness()</text:p>
      <text:p text:style-name="P656"><text:s text:c="8"/>else: <text:s text:c="11"/></text:p>
      <text:p text:style-name="P657"><text:s text:c="12"/>#random binary assignment</text:p>
      <text:p text:style-name="P658"><text:s text:c="12"/></text:p>
      <text:p text:style-name="P659"><text:s text:c="12"/>for i in range(0, self.geneCount):</text:p>
      <text:p text:style-name="P660"><text:s text:c="16"/>tmp = str(random.randint(0,1))</text:p>
      <text:p text:style-name="P661"><text:s text:c="16"/>self.genes += tmp</text:p>
      <text:p text:style-name="P662"><text:s text:c="16"/></text:p>
      <text:p text:style-name="P663"><text:s text:c="12"/>self.mapGenes()</text:p>
      <text:p text:style-name="P664"><text:s text:c="6"/></text:p>
      <text:p text:style-name="P665"><text:s text:c="4"/>#Function: mapGenes</text:p>
      <text:p text:style-name="P666"><text:s text:c="4"/>#Parameters: self<text:s/></text:p>
      <text:p text:style-name="P667"><text:s text:c="4"/>#Description: Maps the genes to the variables. Appending to the literals dictionary. Sorts the resulting list by the variable. This is only for organized output information</text:p>
      <text:p text:style-name="P668"><text:s text:c="4"/>#Return: n/a <text:s text:c="5"/></text:p>
      <text:p text:style-name="P669"><text:s text:c="4"/>def mapGenes(self):</text:p>
      <text:p text:style-name="P670"><text:s text:c="8"/>#create a dictionary of the variables with the key of the gene</text:p>
      <text:p text:style-name="P671"><text:s text:c="8"/>for i,k in zip(self.cnf.variables, self.genes):</text:p>
      <text:p text:style-name="P672"><text:s text:c="12"/>self.literals.update([(i,k)])</text:p>
      <text:p text:style-name="P673"><text:s text:c="12"/></text:p>
      <text:p text:style-name="P674"><text:s text:c="8"/>#map the variables of the clause to the gene</text:p>
      <text:p text:style-name="P675"><text:s text:c="8"/>for clause in self.cnf.clauses:</text:p>
      <text:p text:style-name="P676"><text:s text:c="12"/>self.geneClauses.append(self.mapVars(clause))</text:p>
      <text:p text:style-name="P677"><text:s text:c="12"/></text:p>
      <text:p text:style-name="P678"><text:s text:c="8"/>#sort the literals dictionary by the variable</text:p>
      <text:p text:style-name="P679"><text:s text:c="8"/>self.literals = sorted(self.literals.items(), key=operator.itemgetter(0))</text:p>
      <text:p text:style-name="P680"><text:s/></text:p>
      <text:p text:style-name="P681"><text:s text:c="4"/>#Function: mapVars</text:p>
      <text:p text:style-name="P682"><text:s text:c="4"/>#Parameters: Clause Ex: (a * b)</text:p>
      <text:p text:style-name="P683"><text:s text:c="4"/>#Description: Takes a clause and replaces the appropriate variable with it.</text:p>
      <text:p text:style-name="P684"><text:s text:c="4"/>#Return: list with variables replaced Ex: (1 * 0) <text:s text:c="6"/></text:p>
      <text:p text:style-name="P685"><text:s text:c="4"/>def mapVars(self, clause): <text:s text:c="7"/></text:p>
      <text:p text:style-name="P686"><text:s text:c="8"/>tmpClause = clause <text:s text:c="7"/></text:p>
      <text:p text:style-name="P687"><text:s text:c="8"/>for c in clause: #for each character in the clause <text:s text:c="8"/></text:p>
      <text:p text:style-name="P688"><text:s text:c="12"/>if(c in self.cnf.variables):#check if its in variables <text:s text:c="15"/></text:p>
      <text:soft-page-break/>
      <text:p text:style-name="P689"><text:s text:c="16"/>tmpClause = tmpClause.replace(c, self.literals.get(c)) <text:s text:c="15"/></text:p>
      <text:p text:style-name="P690"><text:s text:c="16"/></text:p>
      <text:p text:style-name="P691"><text:s text:c="8"/>return tmpClause</text:p>
      <text:p text:style-name="P692"><text:s text:c="4"/>#Function: evalFitness</text:p>
      <text:p text:style-name="P693"><text:s text:c="4"/>#Parameters: self</text:p>
      <text:p text:style-name="P694"><text:s text:c="4"/>#Description: evaluates the clauses of this gene using bitwise operations</text:p>
      <text:p text:style-name="P695"><text:s text:c="4"/>#Return: n/a <text:s text:c="3"/></text:p>
      <text:p text:style-name="P696"><text:s text:c="4"/>#~ Not ^ XOR | Or &amp; And</text:p>
      <text:p text:style-name="P697"><text:s text:c="4"/>#evaluate the fitness and clear elite flags</text:p>
      <text:p text:style-name="P698"><text:s text:c="4"/>def evalFitness(self):</text:p>
      <text:p text:style-name="P699"><text:s text:c="8"/>self.Elite = False</text:p>
      <text:p text:style-name="P700"><text:s text:c="8"/>self.fitness = 0</text:p>
      <text:p text:style-name="P701"><text:s text:c="8"/>for i in self.geneClauses: <text:s text:c="12"/></text:p>
      <text:p text:style-name="P702"><text:s text:c="12"/>if(eval(i)):</text:p>
      <text:p text:style-name="P703"><text:s text:c="16"/>self.fitness +=1</text:p>
      <text:p text:style-name="P704"><text:s text:c="4"/>#Function: set_fitness_ratio</text:p>
      <text:p text:style-name="P705"><text:s text:c="4"/>#Parameters: tf</text:p>
      <text:p text:style-name="P706"><text:s text:c="4"/>#Description: tf is the total fitness of the population this chromosome is associated with. divide the fitness value by the total fitness to get the weight of this chromosome</text:p>
      <text:p text:style-name="P707"><text:s text:c="4"/>#Return: n/a <text:s text:c="7"/></text:p>
      <text:p text:style-name="P708"><text:s text:c="4"/>def set_fitness_ratio(self, tf):</text:p>
      <text:p text:style-name="P709"><text:s text:c="8"/>self.fitness_ratio = <text:s/>round(self.fitness / tf, 3)</text:p>
      <text:p text:style-name="P710"/>
      <text:p text:style-name="P711"><text:s text:c="8"/></text:p>
      <text:p text:style-name="P712"><text:s text:c="4"/>#Function: set_fitness_range</text:p>
      <text:p text:style-name="P713"><text:s text:c="4"/>#Parameters: chrom <text:s/></text:p>
      <text:p text:style-name="P714"><text:s text:c="4"/>#Description: chrom is a reference to the previous chromosome to calculate the minimum and maximum bounds for the current chromosome. It is initially set to 0 then set to the current member as it evaluates. This is to ensure the correct ranges are calculated</text:p>
      <text:p text:style-name="P715"><text:s text:c="4"/>#Return: n/a<text:s/></text:p>
      <text:p text:style-name="P716"><text:s text:c="4"/>def set_fitness_range(self, chrom):</text:p>
      <text:p text:style-name="P717"><text:s text:c="8"/>self.minRange = round(chrom, 2)</text:p>
      <text:p text:style-name="P718"><text:s text:c="8"/>self.maxRange = round(self.fitness_ratio + chrom, 3)</text:p>
      <text:p text:style-name="P719"><text:s text:c="8"/>if(self.maxRange &gt;= .99):</text:p>
      <text:p text:style-name="P720"><text:s text:c="12"/>self.maxRange = math.ceil(self.maxRange)</text:p>
      <text:p text:style-name="P721"><text:s text:c="4"/></text:p>
      <text:p text:style-name="P722"><text:s text:c="4"/>#Function: displayGenes</text:p>
      <text:p text:style-name="P723"><text:s text:c="4"/>#Parameters: self</text:p>
      <text:p text:style-name="P724"><text:s text:c="4"/>#Description: displays only gene information</text:p>
      <text:p text:style-name="P725"><text:s text:c="4"/>#Return: n/a</text:p>
      <text:p text:style-name="P726"><text:s text:c="4"/>def displayGenes(self):</text:p>
      <text:p text:style-name="P727"><text:s text:c="8"/>print("======ID:", self.id,"=====Genes:", self.genes,"Fitness:", self.fitness, "nFitness Range:",self.minRange,"-&gt;",self.maxRange)</text:p>
      <text:p text:style-name="P728"><text:s text:c="5"/></text:p>
      <text:p text:style-name="P729"/>
      <text:p text:style-name="P730"/>
      <text:p text:style-name="P731"/>
      <text:p text:style-name="P732"/>
      <text:soft-page-break/>
      <text:p text:style-name="P733">#File: Genetic.py</text:p>
      <text:p text:style-name="Normal">import Chromosome</text:p>
      <text:p text:style-name="Normal">import operator</text:p>
      <text:p text:style-name="Normal">import CNF</text:p>
      <text:p text:style-name="Normal">from Chromosome import *</text:p>
      <text:p text:style-name="Normal">from CNF import *</text:p>
      <text:p text:style-name="Normal">'''</text:p>
      <text:p text:style-name="Normal"><text:s text:c="4"/>=======================================================================</text:p>
      <text:p text:style-name="Normal"><text:s text:c="4"/>Encoding table <text:s text:c="5"/>Class <text:s text:c="6"/>Hair Color <text:s text:c="5"/>Agenda <text:s text:c="9"/>Fears</text:p>
      <text:p text:style-name="Normal"><text:s text:c="8"/>===================================================================</text:p>
      <text:p text:style-name="Normal"><text:s text:c="12"/>00 <text:s text:c="9"/>Rogue <text:s text:c="6"/>Black <text:s text:c="10"/>Gold <text:s text:c="11"/>Prison <text:s text:c="15"/></text:p>
      <text:p text:style-name="Normal"><text:s text:c="12"/>01 <text:s text:c="9"/>Warrior <text:s text:c="4"/>Brown <text:s text:c="10"/>Fame <text:s text:c="11"/>Spiders</text:p>
      <text:p text:style-name="Normal"><text:s text:c="12"/>10 <text:s text:c="9"/>Mage <text:s text:c="7"/>Grey <text:s text:c="11"/>Knowledge <text:s text:c="6"/>Idiocy</text:p>
      <text:p text:style-name="Normal"><text:s text:c="12"/>11 <text:s text:c="9"/>Wildcard <text:s text:c="3"/>Blonde <text:s text:c="9"/>Evil <text:s text:c="11"/>Noobs</text:p>
      <text:p text:style-name="Normal"><text:s text:c="8"/>===================================================================</text:p>
      <text:p text:style-name="Normal"><text:s text:c="4"/>'''</text:p>
      <text:p text:style-name="Normal"/>
      <text:p text:style-name="Normal">'''</text:p>
      <text:p text:style-name="Normal"><text:s text:c="4"/>Get Input:<text:s/></text:p>
      <text:p text:style-name="Normal"><text:s text:c="8"/>Ex: Enter an expression to solve.</text:p>
      <text:p text:style-name="Normal"><text:s text:c="8"/>Ex: (!a ^ b) v (c ^ d) v (e ^ !f) v (g ^ h)</text:p>
      <text:p text:style-name="Normal"><text:s text:c="12"/>Solution: 01 11 10 00 (Warrior, Blonde, Knowledge, Noobs)</text:p>
      <text:p text:style-name="Normal"><text:s text:c="16"/>a = 0 <text:s text:c="6"/>c = 1 <text:s text:c="6"/>e = 1 <text:s text:c="6"/>g = 1 <text:s text:c="9"/></text:p>
      <text:p text:style-name="Normal"><text:s text:c="16"/>b = 1 <text:s text:c="6"/>d = 1 <text:s text:c="6"/>f = 0 <text:s text:c="6"/>h = 1</text:p>
      <text:p text:style-name="Normal"><text:s text:c="4"/>Get the clauses.<text:s/></text:p>
      <text:p text:style-name="Normal"><text:s text:c="8"/>Ex: cnf = (!a + b) (c + d) (e + !f) (g + h)</text:p>
      <text:p text:style-name="Normal"><text:s text:c="4"/>Get the variable count.<text:s/></text:p>
      <text:p text:style-name="Normal"><text:s text:c="8"/>Ex: 8</text:p>
      <text:p text:style-name="Normal"><text:s text:c="4"/>Initialize chromosomes based on the variable count.<text:s/></text:p>
      <text:p text:style-name="Normal"><text:s text:c="8"/>Chromosome length based on number of variables.<text:s/></text:p>
      <text:p text:style-name="Normal"><text:s text:c="8"/>Number of chromosomes is arbitrary.<text:s/></text:p>
      <text:p text:style-name="Normal"><text:s text:c="8"/>Ex: C1.gene = 10 11 11 00;<text:s/></text:p>
      <text:p text:style-name="Normal"><text:s text:c="12"/>C2.gene = 11 00 00 00;</text:p>
      <text:p text:style-name="Normal"><text:s text:c="12"/>C3.gene = 11 11 00 01;</text:p>
      <text:p text:style-name="Normal"><text:s text:c="12"/>C4.gene = 00 01 10 10;</text:p>
      <text:p text:style-name="Normal"><text:s text:c="4"/>Evaluate fitness by summing the number of true clauses in each chromosome</text:p>
      <text:p text:style-name="Normal"><text:s text:c="8"/>Ex: C1.fitness = f t f f &gt;&gt;1</text:p>
      <text:p text:style-name="Normal"><text:s text:c="12"/>C2.fitness = f f f f &gt;&gt;0</text:p>
      <text:p text:style-name="Normal"><text:s text:c="12"/>C3.fitness = f t f f &gt;&gt;1<text:s/></text:p>
      <text:p text:style-name="Normal"><text:s text:c="12"/>C4.fitness = f f t f &gt;&gt;1</text:p>
      <text:p text:style-name="Normal"><text:s text:c="4"/>Select parents based on fitness.</text:p>
      <text:p text:style-name="Normal"><text:s text:c="8"/>Ex: select(C1) and select(C3)</text:p>
      <text:p text:style-name="Normal"><text:s text:c="4"/>Perform Crossover on C1 and C3.</text:p>
      <text:p text:style-name="Normal"><text:s text:c="8"/>Ex: Breed(C1, C3)</text:p>
      <text:p text:style-name="Normal"><text:s text:c="4"/>===Genetic Algorithm===</text:p>
      <text:p text:style-name="Normal"><text:s text:c="8"/>time t = 0</text:p>
      <text:p text:style-name="Normal"><text:s text:c="8"/>initialize population P(t) <text:s/></text:p>
      <text:p text:style-name="Normal"><text:s text:c="8"/>repeat</text:p>
      <text:soft-page-break/>
      <text:p text:style-name="Normal"><text:s text:c="12"/>evaluate each member of P(t)</text:p>
      <text:p text:style-name="Normal"><text:s text:c="12"/>select member of P(t) <text:s/>based on fitness</text:p>
      <text:p text:style-name="Normal"><text:s text:c="12"/>produce offspring using genetic operators</text:p>
      <text:p text:style-name="Normal"><text:s text:c="12"/>replace, based on fitness, members of P(t) with these</text:p>
      <text:p text:style-name="Normal"><text:s text:c="12"/>t+=1</text:p>
      <text:p text:style-name="Normal"><text:s text:c="8"/>until solved</text:p>
      <text:p text:style-name="Normal"><text:s text:c="4"/></text:p>
      <text:p text:style-name="Normal"><text:s text:c="4"/>=== ===</text:p>
      <text:p text:style-name="Normal"><text:s text:c="4"/>'''</text:p>
      <text:p text:style-name="Normal">#Function: run</text:p>
      <text:p text:style-name="Normal">#Parameters: cnf, debug<text:s/></text:p>
      <text:p text:style-name="Normal">#Description: cnf is the string representation of the cnf to be solved, debug is a boolean that will enable all print statements if true. Performs the algorithm as described in the system architecture.</text:p>
      <text:p text:style-name="Normal">#Return: the number of generations it took to solve the expression</text:p>
      <text:p text:style-name="Normal">def run(cnf, debug):</text:p>
      <text:p text:style-name="Normal"><text:s text:c="4"/>t = 0</text:p>
      <text:p text:style-name="Normal"><text:s text:c="4"/>f = 0</text:p>
      <text:p text:style-name="Normal"><text:s text:c="4"/></text:p>
      <text:p text:style-name="Normal"><text:s text:c="4"/>population = generate_population("", t, cnf, debug)</text:p>
      <text:p text:style-name="Normal"><text:s text:c="4"/>population = sorted(population,key = lambda p: p.fitness, reverse = True)</text:p>
      <text:p text:style-name="Normal"><text:s text:c="4"/>if(debug):</text:p>
      <text:p text:style-name="Normal"><text:s text:c="8"/>print("Solving for", cnf.expression)</text:p>
      <text:p text:style-name="Normal"><text:s text:c="4"/>totalFitness = 0</text:p>
      <text:p text:style-name="Normal"><text:s text:c="4"/></text:p>
      <text:p text:style-name="Normal"><text:s text:c="4"/>while True: <text:s text:c="7"/></text:p>
      <text:p text:style-name="Normal"><text:s text:c="8"/>fitnesses = calc_fitnesses(population) <text:s text:c="8"/></text:p>
      <text:p text:style-name="Normal"><text:s text:c="8"/>selection = get_selection(fitnesses, cnf) <text:s text:c="2"/></text:p>
      <text:p text:style-name="Normal"><text:s text:c="8"/></text:p>
      <text:p text:style-name="Normal"><text:s text:c="8"/>#for i in population:</text:p>
      <text:p text:style-name="Normal"><text:s text:c="12"/>#i.displayGenes()</text:p>
      <text:p text:style-name="Normal"><text:s text:c="12"/></text:p>
      <text:p text:style-name="Normal"><text:s text:c="8"/>offspring = create_offspring(selection, t, debug) <text:s text:c="7"/></text:p>
      <text:p text:style-name="Normal"><text:s text:c="8"/>population = replace_population(offspring)</text:p>
      <text:p text:style-name="Normal"><text:s text:c="8"/>fitnessGoal = population[0].fitness</text:p>
      <text:p text:style-name="Normal"><text:s text:c="8"/>if(debug):</text:p>
      <text:p text:style-name="Normal"><text:s text:c="12"/>print("Fitness Goal:", cnf.numClauses, "@Generation", t)</text:p>
      <text:p text:style-name="Normal"><text:s text:c="12"/></text:p>
      <text:p text:style-name="Normal"><text:s text:c="8"/>if(fitnessGoal == cnf.numClauses):</text:p>
      <text:p text:style-name="Normal"><text:s text:c="12"/>winner = population[0]</text:p>
      <text:p text:style-name="Normal"><text:s text:c="12"/>print("====Solved=====\n",cnf.expression,"\n@ GENERATION", t,"with",winner.genes) <text:s text:c="11"/></text:p>
      <text:p text:style-name="Normal"><text:s text:c="12"/>break;</text:p>
      <text:p text:style-name="Normal"><text:s text:c="8"/></text:p>
      <text:p text:style-name="Normal"><text:s text:c="8"/>t += 1</text:p>
      <text:p text:style-name="Normal"><text:s text:c="8"/>if(t &gt;= 1000):</text:p>
      <text:p text:style-name="Normal"><text:s text:c="12"/>break</text:p>
      <text:p text:style-name="Normal"><text:s text:c="8"/></text:p>
      <text:p text:style-name="Normal"><text:s text:c="8"/>#restart loop</text:p>
      <text:p text:style-name="Normal"><text:s text:c="4"/>return t</text:p>
      <text:p text:style-name="Normal"/>
      <text:p text:style-name="Normal">#Function: generate_population</text:p>
      <text:p text:style-name="Normal">#Parameters: <text:s/>id gen cnf debug</text:p>
      <text:p text:style-name="Normal">#Description: id is the unique identifier for this chromosome, gen is the generation this chromosome was created, cnf is the expression to be solved, debug is the boolean for showing print statements. Generates a population based on the number of variables /2.</text:p>
      <text:p text:style-name="Normal">#Return: list of chromosomes</text:p>
      <text:p text:style-name="Normal">#generate a population of Chromosomes</text:p>
      <text:p text:style-name="Normal">#returns a list of Chromosomes</text:p>
      <text:p text:style-name="Normal">def generate_population(id, gen, cnf, debug):</text:p>
      <text:p text:style-name="Normal"><text:s text:c="4"/>pop = []</text:p>
      <text:p text:style-name="Normal"><text:s text:c="4"/>genCount = int(len(cnf.variables) / 2 )</text:p>
      <text:p text:style-name="Normal"><text:s text:c="4"/></text:p>
      <text:p text:style-name="Normal"><text:s text:c="4"/>if (genCount &lt;= 2):</text:p>
      <text:p text:style-name="Normal"><text:s text:c="8"/>if(debug):</text:p>
      <text:p text:style-name="Normal"><text:s text:c="12"/>print("Initial population too low... doubling it")</text:p>
      <text:p text:style-name="Normal"><text:s text:c="8"/>genCount = 4</text:p>
      <text:p text:style-name="Normal"><text:s text:c="8"/></text:p>
      <text:p text:style-name="Normal"><text:s text:c="4"/>for i in range(0, genCount):</text:p>
      <text:p text:style-name="Normal"><text:s text:c="8"/>c = Chromosome(str(id) + str(i), gen, cnf, False, "")</text:p>
      <text:p text:style-name="Normal"><text:s text:c="8"/>pop.append(c) <text:s text:c="3"/></text:p>
      <text:p text:style-name="Normal"><text:s text:c="8"/></text:p>
      <text:p text:style-name="Normal"><text:s text:c="4"/>return pop</text:p>
      <text:p text:style-name="Normal"/>
      <text:p text:style-name="Normal">#Function: calc_fitnesses</text:p>
      <text:p text:style-name="Normal">#Parameters: <text:s/>pop is the list of chromosomes to be evaluated for fitness</text:p>
      <text:p text:style-name="Normal">#Description: evaluates population based on number of correct disjuncts with respect to the expression.</text:p>
      <text:p text:style-name="Normal">#Return: sorted chromosome population by fitness values</text:p>
      <text:p text:style-name="Normal">#calculates the strongest of the population based on fitness</text:p>
      <text:p text:style-name="Normal">#and returns the most fit</text:p>
      <text:p text:style-name="Normal">def calc_fitnesses(pop): <text:s text:c="10"/></text:p>
      <text:p text:style-name="Normal"><text:s text:c="4"/>tf = 0</text:p>
      <text:p text:style-name="Normal"><text:s text:c="4"/>count = 0</text:p>
      <text:p text:style-name="Normal"><text:s text:c="4"/>for i in pop:</text:p>
      <text:p text:style-name="Normal"><text:s text:c="8"/>i.id = str(count)</text:p>
      <text:p text:style-name="Normal"><text:s text:c="8"/>i.evalFitness()</text:p>
      <text:p text:style-name="Normal"><text:s text:c="8"/>tf += i.fitness</text:p>
      <text:p text:style-name="Normal"><text:s text:c="8"/>count += 1</text:p>
      <text:p text:style-name="Normal"><text:s text:c="8"/></text:p>
      <text:p text:style-name="Normal"><text:s text:c="4"/>prev = 0</text:p>
      <text:p text:style-name="Normal"><text:s text:c="4"/>pop = sorted(pop, key = lambda p: p.fitness, reverse = True)</text:p>
      <text:p text:style-name="Normal"><text:s text:c="4"/>for i in pop:</text:p>
      <text:p text:style-name="Normal"><text:s text:c="8"/>i.set_fitness_ratio(tf)</text:p>
      <text:p text:style-name="Normal"><text:s text:c="8"/>i.set_fitness_range(prev)</text:p>
      <text:p text:style-name="Normal"><text:s text:c="8"/>prev = i.maxRange</text:p>
      <text:p text:style-name="Normal"><text:s text:c="4"/>return pop</text:p>
      <text:p text:style-name="Normal"/>
      <text:p text:style-name="Normal">#Function: get_selection</text:p>
      <text:soft-page-break/>
      <text:p text:style-name="Normal">#Parameters: <text:s/>fit cnf</text:p>
      <text:p text:style-name="Normal">#Description: fit is the list of chromosomes after their fitness values have been calculated, cnf is the current expression. <text:s/>Randomly selects members of the population based on their contribution to the overall fitness. This is to ensure more randomness and giving chromosomes with a low initial fitness ratio to be selected</text:p>
      <text:p text:style-name="Normal">#Return: list of selected chromosomes. the size of this list is the same size of the initial population</text:p>
      <text:p text:style-name="Normal">#returns a list of the parents</text:p>
      <text:p text:style-name="Normal">def get_selection(fit, cnf):</text:p>
      <text:p text:style-name="Normal"><text:s text:c="4"/>sel = []<text:s/></text:p>
      <text:p text:style-name="Normal"><text:s text:c="4"/></text:p>
      <text:p text:style-name="Normal"><text:s text:c="4"/>new_gen_size = cnf.numClauses</text:p>
      <text:p text:style-name="Normal"><text:s text:c="4"/>#clamp size to 4</text:p>
      <text:p text:style-name="Normal"><text:s text:c="4"/>if(new_gen_size &lt;= 2):</text:p>
      <text:p text:style-name="Normal"><text:s text:c="8"/>new_gen_size = 4</text:p>
      <text:p text:style-name="Normal"><text:s text:c="4"/></text:p>
      <text:p text:style-name="Normal"><text:s text:c="4"/>for loop in range(0, new_gen_size):</text:p>
      <text:p text:style-name="Normal"><text:s text:c="8"/>rNum = random.randint(0, 100)</text:p>
      <text:p text:style-name="Normal"><text:s text:c="8"/>rNum /= 100 <text:s text:c="7"/></text:p>
      <text:p text:style-name="Normal"><text:s text:c="8"/>#print("Random Selection",loop,"is", rNum) <text:s text:c="7"/></text:p>
      <text:p text:style-name="Normal"><text:s text:c="8"/>for i in fit:</text:p>
      <text:p text:style-name="Normal"><text:s text:c="12"/>if (rNum &gt;= i.minRange and rNum &lt;= i.maxRange):</text:p>
      <text:p text:style-name="Normal"><text:s text:c="16"/>sel.append(i) <text:s text:c="15"/></text:p>
      <text:p text:style-name="Normal"><text:s text:c="16"/>#print("selecting", i.id)</text:p>
      <text:p text:style-name="Normal"><text:s text:c="16"/>break</text:p>
      <text:p text:style-name="Normal"><text:s text:c="12"/></text:p>
      <text:p text:style-name="Normal"><text:s text:c="4"/>return sel</text:p>
      <text:p text:style-name="Normal"/>
      <text:p text:style-name="Normal">#Function: create_offspring</text:p>
      <text:p text:style-name="Normal">#Parameters: <text:s/>selection, t, debug</text:p>
      <text:p text:style-name="Normal">#Description: selection is the randomly selected list, t is the generation count, debug is for printing.<text:s/></text:p>
      <text:p text:style-name="Normal">#Return: list of offspring from resulting crossover and mutation</text:p>
      <text:p text:style-name="Normal">#takes the random selected population and generates offspring from them</text:p>
      <text:p text:style-name="Normal">def create_offspring(selection, t, debug):</text:p>
      <text:p text:style-name="Normal"><text:s text:c="4"/>children = []</text:p>
      <text:p text:style-name="Normal"><text:s text:c="4"/>subchildren = []</text:p>
      <text:p text:style-name="Normal"><text:s text:c="4"/>upperBound = len(selection)</text:p>
      <text:p text:style-name="Normal"><text:s text:c="4"/>if(debug):</text:p>
      <text:p text:style-name="Normal"><text:s text:c="8"/>print("===Selection===")</text:p>
      <text:p text:style-name="Normal"><text:s text:c="4"/>for i in selection:</text:p>
      <text:p text:style-name="Normal"><text:s text:c="8"/>if(debug):</text:p>
      <text:p text:style-name="Normal"><text:s text:c="12"/>i.displayGenes()</text:p>
      <text:p text:style-name="Normal"><text:s text:c="12"/></text:p>
      <text:p text:style-name="Normal"><text:s text:c="4"/>if(len(selection) % 2 == 1):</text:p>
      <text:p text:style-name="Normal"><text:s text:c="8"/>upperBound = len(selection) - 1</text:p>
      <text:p text:style-name="Normal"><text:s text:c="4"/>else:</text:p>
      <text:p text:style-name="Normal"><text:s text:c="8"/>upperBound = len(selection)</text:p>
      <text:p text:style-name="Normal"><text:s text:c="8"/></text:p>
      <text:p text:style-name="Normal"><text:s text:c="4"/>for i in range(0, upperBound, 2): <text:s text:c="7"/></text:p>
      <text:soft-page-break/>
      <text:p text:style-name="Normal"><text:s text:c="8"/>first = i</text:p>
      <text:p text:style-name="Normal"><text:s text:c="8"/>second = i + 1</text:p>
      <text:p text:style-name="Normal"><text:s text:c="8"/>p1 = selection[first] <text:s text:c="15"/></text:p>
      <text:p text:style-name="Normal"><text:s text:c="8"/>p2 = selection[second]</text:p>
      <text:p text:style-name="Normal"><text:s text:c="8"/></text:p>
      <text:p text:style-name="Normal"><text:s text:c="8"/>parents = [(p1), (p2)]</text:p>
      <text:p text:style-name="Normal"><text:s text:c="8"/>if(debug):</text:p>
      <text:p text:style-name="Normal"><text:s text:c="12"/>print("====Parents====")</text:p>
      <text:p text:style-name="Normal"><text:s text:c="8"/>for i in parents:</text:p>
      <text:p text:style-name="Normal"><text:s text:c="12"/>if(debug):</text:p>
      <text:p text:style-name="Normal"><text:s text:c="16"/>i.displayGenes()</text:p>
      <text:p text:style-name="Normal"><text:s text:c="12"/></text:p>
      <text:p text:style-name="Normal"><text:s text:c="8"/>geneLength = len(p1.genes)</text:p>
      <text:p text:style-name="Normal"><text:s text:c="4"/></text:p>
      <text:p text:style-name="Normal"><text:s text:c="8"/>crossoverPoint = random.randint(0, geneLength)</text:p>
      <text:p text:style-name="Normal"><text:s text:c="8"/>if(debug):</text:p>
      <text:p text:style-name="Normal"><text:s text:c="12"/>print("crossover @", crossoverPoint)</text:p>
      <text:p text:style-name="Normal"><text:s text:c="8"/></text:p>
      <text:p text:style-name="Normal"><text:s text:c="8"/>subchildren = crossover(t, p1, p2, crossoverPoint, debug)</text:p>
      <text:p text:style-name="Normal"><text:s text:c="8"/></text:p>
      <text:p text:style-name="Normal"><text:s text:c="8"/>for i in subchildren:</text:p>
      <text:p text:style-name="Normal"><text:s text:c="12"/>if(debug):</text:p>
      <text:p text:style-name="Normal"><text:s text:c="16"/>i.displayGenes()</text:p>
      <text:p text:style-name="Normal"><text:s text:c="12"/>children.append(i)</text:p>
      <text:p text:style-name="Normal"><text:s text:c="8"/>subchildren = []</text:p>
      <text:p text:style-name="Normal"><text:s text:c="4"/>if(debug):</text:p>
      <text:p text:style-name="Normal"><text:s text:c="8"/>print("====SELECTION====")</text:p>
      <text:p text:style-name="Normal"><text:s text:c="8"/>for i in selection:</text:p>
      <text:p text:style-name="Normal"><text:s text:c="12"/>i.displayGenes()</text:p>
      <text:p text:style-name="Normal"><text:s text:c="12"/></text:p>
      <text:p text:style-name="Normal"><text:s text:c="8"/>print("====CHILDREN====")</text:p>
      <text:p text:style-name="Normal"><text:s text:c="8"/>for i in children:</text:p>
      <text:p text:style-name="Normal"><text:s text:c="12"/>i.displayGenes()</text:p>
      <text:p text:style-name="Normal"><text:s text:c="12"/></text:p>
      <text:p text:style-name="Normal"><text:s text:c="4"/>return children</text:p>
      <text:p text:style-name="Normal"/>
      <text:p text:style-name="Normal">#Function: crossover</text:p>
      <text:p text:style-name="Normal">#Parameters: <text:s/>t, dad, mom, randNum, debug</text:p>
      <text:p text:style-name="Normal">#Description: t is the generation, dad is the chromosome that will crossover with mom, randNum is for the random crossover point, debug is for printing. Generate a random number then use that number as a crossover point to perform crossover. for example: random = 2 dad = 0011 mom = 1100 the resulting children will be 0000 and 1111.</text:p>
      <text:p text:style-name="Normal">#Return: list of two chromosomes from resulting crossover operations</text:p>
      <text:p text:style-name="Normal">#does a crossover on two Chromosomes</text:p>
      <text:p text:style-name="Normal">#return a list of two Chromosomes containing the result of crossover</text:p>
      <text:p text:style-name="Normal">def crossover(t, dad, mom, randNum, debug):</text:p>
      <text:p text:style-name="Normal"><text:s text:c="4"/>dadPt1, dadPt2, momPt1, momPt2 = ("",) *4</text:p>
      <text:p text:style-name="Normal"/>
      <text:soft-page-break/>
      <text:p text:style-name="Normal"><text:s text:c="4"/>dadGenes = dad.genes</text:p>
      <text:p text:style-name="Normal"><text:s text:c="4"/>momGenes = mom.genes</text:p>
      <text:p text:style-name="Normal"/>
      <text:p text:style-name="Normal"><text:s text:c="4"/>for i in range(0, randNum):</text:p>
      <text:p text:style-name="Normal"><text:s text:c="8"/>dadPt1 += dadGenes[i]</text:p>
      <text:p text:style-name="Normal"><text:s text:c="8"/>momPt1 += momGenes[i]</text:p>
      <text:p text:style-name="Normal"><text:s text:c="8"/></text:p>
      <text:p text:style-name="Normal"><text:s text:c="4"/>for i in range(randNum, len(dadGenes)):</text:p>
      <text:p text:style-name="Normal"><text:s text:c="8"/>dadPt2 += dadGenes[i]</text:p>
      <text:p text:style-name="Normal"><text:s text:c="8"/>momPt2 += momGenes[i]</text:p>
      <text:p text:style-name="Normal"/>
      <text:p text:style-name="Normal"><text:s text:c="4"/>child1 = Chromosome("child1", t, dad.cnf, False, dadPt1 + momPt2)</text:p>
      <text:p text:style-name="Normal"><text:s text:c="4"/>child2 = Chromosome("child2", t, dad.cnf, False, momPt1 + dadPt2)</text:p>
      <text:p text:style-name="Normal"><text:s text:c="4"/>if(child1.genes == child2.genes and (t % 3) == 0):</text:p>
      <text:p text:style-name="Normal"><text:s text:c="8"/>child1.genes = mutate(child1, debug)</text:p>
      <text:p text:style-name="Normal"><text:s text:c="8"/></text:p>
      <text:p text:style-name="Normal"><text:s text:c="4"/>children = [(child1), (child2)]</text:p>
      <text:p text:style-name="Normal"><text:s text:c="4"/></text:p>
      <text:p text:style-name="Normal"><text:s text:c="4"/>for i in children:</text:p>
      <text:p text:style-name="Normal"><text:s text:c="8"/>i.evalFitness()</text:p>
      <text:p text:style-name="Normal"><text:s text:c="4"/></text:p>
      <text:p text:style-name="Normal"><text:s text:c="4"/>return children</text:p>
      <text:p text:style-name="Normal"/>
      <text:p text:style-name="Normal">#Function: replace_population</text:p>
      <text:p text:style-name="Normal">#Parameters: <text:s/>offspring</text:p>
      <text:p text:style-name="Normal">#Description: sorts the offspring by fitness value. This can be taken out but was left in for program integrity</text:p>
      <text:p text:style-name="Normal">#Return: sorted offspring by fitness values</text:p>
      <text:p text:style-name="Normal">def replace_population(offspring):</text:p>
      <text:p text:style-name="Normal"><text:s text:c="4"/>#return sorted list based on fitness</text:p>
      <text:p text:style-name="Normal"><text:s text:c="4"/>#the first element of this list will be checked by fitness</text:p>
      <text:p text:style-name="Normal"><text:s text:c="4"/>#if it is the num clauses we have an answer</text:p>
      <text:p text:style-name="Normal"><text:s text:c="4"/>return sorted(offspring, key = lambda p: p.fitness, reverse = True)</text:p>
      <text:p text:style-name="Normal"/>
      <text:p text:style-name="Normal">#Function: mutate</text:p>
      <text:p text:style-name="Normal">#Parameters: child debug</text:p>
      <text:p text:style-name="Normal">#Description: selects a random point in a chromosomes gene and flips it.<text:s/></text:p>
      <text:p text:style-name="Normal">#Return: gene with bit flipped</text:p>
      <text:p text:style-name="Normal">def mutate(child, debug):</text:p>
      <text:p text:style-name="Normal"><text:s text:c="4"/>genes = list(child.genes)</text:p>
      <text:p text:style-name="Normal"><text:s text:c="4"/>mutatePoint = random.randint(0, len(child.genes) - 1) <text:s text:c="3"/></text:p>
      <text:p text:style-name="Normal"><text:s text:c="4"/>if(debug):</text:p>
      <text:p text:style-name="Normal"><text:s text:c="8"/>print("mutate point = ", mutatePoint, " length of genes =", len(child.genes))</text:p>
      <text:p text:style-name="Normal"><text:s text:c="4"/>if(genes[mutatePoint] == "1"):</text:p>
      <text:p text:style-name="Normal"><text:s text:c="8"/>genes[mutatePoint] = "0"</text:p>
      <text:p text:style-name="Normal"><text:s text:c="4"/>else:</text:p>
      <text:p text:style-name="Normal"><text:s text:c="8"/>genes[mutatePoint] = "1"</text:p>
      <text:p text:style-name="Normal"><text:s text:c="8"/></text:p>
      <text:soft-page-break/>
      <text:p text:style-name="Normal"><text:s text:c="4"/>return "".join(genes)</text:p>
      <text:p text:style-name="Normal"/>
      <text:p text:style-name="Normal">#Function: test_crossover</text:p>
      <text:p text:style-name="Normal">#Parameters: <text:s/>n/a</text:p>
      <text:p text:style-name="Normal">#Description: solo function to test the crossover functionality</text:p>
      <text:p text:style-name="Normal">#Return: n/a</text:p>
      <text:p text:style-name="Normal">def test_crossover():</text:p>
      <text:p text:style-name="Normal"><text:s text:c="4"/>cnf = CNF("(a * b) + (c * d)")</text:p>
      <text:p text:style-name="Normal"><text:s text:c="4"/>dad = Chromosome(1, 0, cnf, True, "")</text:p>
      <text:p text:style-name="Normal"><text:s text:c="4"/>mom = Chromosome(2, 0, cnf, True, "")</text:p>
      <text:p text:style-name="Normal"><text:s text:c="4"/>parents = [(dad), (mom)]</text:p>
      <text:p text:style-name="Normal"><text:s text:c="4"/>children = crossover(0,dad, mom, 2, debug)</text:p>
      <text:p text:style-name="Normal"><text:s text:c="4"/>for i in parents:</text:p>
      <text:p text:style-name="Normal"><text:s text:c="8"/>print(i.genes)</text:p>
      <text:p text:style-name="Normal"/>
      <text:p text:style-name="Normal"><text:s text:c="4"/>for i in children:</text:p>
      <text:p text:style-name="Normal"><text:s text:c="8"/>print(i.genes)</text:p>
      <text:p text:style-name="Normal"><text:s text:c="8"/></text:p>
      <text:p text:style-name="Normal">#Function: test_offspring</text:p>
      <text:p text:style-name="Normal">#Parameters: <text:s/>n/a</text:p>
      <text:p text:style-name="Normal">#Description: solo function to test the offspring functionality</text:p>
      <text:p text:style-name="Normal">#Return: n/a</text:p>
      <text:p text:style-name="Normal">def test_offspring():</text:p>
      <text:p text:style-name="Normal"><text:s text:c="4"/>cnf1 = CNF("(a * b) + (c * d) + (e * f)")</text:p>
      <text:p text:style-name="Normal"><text:s text:c="4"/>dad = Chromosome(1, 0, "(a * b) + (c * d) + (e * f)", True, "")</text:p>
      <text:p text:style-name="Normal"><text:s text:c="4"/>mom = Chromosome(2, 0, "(a * b) + (c * d) + (e * f)", True, "")</text:p>
      <text:p text:style-name="Normal"><text:s text:c="4"/>parents = [(dad), (mom)]</text:p>
      <text:p text:style-name="Normal"><text:s text:c="4"/>offspring = create_offspring(parents)</text:p>
      <text:p text:style-name="Normal"/>
      <text:p text:style-name="Normal">#Function: test_cnf</text:p>
      <text:p text:style-name="Normal">#Parameters: n/a <text:s/></text:p>
      <text:p text:style-name="Normal">#Description: solo function to test the cnf functionality</text:p>
      <text:p text:style-name="Normal">#Return: n/a</text:p>
      <text:p text:style-name="Normal">def test_cnf():</text:p>
      <text:p text:style-name="Normal"><text:s text:c="4"/>cnf = CNF("(a * b) + (c * d) + (e * f)")</text:p>
      <text:p text:style-name="Normal"><text:s text:c="4"/>cnf.display()</text:p>
      <text:p text:style-name="Normal"/>
      <text:p text:style-name="Normal">#Function: test_chromosome</text:p>
      <text:p text:style-name="Normal">#Parameters: n/a <text:s/></text:p>
      <text:p text:style-name="Normal">#Description: solo function to test the chromosome functionality</text:p>
      <text:p text:style-name="Normal">#Return: n/a</text:p>
      <text:p text:style-name="Normal">def test_chromosome():</text:p>
      <text:p text:style-name="Normal"><text:s text:c="4"/>cnf = CNF("(a * b) + (c * d) + (e * f)")</text:p>
      <text:p text:style-name="Normal"><text:s text:c="4"/>chro = Chromosome(1, 0, cnf, 0, "")</text:p>
      <text:p text:style-name="Normal"><text:s text:c="4"/>chro.display()</text:p>
      <text:p text:style-name="Normal"/>
      <text:p text:style-name="Normal">#Function: test_replace</text:p>
      <text:p text:style-name="Normal">#Parameters: n/a <text:s/></text:p>
      <text:soft-page-break/>
      <text:p text:style-name="Normal">#Description: solo function to test the replace functionality</text:p>
      <text:p text:style-name="Normal">#Return: n/a</text:p>
      <text:p text:style-name="Normal">def test_replace():</text:p>
      <text:p text:style-name="Normal"><text:s text:c="4"/>cnf = CNF("(a * b) + (c * d) + (e * f)")</text:p>
      <text:p text:style-name="Normal"><text:s text:c="4"/>#cnf = CNF("(!a * b) + (c * d) + (e * !f) + (g * h) + (i * j) + (k * l) + (m * n) + (o * p) + (q * r) + (s * t) + (u * v) + (w * x) + (y * z)")</text:p>
      <text:p text:style-name="Normal"><text:s text:c="4"/>pop = generate_population("initial ", 0, cnf)</text:p>
      <text:p text:style-name="Normal"><text:s text:c="4"/>#for i in pop:</text:p>
      <text:p text:style-name="Normal"><text:s text:c="8"/>#i.display()</text:p>
      <text:p text:style-name="Normal"><text:s text:c="4"/>#manual parent set</text:p>
      <text:p text:style-name="Normal"><text:s text:c="4"/>pop[0].setElite()</text:p>
      <text:p text:style-name="Normal"><text:s text:c="4"/>pop[1].setElite()</text:p>
      <text:p text:style-name="Normal"><text:s text:c="4"/>#manual add</text:p>
      <text:p text:style-name="Normal"><text:s text:c="4"/>child1 = Chromosome("child " + str(1), 0,cnf, False, '101111')</text:p>
      <text:p text:style-name="Normal"><text:s text:c="4"/>child2 = Chromosome("child " + str(2), 0,cnf, False, '000001')</text:p>
      <text:p text:style-name="Normal"><text:s text:c="4"/>children = [(child1), (child2)]</text:p>
      <text:p text:style-name="Normal"><text:s text:c="4"/>#for i in children:</text:p>
      <text:p text:style-name="Normal"><text:s text:c="8"/>#i.display()</text:p>
      <text:p text:style-name="Normal"><text:s text:c="4"/>replace_population(pop, children)</text:p>
      <text:p text:style-name="Normal"><text:s text:c="4"/></text:p>
      <text:p text:style-name="Normal"><text:s text:c="4"/></text:p>
      <text:p text:style-name="Normal">#test_crossover()</text:p>
      <text:p text:style-name="Normal">#test_offspring()</text:p>
      <text:p text:style-name="Normal">#end test crossover</text:p>
      <text:p text:style-name="Normal">#test_cnf()</text:p>
      <text:p text:style-name="Normal">#test_chromosome()</text:p>
      <text:p text:style-name="Normal">#test_replace()</text:p>
      <text:p text:style-name="Normal"/>
      <text:p text:style-name="P734"/>
      <text:p text:style-name="P735"/>
      <text:p text:style-name="P736"/>
      <text:p text:style-name="P737"/>
      <text:p text:style-name="P738"/>
      <text:p text:style-name="P739"><text:s text:c="8"/></text:p>
      <text:p text:style-name="P740"><text:s text:c="4"/></text:p>
      <text:p text:style-name="P741"><text:s text:c="4"/></text:p>
      <text:p text:style-name="Normal"><text:span text:style-name="T742">IV.0: Verification and Validation Documentation</text:span></text:p>
      <text:p text:style-name="P743">IV.1: Test Plan</text:p>
      <text:p text:style-name="P744">Test plan includes the following cnf expressions included in the Expressions.txt file</text:p>
      <text:p text:style-name="P745"/>
      <text:p text:style-name="P746">Tests for functionality</text:p>
      <text:p text:style-name="Normal"><text:span text:style-name="T747">Test case:</text:span><text:span text:style-name="T748"><text:s/>Simple functionality<text:s/></text:span></text:p>
      <text:p text:style-name="Normal"><text:span text:style-name="T749">Results:</text:span><text:span text:style-name="T750"><text:s/>All pass</text:span></text:p>
      <text:p text:style-name="Normal">(!a * c) + (!a*c*!e)+(!b*c*d*!e)+(a*!b*c)+(!e*f) result:<text:s/></text:p>
      <text:p text:style-name="Normal">(a * b) + (c * d) + (e * f) + (g * h)</text:p>
      <text:soft-page-break/>
      <text:p text:style-name="Normal">(!a * b) + (c * d) + (e * !f) + (g * h)</text:p>
      <text:p text:style-name="Normal">(r * b) + (c * d) + (c * a * !b * b * c * z)</text:p>
      <text:p text:style-name="Normal">(a * b * c) + (c * d * e)</text:p>
      <text:p text:style-name="Normal">(f * g * k) + (n * m)</text:p>
      <text:p text:style-name="Normal">(q * z * l * v) + (z * k * r) + (m * n * f) + (b * r * t)</text:p>
      <text:p text:style-name="P751">(!a * b) + (c * d) + (e * !f) + (g * h) + (i * j) + (k * l) + (m * n) + (o * p) + (q * r) + (s * t) + (u * v) + (w * x) + (y * z)</text:p>
      <text:p text:style-name="P752">(!a * b * !c) + (c * d * !e * !g * !m) + (e * f) + (g * h) + (a * !g * !f) + (e * f * g * k * r) + (!e * a * b)<text:s/>(a * b) + (c * d)</text:p>
      <text:p text:style-name="P753"/>
      <text:p text:style-name="P754">Tests with Expected results</text:p>
      <text:p text:style-name="P755">Test case: All values must evaluate to true</text:p>
      <text:p text:style-name="Normal">(a) +(b) +(c) +(d) +(e) +(f) +(g) +(h) +(i) +(j) <text:s/>+(k) +(l) +(m)+ (n)+ (o)+(p) +(q) +(r) +(s)+(t)+(u)+(v)+(w)+(x)+(y)+(z)<text:s/></text:p>
      <text:p text:style-name="P756">Expected: 11111111111111111111111111</text:p>
      <text:p text:style-name="P757">Result: 11111111111111111111111111</text:p>
      <text:p text:style-name="P758">Test case first half of cnf must evaluate to true</text:p>
      <text:p text:style-name="Normal">(a) +(b) +(c) +(d) +(e) +(f) +(g) +(h) +(i) +(j) +(!k) +(!l) +(!m)+ (!n)+ (!o)+(!p) +(!q) +(!r) +(!s)+(!t)+(!u)+(!v)+(!w)+(!x)+(!y)+(!z<text:span text:style-name="T759">)<text:s/></text:span></text:p>
      <text:p text:style-name="Normal"><text:span text:style-name="T760">Expected: 11111111111101100010101011</text:span></text:p>
      <text:p text:style-name="Normal"><text:span text:style-name="T761">Result</text:span><text:span text:style-name="T762">:</text:span><text:span text:style-name="T763"><text:s/>11111111111101100010101011</text:span></text:p>
      <text:p text:style-name="P764"/>
      <text:p text:style-name="P765"/>
      <text:p text:style-name="P766">Results:</text:p>
      <text:p text:style-name="Normal">====Solved=====</text:p>
      <text:p text:style-name="Normal"><text:s/>(!a*c)+(!a*c*!e)+(!b*c*d*!e)+(a*!b*c)+(!e*f)</text:p>
      <text:p text:style-name="Normal">@ GENERATION 0 with 100110</text:p>
      <text:p text:style-name="Normal">====Solved=====</text:p>
      <text:p text:style-name="Normal"><text:s/>(a*b)+(c*d)+(e*f)+(g*h)</text:p>
      <text:p text:style-name="Normal">@ GENERATION 0 with 01111010</text:p>
      <text:p text:style-name="Normal">====Solved=====</text:p>
      <text:p text:style-name="Normal"><text:s/>(!a*b)+(c*d)+(e*!f)+(g*h)</text:p>
      <text:p text:style-name="Normal">@ GENERATION 0 with 10110001</text:p>
      <text:p text:style-name="Normal">====Solved=====</text:p>
      <text:p text:style-name="Normal"><text:s/>(r*b)+(c*d)+(c*a*!b*b*c*z)</text:p>
      <text:p text:style-name="Normal">@ GENERATION 4 with 011011</text:p>
      <text:p text:style-name="Normal">====Solved=====</text:p>
      <text:p text:style-name="Normal"><text:s/>(a*b*c)+(c*d*e)</text:p>
      <text:p text:style-name="Normal">@ GENERATION 0 with 10111</text:p>
      <text:p text:style-name="Normal">====Solved=====</text:p>
      <text:p text:style-name="Normal"><text:s/>(f*g*k)+(n*m)</text:p>
      <text:p text:style-name="Normal">@ GENERATION 0 with 10001</text:p>
      <text:p text:style-name="Normal">====Solved=====</text:p>
      <text:p text:style-name="Normal"><text:s/>(q*z*l*v)+(z*k*r)+(m*n*f)+(b*r*t)</text:p>
      <text:p text:style-name="Normal">@ GENERATION 0 with 01100111101</text:p>
      <text:p text:style-name="Normal">====Solved=====</text:p>
      <text:p text:style-name="Normal"><text:s/>(!a*b)+(c*d)+(e*!f)+(g*h)+(i*j)+(k*l)+(m*n)+(o*p)+(q*r)+(s*t)+(u*v)+(w*x)+(y*z)</text:p>
      <text:p text:style-name="Normal"/>
      <text:p text:style-name="Normal">@ GENERATION 9 with 10111110101011101001011111</text:p>
      <text:soft-page-break/>
      <text:p text:style-name="Normal">====Solved=====</text:p>
      <text:p text:style-name="Normal"><text:s/>(!a*b*!c)+(c*d*!e*!g*!m)+(e*f)+(g*h)+(a*!g*!f)+(e*f*g*k*r)+(!e*a*b)</text:p>
      <text:p text:style-name="Normal">@ GENERATION 0 with 00110111000</text:p>
      <text:p text:style-name="Normal">====Solved=====</text:p>
      <text:p text:style-name="Normal"><text:s/>(a*b)+(c*d)</text:p>
      <text:p text:style-name="Normal">@ GENERATION 0 with 1110</text:p>
      <text:p text:style-name="Normal"/>
      <text:p text:style-name="Normal">@ GENERATION 148 with 11111111111101100010101011</text:p>
      <text:p text:style-name="Normal">====Solved=====</text:p>
      <text:p text:style-name="Normal"><text:s/>(a)+(b)+(c)+(d)+(e)+(f)+(g)+(h)+(i)+(j)+(k)+(l)+(m</text:p>
      <text:p text:style-name="Normal">+(u)+(v)+(w)+(x)+(y)+(z)</text:p>
      <text:p text:style-name="Normal">@ GENERATION 849 with 11111111111111111111111111</text:p>
      <text:p text:style-name="Normal">Observations: Most cnfs were solved within the first generation. This is due to the nature of the test cases.</text:p>
      <text:p text:style-name="Normal"/>
      <text:p text:style-name="P767">IV.2: Operating Directions</text:p>
      <text:p text:style-name="Normal"><text:span text:style-name="T768">To run this program navigate to the directory that is extracted to and type python driver.py<text:s/></text:span></text:p>
      <text:p text:style-name="P769"/>
      <text:p text:style-name="P7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Matthew Williamson</dc:creator>
    <meta:creation-date>2015-03-18T00:09:00Z</meta:creation-date>
    <dc:date>2015-03-18T06:01:00Z</dc:date>
    <meta:template xlink:href="Normal.dotm" xlink:type="simple"/>
    <meta:editing-cycles>47</meta:editing-cycles>
    <meta:editing-duration>PT21120S</meta:editing-duration>
    <meta:document-statistic meta:page-count="23" meta:paragraph-count="73" meta:word-count="5489" meta:character-count="36707" meta:row-count="260" meta:non-whitespace-character-count="31291"/>
  </office:meta>
</office:document-meta>
</file>